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27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1.1839in"/>
    </style:style>
    <style:style style:name="co6" style:family="table-column">
      <style:table-column-properties fo:break-before="auto" style:column-width="1.6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ndOrderPolynomial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f(r) = C0*R0+C1*R1+C2*R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office:value-type="string">
            <text:p><text:s/>= C0</text:p>
          </table:table-cell>
          <table:table-cell table:number-columns-repeated="4"/>
          <table:table-cell office:value-type="float" office:value="1.14">
            <text:p>1.14</text:p>
          </table:table-cell>
          <table:table-cell table:style-name="ce2" office:value-type="string">
            <text:p><text:s/>= C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float" office:value="2">
            <text:p>2.00</text:p>
          </table:table-cell>
          <table:table-cell office:value-type="string">
            <text:p><text:s/>= C1</text:p>
          </table:table-cell>
          <table:table-cell table:number-columns-repeated="4"/>
          <table:table-cell office:value-type="float" office:value="1.98">
            <text:p>1.98</text:p>
          </table:table-cell>
          <table:table-cell table:style-name="ce2" office:value-type="string">
            <text:p><text:s/>= C1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float" office:value="3">
            <text:p>3.00</text:p>
          </table:table-cell>
          <table:table-cell office:value-type="string">
            <text:p><text:s/>= C2</text:p>
          </table:table-cell>
          <table:table-cell table:number-columns-repeated="4"/>
          <table:table-cell office:value-type="float" office:value="3">
            <text:p>3.00</text:p>
          </table:table-cell>
          <table:table-cell table:style-name="ce2" office:value-type="string">
            <text:p><text:s/>= C2</text:p>
          </table:table-cell>
          <table:table-cell office:value-type="float" office:value="3.5">
            <text:p>3.50</text:p>
          </table:table-cell>
          <table:table-cell office:value-type="string">
            <text:p>C'' for O(N^2)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1">
            <text:p>1.00</text:p>
          </table:table-cell>
          <table:table-cell office:value-type="string">
            <text:p><text:s/>= Noise Magnitud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/>
          <table:table-cell office:value-type="string">
            <text:p>f 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N</text:p>
          </table:table-cell>
          <table:table-cell office:value-type="string">
            <text:p>X^0</text:p>
          </table:table-cell>
          <table:table-cell office:value-type="string">
            <text:p>X</text:p>
          </table:table-cell>
          <table:table-cell office:value-type="string">
            <text:p>X^2</text:p>
          </table:table-cell>
          <table:table-cell office:value-type="string">
            <text:p>Noise</text:p>
          </table:table-cell>
          <table:table-cell office:value-type="string">
            <text:p>Function</text:p>
          </table:table-cell>
          <table:table-cell table:number-columns-repeated="2"/>
          <table:table-cell office:value-type="string">
            <text:p>Curve Fit</text:p>
          </table:table-cell>
          <table:table-cell office:value-type="string">
            <text:p>Big O C''(N^2)</text:p>
          </table:table-cell>
          <table:table-cell office:value-type="string">
            <text:p>Big O – Simulated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>
            <text:p>1.00</text:p>
          </table:table-cell>
          <table:table-cell table:formula="of:=[.G12]^0" office:value-type="float" office:value="1">
            <text:p>1.00</text:p>
          </table:table-cell>
          <table:table-cell office:value-type="float" office:value="0.25">
            <text:p>0.25</text:p>
          </table:table-cell>
          <table:table-cell table:formula="of:=[.G12]*[.G12]" office:value-type="float" office:value="0.0625">
            <text:p>0.06</text:p>
          </table:table-cell>
          <table:table-cell table:formula="of:=(RAND()*2-1)*[.$G$7]" office:value-type="float" office:value="-0.0869077453389764">
            <text:p>-0.09</text:p>
          </table:table-cell>
          <table:table-cell table:formula="of:=[.$G$4]*[.F12]+[.$G$5]*[.G12]+[.$G$6]*[.H12]+[.I12]" office:value-type="float" office:value="1.60059225466102">
            <text:p>1.60</text:p>
          </table:table-cell>
          <table:table-cell table:number-columns-repeated="2"/>
          <table:table-cell table:formula="of:=[.$M$4]*[.F12]+[.$M$5]*[.G12]+[.$M$6]*[.H12]+[.I12]" office:value-type="float" office:value="1.73559225466102">
            <text:p>1.74</text:p>
          </table:table-cell>
          <table:table-cell table:formula="of:=[.H12] * [.$O$6]" office:value-type="float" office:value="0.21875">
            <text:p>0.22</text:p>
          </table:table-cell>
          <table:table-cell table:formula="of:=[.M12] * -1" office:value-type="float" office:value="-1.73559225466102">
            <text:p>-1.7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">
            <text:p>2.00</text:p>
          </table:table-cell>
          <table:table-cell table:formula="of:=[.G13]^0"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formula="of:=[.G13]*[.G13]" office:value-type="float" office:value="0.25">
            <text:p>0.25</text:p>
          </table:table-cell>
          <table:table-cell table:formula="of:=(RAND()*2-1)*[.$G$7]" office:value-type="float" office:value="-0.783449020236731">
            <text:p>-0.78</text:p>
          </table:table-cell>
          <table:table-cell table:formula="of:=[.$G$4]*[.F13]+[.$G$5]*[.G13]+[.$G$6]*[.H13]+[.I13]" office:value-type="float" office:value="1.96655097976327">
            <text:p>1.97</text:p>
          </table:table-cell>
          <table:table-cell table:number-columns-repeated="2"/>
          <table:table-cell table:formula="of:=[.$M$4]*[.F13]+[.$M$5]*[.G13]+[.$M$6]*[.H13]+[.I13]" office:value-type="float" office:value="2.09655097976327">
            <text:p>2.10</text:p>
          </table:table-cell>
          <table:table-cell table:formula="of:=[.H13] * [.$O$6]" office:value-type="float" office:value="0.875">
            <text:p>0.88</text:p>
          </table:table-cell>
          <table:table-cell table:formula="of:=[.M13] * -1" office:value-type="float" office:value="-2.09655097976327">
            <text:p>-2.1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">
            <text:p>3.00</text:p>
          </table:table-cell>
          <table:table-cell table:formula="of:=[.G14]^0"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formula="of:=[.G14]*[.G14]" office:value-type="float" office:value="0.5625">
            <text:p>0.56</text:p>
          </table:table-cell>
          <table:table-cell table:formula="of:=(RAND()*2-1)*[.$G$7]" office:value-type="float" office:value="-0.902188322972506">
            <text:p>-0.90</text:p>
          </table:table-cell>
          <table:table-cell table:formula="of:=[.$G$4]*[.F14]+[.$G$5]*[.G14]+[.$G$6]*[.H14]+[.I14]" office:value-type="float" office:value="3.28531167702749">
            <text:p>3.29</text:p>
          </table:table-cell>
          <table:table-cell table:number-columns-repeated="2"/>
          <table:table-cell table:formula="of:=[.$M$4]*[.F14]+[.$M$5]*[.G14]+[.$M$6]*[.H14]+[.I14]" office:value-type="float" office:value="3.41031167702749">
            <text:p>3.41</text:p>
          </table:table-cell>
          <table:table-cell table:formula="of:=[.H14] * [.$O$6]" office:value-type="float" office:value="1.96875">
            <text:p>1.97</text:p>
          </table:table-cell>
          <table:table-cell table:formula="of:=[.M14] * -1" office:value-type="float" office:value="-3.41031167702749">
            <text:p>-3.4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">
            <text:p>4.00</text:p>
          </table:table-cell>
          <table:table-cell table:formula="of:=[.G15]^0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[.G15]*[.G15]" office:value-type="float" office:value="1">
            <text:p>1.00</text:p>
          </table:table-cell>
          <table:table-cell table:formula="of:=(RAND()*2-1)*[.$G$7]" office:value-type="float" office:value="0.473492075223476">
            <text:p>0.47</text:p>
          </table:table-cell>
          <table:table-cell table:formula="of:=[.$G$4]*[.F15]+[.$G$5]*[.G15]+[.$G$6]*[.H15]+[.I15]" office:value-type="float" office:value="6.47349207522348">
            <text:p>6.47</text:p>
          </table:table-cell>
          <table:table-cell table:number-columns-repeated="2"/>
          <table:table-cell table:formula="of:=[.$M$4]*[.F15]+[.$M$5]*[.G15]+[.$M$6]*[.H15]+[.I15]" office:value-type="float" office:value="6.59349207522348">
            <text:p>6.59</text:p>
          </table:table-cell>
          <table:table-cell table:formula="of:=[.H15] * [.$O$6]" office:value-type="float" office:value="3.5">
            <text:p>3.50</text:p>
          </table:table-cell>
          <table:table-cell table:formula="of:=[.M15] * -1" office:value-type="float" office:value="-6.59349207522348">
            <text:p>-6.5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5">
            <text:p>5.00</text:p>
          </table:table-cell>
          <table:table-cell table:formula="of:=[.G16]^0" office:value-type="float" office:value="1">
            <text:p>1.00</text:p>
          </table:table-cell>
          <table:table-cell office:value-type="float" office:value="1.25">
            <text:p>1.25</text:p>
          </table:table-cell>
          <table:table-cell table:formula="of:=[.G16]*[.G16]" office:value-type="float" office:value="1.5625">
            <text:p>1.56</text:p>
          </table:table-cell>
          <table:table-cell table:formula="of:=(RAND()*2-1)*[.$G$7]" office:value-type="float" office:value="0.0449317754246295">
            <text:p>0.04</text:p>
          </table:table-cell>
          <table:table-cell table:formula="of:=[.$G$4]*[.F16]+[.$G$5]*[.G16]+[.$G$6]*[.H16]+[.I16]" office:value-type="float" office:value="8.23243177542463">
            <text:p>8.23</text:p>
          </table:table-cell>
          <table:table-cell table:number-columns-repeated="2"/>
          <table:table-cell table:formula="of:=[.$M$4]*[.F16]+[.$M$5]*[.G16]+[.$M$6]*[.H16]+[.I16]" office:value-type="float" office:value="8.34743177542463">
            <text:p>8.35</text:p>
          </table:table-cell>
          <table:table-cell table:formula="of:=[.H16] * [.$O$6]" office:value-type="float" office:value="5.46875">
            <text:p>5.47</text:p>
          </table:table-cell>
          <table:table-cell table:formula="of:=[.M16] * -1" office:value-type="float" office:value="-8.34743177542463">
            <text:p>-8.3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6">
            <text:p>6.00</text:p>
          </table:table-cell>
          <table:table-cell table:formula="of:=[.G17]^0" office:value-type="float" office:value="1">
            <text:p>1.00</text:p>
          </table:table-cell>
          <table:table-cell office:value-type="float" office:value="1.5">
            <text:p>1.50</text:p>
          </table:table-cell>
          <table:table-cell table:formula="of:=[.G17]*[.G17]" office:value-type="float" office:value="2.25">
            <text:p>2.25</text:p>
          </table:table-cell>
          <table:table-cell table:formula="of:=(RAND()*2-1)*[.$G$7]" office:value-type="float" office:value="-0.907039143610746">
            <text:p>-0.91</text:p>
          </table:table-cell>
          <table:table-cell table:formula="of:=[.$G$4]*[.F17]+[.$G$5]*[.G17]+[.$G$6]*[.H17]+[.I17]" office:value-type="float" office:value="9.84296085638925">
            <text:p>9.84</text:p>
          </table:table-cell>
          <table:table-cell table:number-columns-repeated="2"/>
          <table:table-cell table:formula="of:=[.$M$4]*[.F17]+[.$M$5]*[.G17]+[.$M$6]*[.H17]+[.I17]" office:value-type="float" office:value="9.95296085638925">
            <text:p>9.95</text:p>
          </table:table-cell>
          <table:table-cell table:formula="of:=[.H17] * [.$O$6]" office:value-type="float" office:value="7.875">
            <text:p>7.88</text:p>
          </table:table-cell>
          <table:table-cell table:formula="of:=[.M17] * -1" office:value-type="float" office:value="-9.95296085638925">
            <text:p>-9.9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7">
            <text:p>7.00</text:p>
          </table:table-cell>
          <table:table-cell table:formula="of:=[.G18]^0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formula="of:=[.G18]*[.G18]" office:value-type="float" office:value="3.0625">
            <text:p>3.06</text:p>
          </table:table-cell>
          <table:table-cell table:formula="of:=(RAND()*2-1)*[.$G$7]" office:value-type="float" office:value="0.807992567308247">
            <text:p>0.81</text:p>
          </table:table-cell>
          <table:table-cell table:formula="of:=[.$G$4]*[.F18]+[.$G$5]*[.G18]+[.$G$6]*[.H18]+[.I18]" office:value-type="float" office:value="14.4954925673082">
            <text:p>14.50</text:p>
          </table:table-cell>
          <table:table-cell table:number-columns-repeated="2"/>
          <table:table-cell table:formula="of:=[.$M$4]*[.F18]+[.$M$5]*[.G18]+[.$M$6]*[.H18]+[.I18]" office:value-type="float" office:value="14.6004925673082">
            <text:p>14.60</text:p>
          </table:table-cell>
          <table:table-cell table:formula="of:=[.H18] * [.$O$6]" office:value-type="float" office:value="10.71875">
            <text:p>10.72</text:p>
          </table:table-cell>
          <table:table-cell table:formula="of:=[.M18] * -1" office:value-type="float" office:value="-14.6004925673082">
            <text:p>-14.6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8">
            <text:p>8.00</text:p>
          </table:table-cell>
          <table:table-cell table:formula="of:=[.G19]^0" office:value-type="float" office:value="1">
            <text:p>1.00</text:p>
          </table:table-cell>
          <table:table-cell office:value-type="float" office:value="2">
            <text:p>2.00</text:p>
          </table:table-cell>
          <table:table-cell table:formula="of:=[.G19]*[.G19]" office:value-type="float" office:value="4">
            <text:p>4.00</text:p>
          </table:table-cell>
          <table:table-cell table:formula="of:=(RAND()*2-1)*[.$G$7]" office:value-type="float" office:value="-0.894265193492174">
            <text:p>-0.89</text:p>
          </table:table-cell>
          <table:table-cell table:formula="of:=[.$G$4]*[.F19]+[.$G$5]*[.G19]+[.$G$6]*[.H19]+[.I19]" office:value-type="float" office:value="16.1057348065078">
            <text:p>16.11</text:p>
          </table:table-cell>
          <table:table-cell table:number-columns-repeated="2"/>
          <table:table-cell table:formula="of:=[.$M$4]*[.F19]+[.$M$5]*[.G19]+[.$M$6]*[.H19]+[.I19]" office:value-type="float" office:value="16.2057348065078">
            <text:p>16.21</text:p>
          </table:table-cell>
          <table:table-cell table:formula="of:=[.H19] * [.$O$6]" office:value-type="float" office:value="14">
            <text:p>14.00</text:p>
          </table:table-cell>
          <table:table-cell table:formula="of:=[.M19] * -1" office:value-type="float" office:value="-16.2057348065078">
            <text:p>-16.2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">
            <text:p>9.00</text:p>
          </table:table-cell>
          <table:table-cell table:formula="of:=[.G20]^0" office:value-type="float" office:value="1">
            <text:p>1.00</text:p>
          </table:table-cell>
          <table:table-cell office:value-type="float" office:value="2.25">
            <text:p>2.25</text:p>
          </table:table-cell>
          <table:table-cell table:formula="of:=[.G20]*[.G20]" office:value-type="float" office:value="5.0625">
            <text:p>5.06</text:p>
          </table:table-cell>
          <table:table-cell table:formula="of:=(RAND()*2-1)*[.$G$7]" office:value-type="float" office:value="-0.04210583306849">
            <text:p>-0.04</text:p>
          </table:table-cell>
          <table:table-cell table:formula="of:=[.$G$4]*[.F20]+[.$G$5]*[.G20]+[.$G$6]*[.H20]+[.I20]" office:value-type="float" office:value="20.6453941669315">
            <text:p>20.65</text:p>
          </table:table-cell>
          <table:table-cell table:number-columns-repeated="2"/>
          <table:table-cell table:formula="of:=[.$M$4]*[.F20]+[.$M$5]*[.G20]+[.$M$6]*[.H20]+[.I20]" office:value-type="float" office:value="20.7403941669315">
            <text:p>20.74</text:p>
          </table:table-cell>
          <table:table-cell table:formula="of:=[.H20] * [.$O$6]" office:value-type="float" office:value="17.71875">
            <text:p>17.72</text:p>
          </table:table-cell>
          <table:table-cell table:formula="of:=[.M20] * -1" office:value-type="float" office:value="-20.7403941669315">
            <text:p>-20.7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0">
            <text:p>10.00</text:p>
          </table:table-cell>
          <table:table-cell table:formula="of:=[.G21]^0" office:value-type="float" office:value="1">
            <text:p>1.00</text:p>
          </table:table-cell>
          <table:table-cell office:value-type="float" office:value="2.5">
            <text:p>2.50</text:p>
          </table:table-cell>
          <table:table-cell table:formula="of:=[.G21]*[.G21]" office:value-type="float" office:value="6.25">
            <text:p>6.25</text:p>
          </table:table-cell>
          <table:table-cell table:formula="of:=(RAND()*2-1)*[.$G$7]" office:value-type="float" office:value="-0.677599314600229">
            <text:p>-0.68</text:p>
          </table:table-cell>
          <table:table-cell table:formula="of:=[.$G$4]*[.F21]+[.$G$5]*[.G21]+[.$G$6]*[.H21]+[.I21]" office:value-type="float" office:value="24.0724006853998">
            <text:p>24.07</text:p>
          </table:table-cell>
          <table:table-cell table:number-columns-repeated="2"/>
          <table:table-cell table:formula="of:=[.$M$4]*[.F21]+[.$M$5]*[.G21]+[.$M$6]*[.H21]+[.I21]" office:value-type="float" office:value="24.1624006853998">
            <text:p>24.16</text:p>
          </table:table-cell>
          <table:table-cell table:formula="of:=[.H21] * [.$O$6]" office:value-type="float" office:value="21.875">
            <text:p>21.88</text:p>
          </table:table-cell>
          <table:table-cell table:formula="of:=[.M21] * -1" office:value-type="float" office:value="-24.1624006853998">
            <text:p>-24.1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1">
            <text:p>11.00</text:p>
          </table:table-cell>
          <table:table-cell table:formula="of:=[.G22]^0" office:value-type="float" office:value="1">
            <text:p>1.00</text:p>
          </table:table-cell>
          <table:table-cell office:value-type="float" office:value="2.75">
            <text:p>2.75</text:p>
          </table:table-cell>
          <table:table-cell table:formula="of:=[.G22]*[.G22]" office:value-type="float" office:value="7.5625">
            <text:p>7.56</text:p>
          </table:table-cell>
          <table:table-cell table:formula="of:=(RAND()*2-1)*[.$G$7]" office:value-type="float" office:value="-0.811602440662682">
            <text:p>-0.81</text:p>
          </table:table-cell>
          <table:table-cell table:formula="of:=[.$G$4]*[.F22]+[.$G$5]*[.G22]+[.$G$6]*[.H22]+[.I22]" office:value-type="float" office:value="28.3758975593373">
            <text:p>28.38</text:p>
          </table:table-cell>
          <table:table-cell table:number-columns-repeated="2"/>
          <table:table-cell table:formula="of:=[.$M$4]*[.F22]+[.$M$5]*[.G22]+[.$M$6]*[.H22]+[.I22]" office:value-type="float" office:value="28.4608975593373">
            <text:p>28.46</text:p>
          </table:table-cell>
          <table:table-cell table:formula="of:=[.H22] * [.$O$6]" office:value-type="float" office:value="26.46875">
            <text:p>26.47</text:p>
          </table:table-cell>
          <table:table-cell table:formula="of:=[.M22] * -1" office:value-type="float" office:value="-28.4608975593373">
            <text:p>-28.4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2">
            <text:p>12.00</text:p>
          </table:table-cell>
          <table:table-cell table:formula="of:=[.G23]^0" office:value-type="float" office:value="1">
            <text:p>1.00</text:p>
          </table:table-cell>
          <table:table-cell office:value-type="float" office:value="3">
            <text:p>3.00</text:p>
          </table:table-cell>
          <table:table-cell table:formula="of:=[.G23]*[.G23]" office:value-type="float" office:value="9">
            <text:p>9.00</text:p>
          </table:table-cell>
          <table:table-cell table:formula="of:=(RAND()*2-1)*[.$G$7]" office:value-type="float" office:value="0.704709644895047">
            <text:p>0.70</text:p>
          </table:table-cell>
          <table:table-cell table:formula="of:=[.$G$4]*[.F23]+[.$G$5]*[.G23]+[.$G$6]*[.H23]+[.I23]" office:value-type="float" office:value="34.704709644895">
            <text:p>34.70</text:p>
          </table:table-cell>
          <table:table-cell table:number-columns-repeated="2"/>
          <table:table-cell table:formula="of:=[.$M$4]*[.F23]+[.$M$5]*[.G23]+[.$M$6]*[.H23]+[.I23]" office:value-type="float" office:value="34.784709644895">
            <text:p>34.78</text:p>
          </table:table-cell>
          <table:table-cell table:formula="of:=[.H23] * [.$O$6]" office:value-type="float" office:value="31.5">
            <text:p>31.50</text:p>
          </table:table-cell>
          <table:table-cell table:formula="of:=[.M23] * -1" office:value-type="float" office:value="-34.784709644895">
            <text:p>-34.78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3">
            <text:p>13.00</text:p>
          </table:table-cell>
          <table:table-cell table:formula="of:=[.G24]^0" office:value-type="float" office:value="1">
            <text:p>1.00</text:p>
          </table:table-cell>
          <table:table-cell office:value-type="float" office:value="3.25">
            <text:p>3.25</text:p>
          </table:table-cell>
          <table:table-cell table:formula="of:=[.G24]*[.G24]" office:value-type="float" office:value="10.5625">
            <text:p>10.56</text:p>
          </table:table-cell>
          <table:table-cell table:formula="of:=(RAND()*2-1)*[.$G$7]" office:value-type="float" office:value="-0.930518544279039">
            <text:p>-0.93</text:p>
          </table:table-cell>
          <table:table-cell table:formula="of:=[.$G$4]*[.F24]+[.$G$5]*[.G24]+[.$G$6]*[.H24]+[.I24]" office:value-type="float" office:value="38.256981455721">
            <text:p>38.26</text:p>
          </table:table-cell>
          <table:table-cell table:number-columns-repeated="2"/>
          <table:table-cell table:formula="of:=[.$M$4]*[.F24]+[.$M$5]*[.G24]+[.$M$6]*[.H24]+[.I24]" office:value-type="float" office:value="38.331981455721">
            <text:p>38.33</text:p>
          </table:table-cell>
          <table:table-cell table:formula="of:=[.H24] * [.$O$6]" office:value-type="float" office:value="36.96875">
            <text:p>36.97</text:p>
          </table:table-cell>
          <table:table-cell table:formula="of:=[.M24] * -1" office:value-type="float" office:value="-38.331981455721">
            <text:p>-38.3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4">
            <text:p>14.00</text:p>
          </table:table-cell>
          <table:table-cell table:formula="of:=[.G25]^0" office:value-type="float" office:value="1">
            <text:p>1.00</text:p>
          </table:table-cell>
          <table:table-cell office:value-type="float" office:value="3.5">
            <text:p>3.50</text:p>
          </table:table-cell>
          <table:table-cell table:formula="of:=[.G25]*[.G25]" office:value-type="float" office:value="12.25">
            <text:p>12.25</text:p>
          </table:table-cell>
          <table:table-cell table:formula="of:=(RAND()*2-1)*[.$G$7]" office:value-type="float" office:value="0.670876575168222">
            <text:p>0.67</text:p>
          </table:table-cell>
          <table:table-cell table:formula="of:=[.$G$4]*[.F25]+[.$G$5]*[.G25]+[.$G$6]*[.H25]+[.I25]" office:value-type="float" office:value="45.4208765751682">
            <text:p>45.42</text:p>
          </table:table-cell>
          <table:table-cell table:number-columns-repeated="2"/>
          <table:table-cell table:formula="of:=[.$M$4]*[.F25]+[.$M$5]*[.G25]+[.$M$6]*[.H25]+[.I25]" office:value-type="float" office:value="45.4908765751682">
            <text:p>45.49</text:p>
          </table:table-cell>
          <table:table-cell table:formula="of:=[.H25] * [.$O$6]" office:value-type="float" office:value="42.875">
            <text:p>42.88</text:p>
          </table:table-cell>
          <table:table-cell table:formula="of:=[.M25] * -1" office:value-type="float" office:value="-45.4908765751682">
            <text:p>-45.4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5">
            <text:p>15.00</text:p>
          </table:table-cell>
          <table:table-cell table:formula="of:=[.G26]^0" office:value-type="float" office:value="1">
            <text:p>1.00</text:p>
          </table:table-cell>
          <table:table-cell office:value-type="float" office:value="3.75">
            <text:p>3.75</text:p>
          </table:table-cell>
          <table:table-cell table:formula="of:=[.G26]*[.G26]" office:value-type="float" office:value="14.0625">
            <text:p>14.06</text:p>
          </table:table-cell>
          <table:table-cell table:formula="of:=(RAND()*2-1)*[.$G$7]" office:value-type="float" office:value="0.571315234526992">
            <text:p>0.57</text:p>
          </table:table-cell>
          <table:table-cell table:formula="of:=[.$G$4]*[.F26]+[.$G$5]*[.G26]+[.$G$6]*[.H26]+[.I26]" office:value-type="float" office:value="51.258815234527">
            <text:p>51.26</text:p>
          </table:table-cell>
          <table:table-cell table:number-columns-repeated="2"/>
          <table:table-cell table:formula="of:=[.$M$4]*[.F26]+[.$M$5]*[.G26]+[.$M$6]*[.H26]+[.I26]" office:value-type="float" office:value="51.323815234527">
            <text:p>51.32</text:p>
          </table:table-cell>
          <table:table-cell table:formula="of:=[.H26] * [.$O$6]" office:value-type="float" office:value="49.21875">
            <text:p>49.22</text:p>
          </table:table-cell>
          <table:table-cell table:formula="of:=[.M26] * -1" office:value-type="float" office:value="-51.323815234527">
            <text:p>-51.3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6">
            <text:p>16.00</text:p>
          </table:table-cell>
          <table:table-cell table:formula="of:=[.G27]^0" office:value-type="float" office:value="1">
            <text:p>1.00</text:p>
          </table:table-cell>
          <table:table-cell office:value-type="float" office:value="4">
            <text:p>4.00</text:p>
          </table:table-cell>
          <table:table-cell table:formula="of:=[.G27]*[.G27]" office:value-type="float" office:value="16">
            <text:p>16.00</text:p>
          </table:table-cell>
          <table:table-cell table:formula="of:=(RAND()*2-1)*[.$G$7]" office:value-type="float" office:value="0.557507916353643">
            <text:p>0.56</text:p>
          </table:table-cell>
          <table:table-cell table:formula="of:=[.$G$4]*[.F27]+[.$G$5]*[.G27]+[.$G$6]*[.H27]+[.I27]" office:value-type="float" office:value="57.5575079163536">
            <text:p>57.56</text:p>
          </table:table-cell>
          <table:table-cell table:number-columns-repeated="2"/>
          <table:table-cell table:formula="of:=[.$M$4]*[.F27]+[.$M$5]*[.G27]+[.$M$6]*[.H27]+[.I27]" office:value-type="float" office:value="57.6175079163536">
            <text:p>57.62</text:p>
          </table:table-cell>
          <table:table-cell table:formula="of:=[.H27] * [.$O$6]" office:value-type="float" office:value="56">
            <text:p>56.00</text:p>
          </table:table-cell>
          <table:table-cell table:formula="of:=[.M27] * -1" office:value-type="float" office:value="-57.6175079163536">
            <text:p>-57.6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7">
            <text:p>17.00</text:p>
          </table:table-cell>
          <table:table-cell table:formula="of:=[.G28]^0" office:value-type="float" office:value="1">
            <text:p>1.00</text:p>
          </table:table-cell>
          <table:table-cell office:value-type="float" office:value="4.25">
            <text:p>4.25</text:p>
          </table:table-cell>
          <table:table-cell table:formula="of:=[.G28]*[.G28]" office:value-type="float" office:value="18.0625">
            <text:p>18.06</text:p>
          </table:table-cell>
          <table:table-cell table:formula="of:=(RAND()*2-1)*[.$G$7]" office:value-type="float" office:value="-0.02633186429739">
            <text:p>-0.03</text:p>
          </table:table-cell>
          <table:table-cell table:formula="of:=[.$G$4]*[.F28]+[.$G$5]*[.G28]+[.$G$6]*[.H28]+[.I28]" office:value-type="float" office:value="63.6611681357026">
            <text:p>63.66</text:p>
          </table:table-cell>
          <table:table-cell table:number-columns-repeated="2"/>
          <table:table-cell table:formula="of:=[.$M$4]*[.F28]+[.$M$5]*[.G28]+[.$M$6]*[.H28]+[.I28]" office:value-type="float" office:value="63.7161681357026">
            <text:p>63.72</text:p>
          </table:table-cell>
          <table:table-cell table:formula="of:=[.H28] * [.$O$6]" office:value-type="float" office:value="63.21875">
            <text:p>63.22</text:p>
          </table:table-cell>
          <table:table-cell table:formula="of:=[.M28] * -1" office:value-type="float" office:value="-63.7161681357026">
            <text:p>-63.7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8">
            <text:p>18.00</text:p>
          </table:table-cell>
          <table:table-cell table:formula="of:=[.G29]^0" office:value-type="float" office:value="1">
            <text:p>1.00</text:p>
          </table:table-cell>
          <table:table-cell office:value-type="float" office:value="4.5">
            <text:p>4.50</text:p>
          </table:table-cell>
          <table:table-cell table:formula="of:=[.G29]*[.G29]" office:value-type="float" office:value="20.25">
            <text:p>20.25</text:p>
          </table:table-cell>
          <table:table-cell table:formula="of:=(RAND()*2-1)*[.$G$7]" office:value-type="float" office:value="0.934384563937783">
            <text:p>0.93</text:p>
          </table:table-cell>
          <table:table-cell table:formula="of:=[.$G$4]*[.F29]+[.$G$5]*[.G29]+[.$G$6]*[.H29]+[.I29]" office:value-type="float" office:value="71.6843845639378">
            <text:p>71.68</text:p>
          </table:table-cell>
          <table:table-cell table:number-columns-repeated="2"/>
          <table:table-cell table:formula="of:=[.$M$4]*[.F29]+[.$M$5]*[.G29]+[.$M$6]*[.H29]+[.I29]" office:value-type="float" office:value="71.7343845639378">
            <text:p>71.73</text:p>
          </table:table-cell>
          <table:table-cell table:formula="of:=[.H29] * [.$O$6]" office:value-type="float" office:value="70.875">
            <text:p>70.88</text:p>
          </table:table-cell>
          <table:table-cell table:formula="of:=[.M29] * -1" office:value-type="float" office:value="-71.7343845639378">
            <text:p>-71.7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9">
            <text:p>19.00</text:p>
          </table:table-cell>
          <table:table-cell table:formula="of:=[.G30]^0" office:value-type="float" office:value="1">
            <text:p>1.00</text:p>
          </table:table-cell>
          <table:table-cell office:value-type="float" office:value="4.75">
            <text:p>4.75</text:p>
          </table:table-cell>
          <table:table-cell table:formula="of:=[.G30]*[.G30]" office:value-type="float" office:value="22.5625">
            <text:p>22.56</text:p>
          </table:table-cell>
          <table:table-cell table:formula="of:=(RAND()*2-1)*[.$G$7]" office:value-type="float" office:value="-0.884898060467094">
            <text:p>-0.88</text:p>
          </table:table-cell>
          <table:table-cell table:formula="of:=[.$G$4]*[.F30]+[.$G$5]*[.G30]+[.$G$6]*[.H30]+[.I30]" office:value-type="float" office:value="77.3026019395329">
            <text:p>77.30</text:p>
          </table:table-cell>
          <table:table-cell table:number-columns-repeated="2"/>
          <table:table-cell table:formula="of:=[.$M$4]*[.F30]+[.$M$5]*[.G30]+[.$M$6]*[.H30]+[.I30]" office:value-type="float" office:value="77.3476019395329">
            <text:p>77.35</text:p>
          </table:table-cell>
          <table:table-cell table:formula="of:=[.H30] * [.$O$6]" office:value-type="float" office:value="78.96875">
            <text:p>78.97</text:p>
          </table:table-cell>
          <table:table-cell table:formula="of:=[.M30] * -1" office:value-type="float" office:value="-77.3476019395329">
            <text:p>-77.3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0">
            <text:p>20.00</text:p>
          </table:table-cell>
          <table:table-cell table:formula="of:=[.G31]^0" office:value-type="float" office:value="1">
            <text:p>1.00</text:p>
          </table:table-cell>
          <table:table-cell office:value-type="float" office:value="5">
            <text:p>5.00</text:p>
          </table:table-cell>
          <table:table-cell table:formula="of:=[.G31]*[.G31]" office:value-type="float" office:value="25">
            <text:p>25.00</text:p>
          </table:table-cell>
          <table:table-cell table:formula="of:=(RAND()*2-1)*[.$G$7]" office:value-type="float" office:value="-0.44856326514855">
            <text:p>-0.45</text:p>
          </table:table-cell>
          <table:table-cell table:formula="of:=[.$G$4]*[.F31]+[.$G$5]*[.G31]+[.$G$6]*[.H31]+[.I31]" office:value-type="float" office:value="85.5514367348514">
            <text:p>85.55</text:p>
          </table:table-cell>
          <table:table-cell table:number-columns-repeated="2"/>
          <table:table-cell table:formula="of:=[.$M$4]*[.F31]+[.$M$5]*[.G31]+[.$M$6]*[.H31]+[.I31]" office:value-type="float" office:value="85.5914367348515">
            <text:p>85.59</text:p>
          </table:table-cell>
          <table:table-cell table:formula="of:=[.H31] * [.$O$6]" office:value-type="float" office:value="87.5">
            <text:p>87.50</text:p>
          </table:table-cell>
          <table:table-cell table:formula="of:=[.M31] * -1" office:value-type="float" office:value="-85.5914367348515">
            <text:p>-85.5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1">
            <text:p>21.00</text:p>
          </table:table-cell>
          <table:table-cell table:formula="of:=[.G32]^0" office:value-type="float" office:value="1">
            <text:p>1.00</text:p>
          </table:table-cell>
          <table:table-cell office:value-type="float" office:value="6">
            <text:p>6.00</text:p>
          </table:table-cell>
          <table:table-cell table:formula="of:=[.G32]*[.G32]" office:value-type="float" office:value="36">
            <text:p>36.00</text:p>
          </table:table-cell>
          <table:table-cell table:formula="of:=(RAND()*2-1)*[.$G$7]" office:value-type="float" office:value="0.946534570772201">
            <text:p>0.95</text:p>
          </table:table-cell>
          <table:table-cell table:formula="of:=[.$G$4]*[.F32]+[.$G$5]*[.G32]+[.$G$6]*[.H32]+[.I32]" office:value-type="float" office:value="121.946534570772">
            <text:p>121.95</text:p>
          </table:table-cell>
          <table:table-cell table:number-columns-repeated="2"/>
          <table:table-cell table:formula="of:=[.$M$4]*[.F32]+[.$M$5]*[.G32]+[.$M$6]*[.H32]+[.I32]" office:value-type="float" office:value="121.966534570772">
            <text:p>121.97</text:p>
          </table:table-cell>
          <table:table-cell table:formula="of:=[.H32] * [.$O$6]" office:value-type="float" office:value="126">
            <text:p>126.00</text:p>
          </table:table-cell>
          <table:table-cell table:formula="of:=[.M32] * -1" office:value-type="float" office:value="-121.966534570772">
            <text:p>-121.9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2">
            <text:p>22.00</text:p>
          </table:table-cell>
          <table:table-cell table:formula="of:=[.G33]^0" office:value-type="float" office:value="1">
            <text:p>1.00</text:p>
          </table:table-cell>
          <table:table-cell office:value-type="float" office:value="7">
            <text:p>7.00</text:p>
          </table:table-cell>
          <table:table-cell table:formula="of:=[.G33]*[.G33]" office:value-type="float" office:value="49">
            <text:p>49.00</text:p>
          </table:table-cell>
          <table:table-cell table:formula="of:=(RAND()*2-1)*[.$G$7]" office:value-type="float" office:value="0.802990215830505">
            <text:p>0.80</text:p>
          </table:table-cell>
          <table:table-cell table:formula="of:=[.$G$4]*[.F33]+[.$G$5]*[.G33]+[.$G$6]*[.H33]+[.I33]" office:value-type="float" office:value="162.802990215831">
            <text:p>162.80</text:p>
          </table:table-cell>
          <table:table-cell table:number-columns-repeated="2"/>
          <table:table-cell table:formula="of:=[.$M$4]*[.F33]+[.$M$5]*[.G33]+[.$M$6]*[.H33]+[.I33]" office:value-type="float" office:value="162.802990215831">
            <text:p>162.80</text:p>
          </table:table-cell>
          <table:table-cell table:formula="of:=[.H33] * [.$O$6]" office:value-type="float" office:value="171.5">
            <text:p>171.50</text:p>
          </table:table-cell>
          <table:table-cell table:formula="of:=[.M33] * -1" office:value-type="float" office:value="-162.802990215831">
            <text:p>-162.8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3">
            <text:p>23.00</text:p>
          </table:table-cell>
          <table:table-cell table:formula="of:=[.G34]^0" office:value-type="float" office:value="1">
            <text:p>1.00</text:p>
          </table:table-cell>
          <table:table-cell office:value-type="float" office:value="8">
            <text:p>8.00</text:p>
          </table:table-cell>
          <table:table-cell table:formula="of:=[.G34]*[.G34]" office:value-type="float" office:value="64">
            <text:p>64.00</text:p>
          </table:table-cell>
          <table:table-cell table:formula="of:=(RAND()*2-1)*[.$G$7]" office:value-type="float" office:value="-0.71275235619396">
            <text:p>-0.71</text:p>
          </table:table-cell>
          <table:table-cell table:formula="of:=[.$G$4]*[.F34]+[.$G$5]*[.G34]+[.$G$6]*[.H34]+[.I34]" office:value-type="float" office:value="208.287247643806">
            <text:p>208.29</text:p>
          </table:table-cell>
          <table:table-cell table:number-columns-repeated="2"/>
          <table:table-cell table:formula="of:=[.$M$4]*[.F34]+[.$M$5]*[.G34]+[.$M$6]*[.H34]+[.I34]" office:value-type="float" office:value="208.267247643806">
            <text:p>208.27</text:p>
          </table:table-cell>
          <table:table-cell table:formula="of:=[.H34] * [.$O$6]" office:value-type="float" office:value="224">
            <text:p>224.00</text:p>
          </table:table-cell>
          <table:table-cell table:formula="of:=[.M34] * -1" office:value-type="float" office:value="-208.267247643806">
            <text:p>-208.2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4">
            <text:p>24.00</text:p>
          </table:table-cell>
          <table:table-cell table:formula="of:=[.G35]^0" office:value-type="float" office:value="1">
            <text:p>1.00</text:p>
          </table:table-cell>
          <table:table-cell office:value-type="float" office:value="9">
            <text:p>9.00</text:p>
          </table:table-cell>
          <table:table-cell table:formula="of:=[.G35]*[.G35]" office:value-type="float" office:value="81">
            <text:p>81.00</text:p>
          </table:table-cell>
          <table:table-cell table:formula="of:=(RAND()*2-1)*[.$G$7]" office:value-type="float" office:value="-0.761558901984245">
            <text:p>-0.76</text:p>
          </table:table-cell>
          <table:table-cell table:formula="of:=[.$G$4]*[.F35]+[.$G$5]*[.G35]+[.$G$6]*[.H35]+[.I35]" office:value-type="float" office:value="261.238441098016">
            <text:p>261.24</text:p>
          </table:table-cell>
          <table:table-cell table:number-columns-repeated="2"/>
          <table:table-cell table:formula="of:=[.$M$4]*[.F35]+[.$M$5]*[.G35]+[.$M$6]*[.H35]+[.I35]" office:value-type="float" office:value="261.198441098016">
            <text:p>261.20</text:p>
          </table:table-cell>
          <table:table-cell table:formula="of:=[.H35] * [.$O$6]" office:value-type="float" office:value="283.5">
            <text:p>283.50</text:p>
          </table:table-cell>
          <table:table-cell table:formula="of:=[.M35] * -1" office:value-type="float" office:value="-261.198441098016">
            <text:p>-261.2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5">
            <text:p>25.00</text:p>
          </table:table-cell>
          <table:table-cell table:formula="of:=[.G36]^0" office:value-type="float" office:value="1">
            <text:p>1.00</text:p>
          </table:table-cell>
          <table:table-cell office:value-type="float" office:value="10">
            <text:p>10.00</text:p>
          </table:table-cell>
          <table:table-cell table:formula="of:=[.G36]*[.G36]" office:value-type="float" office:value="100">
            <text:p>100.00</text:p>
          </table:table-cell>
          <table:table-cell table:formula="of:=(RAND()*2-1)*[.$G$7]" office:value-type="float" office:value="0.653148559387773">
            <text:p>0.65</text:p>
          </table:table-cell>
          <table:table-cell table:formula="of:=[.$G$4]*[.F36]+[.$G$5]*[.G36]+[.$G$6]*[.H36]+[.I36]" office:value-type="float" office:value="321.653148559388">
            <text:p>321.65</text:p>
          </table:table-cell>
          <table:table-cell table:number-columns-repeated="2"/>
          <table:table-cell table:formula="of:=[.$M$4]*[.F36]+[.$M$5]*[.G36]+[.$M$6]*[.H36]+[.I36]" office:value-type="float" office:value="321.593148559388">
            <text:p>321.59</text:p>
          </table:table-cell>
          <table:table-cell table:formula="of:=[.H36] * [.$O$6]" office:value-type="float" office:value="350">
            <text:p>350.00</text:p>
          </table:table-cell>
          <table:table-cell table:formula="of:=[.M36] * -1" office:value-type="float" office:value="-321.593148559388">
            <text:p>-321.5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6">
            <text:p>26.00</text:p>
          </table:table-cell>
          <table:table-cell table:formula="of:=[.G37]^0" office:value-type="float" office:value="1">
            <text:p>1.00</text:p>
          </table:table-cell>
          <table:table-cell office:value-type="float" office:value="11">
            <text:p>11.00</text:p>
          </table:table-cell>
          <table:table-cell table:formula="of:=[.G37]*[.G37]" office:value-type="float" office:value="121">
            <text:p>121.00</text:p>
          </table:table-cell>
          <table:table-cell table:formula="of:=(RAND()*2-1)*[.$G$7]" office:value-type="float" office:value="0.987023409456015">
            <text:p>0.99</text:p>
          </table:table-cell>
          <table:table-cell table:formula="of:=[.$G$4]*[.F37]+[.$G$5]*[.G37]+[.$G$6]*[.H37]+[.I37]" office:value-type="float" office:value="386.987023409456">
            <text:p>386.99</text:p>
          </table:table-cell>
          <table:table-cell table:number-columns-repeated="2"/>
          <table:table-cell table:formula="of:=[.$M$4]*[.F37]+[.$M$5]*[.G37]+[.$M$6]*[.H37]+[.I37]" office:value-type="float" office:value="386.907023409456">
            <text:p>386.91</text:p>
          </table:table-cell>
          <table:table-cell table:formula="of:=[.H37] * [.$O$6]" office:value-type="float" office:value="423.5">
            <text:p>423.50</text:p>
          </table:table-cell>
          <table:table-cell table:formula="of:=[.M37] * -1" office:value-type="float" office:value="-386.907023409456">
            <text:p>-386.9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7">
            <text:p>27.00</text:p>
          </table:table-cell>
          <table:table-cell table:formula="of:=[.G38]^0" office:value-type="float" office:value="1">
            <text:p>1.00</text:p>
          </table:table-cell>
          <table:table-cell office:value-type="float" office:value="12">
            <text:p>12.00</text:p>
          </table:table-cell>
          <table:table-cell table:formula="of:=[.G38]*[.G38]" office:value-type="float" office:value="144">
            <text:p>144.00</text:p>
          </table:table-cell>
          <table:table-cell table:formula="of:=(RAND()*2-1)*[.$G$7]" office:value-type="float" office:value="-0.462358080781996">
            <text:p>-0.46</text:p>
          </table:table-cell>
          <table:table-cell table:formula="of:=[.$G$4]*[.F38]+[.$G$5]*[.G38]+[.$G$6]*[.H38]+[.I38]" office:value-type="float" office:value="456.537641919218">
            <text:p>456.54</text:p>
          </table:table-cell>
          <table:table-cell table:number-columns-repeated="2"/>
          <table:table-cell table:formula="of:=[.$M$4]*[.F38]+[.$M$5]*[.G38]+[.$M$6]*[.H38]+[.I38]" office:value-type="float" office:value="456.437641919218">
            <text:p>456.44</text:p>
          </table:table-cell>
          <table:table-cell table:formula="of:=[.H38] * [.$O$6]" office:value-type="float" office:value="504">
            <text:p>504.00</text:p>
          </table:table-cell>
          <table:table-cell table:formula="of:=[.M38] * -1" office:value-type="float" office:value="-456.437641919218">
            <text:p>-456.4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8">
            <text:p>28.00</text:p>
          </table:table-cell>
          <table:table-cell table:formula="of:=[.G39]^0" office:value-type="float" office:value="1">
            <text:p>1.00</text:p>
          </table:table-cell>
          <table:table-cell office:value-type="float" office:value="13">
            <text:p>13.00</text:p>
          </table:table-cell>
          <table:table-cell table:formula="of:=[.G39]*[.G39]" office:value-type="float" office:value="169">
            <text:p>169.00</text:p>
          </table:table-cell>
          <table:table-cell table:formula="of:=(RAND()*2-1)*[.$G$7]" office:value-type="float" office:value="-0.987772699911147">
            <text:p>-0.99</text:p>
          </table:table-cell>
          <table:table-cell table:formula="of:=[.$G$4]*[.F39]+[.$G$5]*[.G39]+[.$G$6]*[.H39]+[.I39]" office:value-type="float" office:value="533.012227300089">
            <text:p>533.01</text:p>
          </table:table-cell>
          <table:table-cell table:number-columns-repeated="2"/>
          <table:table-cell table:formula="of:=[.$M$4]*[.F39]+[.$M$5]*[.G39]+[.$M$6]*[.H39]+[.I39]" office:value-type="float" office:value="532.892227300089">
            <text:p>532.89</text:p>
          </table:table-cell>
          <table:table-cell table:formula="of:=[.H39] * [.$O$6]" office:value-type="float" office:value="591.5">
            <text:p>591.50</text:p>
          </table:table-cell>
          <table:table-cell table:formula="of:=[.M39] * -1" office:value-type="float" office:value="-532.892227300089">
            <text:p>-532.8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29">
            <text:p>29.00</text:p>
          </table:table-cell>
          <table:table-cell table:formula="of:=[.G40]^0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[.G40]*[.G40]" office:value-type="float" office:value="196">
            <text:p>196.00</text:p>
          </table:table-cell>
          <table:table-cell table:formula="of:=(RAND()*2-1)*[.$G$7]" office:value-type="float" office:value="0.740614977199584">
            <text:p>0.74</text:p>
          </table:table-cell>
          <table:table-cell table:formula="of:=[.$G$4]*[.F40]+[.$G$5]*[.G40]+[.$G$6]*[.H40]+[.I40]" office:value-type="float" office:value="617.7406149772">
            <text:p>617.74</text:p>
          </table:table-cell>
          <table:table-cell table:number-columns-repeated="2"/>
          <table:table-cell table:formula="of:=[.$M$4]*[.F40]+[.$M$5]*[.G40]+[.$M$6]*[.H40]+[.I40]" office:value-type="float" office:value="617.6006149772">
            <text:p>617.60</text:p>
          </table:table-cell>
          <table:table-cell table:formula="of:=[.H40] * [.$O$6]" office:value-type="float" office:value="686">
            <text:p>686.00</text:p>
          </table:table-cell>
          <table:table-cell table:formula="of:=[.M40] * -1" office:value-type="float" office:value="-617.6006149772">
            <text:p>-617.6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0">
            <text:p>30.00</text:p>
          </table:table-cell>
          <table:table-cell table:formula="of:=[.G41]^0" office:value-type="float" office:value="1">
            <text:p>1.00</text:p>
          </table:table-cell>
          <table:table-cell office:value-type="float" office:value="15">
            <text:p>15.00</text:p>
          </table:table-cell>
          <table:table-cell table:formula="of:=[.G41]*[.G41]" office:value-type="float" office:value="225">
            <text:p>225.00</text:p>
          </table:table-cell>
          <table:table-cell table:formula="of:=(RAND()*2-1)*[.$G$7]" office:value-type="float" office:value="-0.0190385719761252">
            <text:p>-0.02</text:p>
          </table:table-cell>
          <table:table-cell table:formula="of:=[.$G$4]*[.F41]+[.$G$5]*[.G41]+[.$G$6]*[.H41]+[.I41]" office:value-type="float" office:value="705.980961428024">
            <text:p>705.98</text:p>
          </table:table-cell>
          <table:table-cell table:number-columns-repeated="2"/>
          <table:table-cell table:formula="of:=[.$M$4]*[.F41]+[.$M$5]*[.G41]+[.$M$6]*[.H41]+[.I41]" office:value-type="float" office:value="705.820961428024">
            <text:p>705.82</text:p>
          </table:table-cell>
          <table:table-cell table:formula="of:=[.H41] * [.$O$6]" office:value-type="float" office:value="787.5">
            <text:p>787.50</text:p>
          </table:table-cell>
          <table:table-cell table:formula="of:=[.M41] * -1" office:value-type="float" office:value="-705.820961428024">
            <text:p>-705.8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1">
            <text:p>31.00</text:p>
          </table:table-cell>
          <table:table-cell table:formula="of:=[.G42]^0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[.G42]*[.G42]" office:value-type="float" office:value="256">
            <text:p>256.00</text:p>
          </table:table-cell>
          <table:table-cell table:formula="of:=(RAND()*2-1)*[.$G$7]" office:value-type="float" office:value="0.830165000166744">
            <text:p>0.83</text:p>
          </table:table-cell>
          <table:table-cell table:formula="of:=[.$G$4]*[.F42]+[.$G$5]*[.G42]+[.$G$6]*[.H42]+[.I42]" office:value-type="float" office:value="801.830165000167">
            <text:p>801.83</text:p>
          </table:table-cell>
          <table:table-cell table:number-columns-repeated="2"/>
          <table:table-cell table:formula="of:=[.$M$4]*[.F42]+[.$M$5]*[.G42]+[.$M$6]*[.H42]+[.I42]" office:value-type="float" office:value="801.650165000167">
            <text:p>801.65</text:p>
          </table:table-cell>
          <table:table-cell table:formula="of:=[.H42] * [.$O$6]" office:value-type="float" office:value="896">
            <text:p>896.00</text:p>
          </table:table-cell>
          <table:table-cell table:formula="of:=[.M42] * -1" office:value-type="float" office:value="-801.650165000167">
            <text:p>-801.6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2">
            <text:p>32.00</text:p>
          </table:table-cell>
          <table:table-cell table:formula="of:=[.G43]^0" office:value-type="float" office:value="1">
            <text:p>1.00</text:p>
          </table:table-cell>
          <table:table-cell office:value-type="float" office:value="17">
            <text:p>17.00</text:p>
          </table:table-cell>
          <table:table-cell table:formula="of:=[.G43]*[.G43]" office:value-type="float" office:value="289">
            <text:p>289.00</text:p>
          </table:table-cell>
          <table:table-cell table:formula="of:=(RAND()*2-1)*[.$G$7]" office:value-type="float" office:value="-0.483580563217402">
            <text:p>-0.48</text:p>
          </table:table-cell>
          <table:table-cell table:formula="of:=[.$G$4]*[.F43]+[.$G$5]*[.G43]+[.$G$6]*[.H43]+[.I43]" office:value-type="float" office:value="901.516419436783">
            <text:p>901.52</text:p>
          </table:table-cell>
          <table:table-cell table:number-columns-repeated="2"/>
          <table:table-cell table:formula="of:=[.$M$4]*[.F43]+[.$M$5]*[.G43]+[.$M$6]*[.H43]+[.I43]" office:value-type="float" office:value="901.316419436783">
            <text:p>901.32</text:p>
          </table:table-cell>
          <table:table-cell table:formula="of:=[.H43] * [.$O$6]" office:value-type="float" office:value="1011.5">
            <text:p>1011.50</text:p>
          </table:table-cell>
          <table:table-cell table:formula="of:=[.M43] * -1" office:value-type="float" office:value="-901.316419436783">
            <text:p>-901.32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3">
            <text:p>33.00</text:p>
          </table:table-cell>
          <table:table-cell table:formula="of:=[.G44]^0" office:value-type="float" office:value="1">
            <text:p>1.00</text:p>
          </table:table-cell>
          <table:table-cell office:value-type="float" office:value="18">
            <text:p>18.00</text:p>
          </table:table-cell>
          <table:table-cell table:formula="of:=[.G44]*[.G44]" office:value-type="float" office:value="324">
            <text:p>324.00</text:p>
          </table:table-cell>
          <table:table-cell table:formula="of:=(RAND()*2-1)*[.$G$7]" office:value-type="float" office:value="-0.509154187981039">
            <text:p>-0.51</text:p>
          </table:table-cell>
          <table:table-cell table:formula="of:=[.$G$4]*[.F44]+[.$G$5]*[.G44]+[.$G$6]*[.H44]+[.I44]" office:value-type="float" office:value="1008.49084581202">
            <text:p>1008.49</text:p>
          </table:table-cell>
          <table:table-cell table:number-columns-repeated="2"/>
          <table:table-cell table:formula="of:=[.$M$4]*[.F44]+[.$M$5]*[.G44]+[.$M$6]*[.H44]+[.I44]" office:value-type="float" office:value="1008.27084581202">
            <text:p>1008.27</text:p>
          </table:table-cell>
          <table:table-cell table:formula="of:=[.H44] * [.$O$6]" office:value-type="float" office:value="1134">
            <text:p>1134.00</text:p>
          </table:table-cell>
          <table:table-cell table:formula="of:=[.M44] * -1" office:value-type="float" office:value="-1008.27084581202">
            <text:p>-1008.2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4">
            <text:p>34.00</text:p>
          </table:table-cell>
          <table:table-cell table:formula="of:=[.G45]^0" office:value-type="float" office:value="1">
            <text:p>1.00</text:p>
          </table:table-cell>
          <table:table-cell office:value-type="float" office:value="19">
            <text:p>19.00</text:p>
          </table:table-cell>
          <table:table-cell table:formula="of:=[.G45]*[.G45]" office:value-type="float" office:value="361">
            <text:p>361.00</text:p>
          </table:table-cell>
          <table:table-cell table:formula="of:=(RAND()*2-1)*[.$G$7]" office:value-type="float" office:value="-0.997004626318812">
            <text:p>-1.00</text:p>
          </table:table-cell>
          <table:table-cell table:formula="of:=[.$G$4]*[.F45]+[.$G$5]*[.G45]+[.$G$6]*[.H45]+[.I45]" office:value-type="float" office:value="1121.00299537368">
            <text:p>1121.00</text:p>
          </table:table-cell>
          <table:table-cell table:number-columns-repeated="2"/>
          <table:table-cell table:formula="of:=[.$M$4]*[.F45]+[.$M$5]*[.G45]+[.$M$6]*[.H45]+[.I45]" office:value-type="float" office:value="1120.76299537368">
            <text:p>1120.76</text:p>
          </table:table-cell>
          <table:table-cell table:formula="of:=[.H45] * [.$O$6]" office:value-type="float" office:value="1263.5">
            <text:p>1263.50</text:p>
          </table:table-cell>
          <table:table-cell table:formula="of:=[.M45] * -1" office:value-type="float" office:value="-1120.76299537368">
            <text:p>-1120.7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5">
            <text:p>35.00</text:p>
          </table:table-cell>
          <table:table-cell table:formula="of:=[.G46]^0" office:value-type="float" office:value="1">
            <text:p>1.00</text:p>
          </table:table-cell>
          <table:table-cell office:value-type="float" office:value="20">
            <text:p>20.00</text:p>
          </table:table-cell>
          <table:table-cell table:formula="of:=[.G46]*[.G46]" office:value-type="float" office:value="400">
            <text:p>400.00</text:p>
          </table:table-cell>
          <table:table-cell table:formula="of:=(RAND()*2-1)*[.$G$7]" office:value-type="float" office:value="0.269720460288227">
            <text:p>0.27</text:p>
          </table:table-cell>
          <table:table-cell table:formula="of:=[.$G$4]*[.F46]+[.$G$5]*[.G46]+[.$G$6]*[.H46]+[.I46]" office:value-type="float" office:value="1241.26972046029">
            <text:p>1241.27</text:p>
          </table:table-cell>
          <table:table-cell table:number-columns-repeated="2"/>
          <table:table-cell table:formula="of:=[.$M$4]*[.F46]+[.$M$5]*[.G46]+[.$M$6]*[.H46]+[.I46]" office:value-type="float" office:value="1241.00972046029">
            <text:p>1241.01</text:p>
          </table:table-cell>
          <table:table-cell table:formula="of:=[.H46] * [.$O$6]" office:value-type="float" office:value="1400">
            <text:p>1400.00</text:p>
          </table:table-cell>
          <table:table-cell table:formula="of:=[.M46] * -1" office:value-type="float" office:value="-1241.00972046029">
            <text:p>-1241.01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6">
            <text:p>36.00</text:p>
          </table:table-cell>
          <table:table-cell table:formula="of:=[.G47]^0" office:value-type="float" office:value="1">
            <text:p>1.00</text:p>
          </table:table-cell>
          <table:table-cell office:value-type="float" office:value="21">
            <text:p>21.00</text:p>
          </table:table-cell>
          <table:table-cell table:formula="of:=[.G47]*[.G47]" office:value-type="float" office:value="441">
            <text:p>441.00</text:p>
          </table:table-cell>
          <table:table-cell table:formula="of:=(RAND()*2-1)*[.$G$7]" office:value-type="float" office:value="0.968641717452556">
            <text:p>0.97</text:p>
          </table:table-cell>
          <table:table-cell table:formula="of:=[.$G$4]*[.F47]+[.$G$5]*[.G47]+[.$G$6]*[.H47]+[.I47]" office:value-type="float" office:value="1366.96864171745">
            <text:p>1366.97</text:p>
          </table:table-cell>
          <table:table-cell table:number-columns-repeated="2"/>
          <table:table-cell table:formula="of:=[.$M$4]*[.F47]+[.$M$5]*[.G47]+[.$M$6]*[.H47]+[.I47]" office:value-type="float" office:value="1366.68864171745">
            <text:p>1366.69</text:p>
          </table:table-cell>
          <table:table-cell table:formula="of:=[.H47] * [.$O$6]" office:value-type="float" office:value="1543.5">
            <text:p>1543.50</text:p>
          </table:table-cell>
          <table:table-cell table:formula="of:=[.M47] * -1" office:value-type="float" office:value="-1366.68864171745">
            <text:p>-1366.6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7">
            <text:p>37.00</text:p>
          </table:table-cell>
          <table:table-cell table:formula="of:=[.G48]^0" office:value-type="float" office:value="1">
            <text:p>1.00</text:p>
          </table:table-cell>
          <table:table-cell office:value-type="float" office:value="22">
            <text:p>22.00</text:p>
          </table:table-cell>
          <table:table-cell table:formula="of:=[.G48]*[.G48]" office:value-type="float" office:value="484">
            <text:p>484.00</text:p>
          </table:table-cell>
          <table:table-cell table:formula="of:=(RAND()*2-1)*[.$G$7]" office:value-type="float" office:value="0.841318412218243">
            <text:p>0.84</text:p>
          </table:table-cell>
          <table:table-cell table:formula="of:=[.$G$4]*[.F48]+[.$G$5]*[.G48]+[.$G$6]*[.H48]+[.I48]" office:value-type="float" office:value="1497.84131841222">
            <text:p>1497.84</text:p>
          </table:table-cell>
          <table:table-cell table:number-columns-repeated="2"/>
          <table:table-cell table:formula="of:=[.$M$4]*[.F48]+[.$M$5]*[.G48]+[.$M$6]*[.H48]+[.I48]" office:value-type="float" office:value="1497.54131841222">
            <text:p>1497.54</text:p>
          </table:table-cell>
          <table:table-cell table:formula="of:=[.H48] * [.$O$6]" office:value-type="float" office:value="1694">
            <text:p>1694.00</text:p>
          </table:table-cell>
          <table:table-cell table:formula="of:=[.M48] * -1" office:value-type="float" office:value="-1497.54131841222">
            <text:p>-1497.5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8">
            <text:p>38.00</text:p>
          </table:table-cell>
          <table:table-cell table:formula="of:=[.G49]^0" office:value-type="float" office:value="1">
            <text:p>1.00</text:p>
          </table:table-cell>
          <table:table-cell office:value-type="float" office:value="23">
            <text:p>23.00</text:p>
          </table:table-cell>
          <table:table-cell table:formula="of:=[.G49]*[.G49]" office:value-type="float" office:value="529">
            <text:p>529.00</text:p>
          </table:table-cell>
          <table:table-cell table:formula="of:=(RAND()*2-1)*[.$G$7]" office:value-type="float" office:value="0.450615833513439">
            <text:p>0.45</text:p>
          </table:table-cell>
          <table:table-cell table:formula="of:=[.$G$4]*[.F49]+[.$G$5]*[.G49]+[.$G$6]*[.H49]+[.I49]" office:value-type="float" office:value="1634.45061583351">
            <text:p>1634.45</text:p>
          </table:table-cell>
          <table:table-cell table:number-columns-repeated="2"/>
          <table:table-cell table:formula="of:=[.$M$4]*[.F49]+[.$M$5]*[.G49]+[.$M$6]*[.H49]+[.I49]" office:value-type="float" office:value="1634.13061583351">
            <text:p>1634.13</text:p>
          </table:table-cell>
          <table:table-cell table:formula="of:=[.H49] * [.$O$6]" office:value-type="float" office:value="1851.5">
            <text:p>1851.50</text:p>
          </table:table-cell>
          <table:table-cell table:formula="of:=[.M49] * -1" office:value-type="float" office:value="-1634.13061583351">
            <text:p>-1634.13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39">
            <text:p>39.00</text:p>
          </table:table-cell>
          <table:table-cell table:formula="of:=[.G50]^0" office:value-type="float" office:value="1">
            <text:p>1.00</text:p>
          </table:table-cell>
          <table:table-cell office:value-type="float" office:value="24">
            <text:p>24.00</text:p>
          </table:table-cell>
          <table:table-cell table:formula="of:=[.G50]*[.G50]" office:value-type="float" office:value="576">
            <text:p>576.00</text:p>
          </table:table-cell>
          <table:table-cell table:formula="of:=(RAND()*2-1)*[.$G$7]" office:value-type="float" office:value="-0.985459605697542">
            <text:p>-0.99</text:p>
          </table:table-cell>
          <table:table-cell table:formula="of:=[.$G$4]*[.F50]+[.$G$5]*[.G50]+[.$G$6]*[.H50]+[.I50]" office:value-type="float" office:value="1776.0145403943">
            <text:p>1776.01</text:p>
          </table:table-cell>
          <table:table-cell table:number-columns-repeated="2"/>
          <table:table-cell table:formula="of:=[.$M$4]*[.F50]+[.$M$5]*[.G50]+[.$M$6]*[.H50]+[.I50]" office:value-type="float" office:value="1775.6745403943">
            <text:p>1775.67</text:p>
          </table:table-cell>
          <table:table-cell table:formula="of:=[.H50] * [.$O$6]" office:value-type="float" office:value="2016">
            <text:p>2016.00</text:p>
          </table:table-cell>
          <table:table-cell table:formula="of:=[.M50] * -1" office:value-type="float" office:value="-1775.6745403943">
            <text:p>-1775.6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0">
            <text:p>40.00</text:p>
          </table:table-cell>
          <table:table-cell table:formula="of:=[.G51]^0" office:value-type="float" office:value="1">
            <text:p>1.00</text:p>
          </table:table-cell>
          <table:table-cell office:value-type="float" office:value="25">
            <text:p>25.00</text:p>
          </table:table-cell>
          <table:table-cell table:formula="of:=[.G51]*[.G51]" office:value-type="float" office:value="625">
            <text:p>625.00</text:p>
          </table:table-cell>
          <table:table-cell table:formula="of:=(RAND()*2-1)*[.$G$7]" office:value-type="float" office:value="0.126952707301825">
            <text:p>0.13</text:p>
          </table:table-cell>
          <table:table-cell table:formula="of:=[.$G$4]*[.F51]+[.$G$5]*[.G51]+[.$G$6]*[.H51]+[.I51]" office:value-type="float" office:value="1926.1269527073">
            <text:p>1926.13</text:p>
          </table:table-cell>
          <table:table-cell table:number-columns-repeated="2"/>
          <table:table-cell table:formula="of:=[.$M$4]*[.F51]+[.$M$5]*[.G51]+[.$M$6]*[.H51]+[.I51]" office:value-type="float" office:value="1925.7669527073">
            <text:p>1925.77</text:p>
          </table:table-cell>
          <table:table-cell table:formula="of:=[.H51] * [.$O$6]" office:value-type="float" office:value="2187.5">
            <text:p>2187.50</text:p>
          </table:table-cell>
          <table:table-cell table:formula="of:=[.M51] * -1" office:value-type="float" office:value="-1925.7669527073">
            <text:p>-1925.7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1">
            <text:p>41.00</text:p>
          </table:table-cell>
          <table:table-cell table:formula="of:=[.G52]^0" office:value-type="float" office:value="1">
            <text:p>1.00</text:p>
          </table:table-cell>
          <table:table-cell office:value-type="float" office:value="26">
            <text:p>26.00</text:p>
          </table:table-cell>
          <table:table-cell table:formula="of:=[.G52]*[.G52]" office:value-type="float" office:value="676">
            <text:p>676.00</text:p>
          </table:table-cell>
          <table:table-cell table:formula="of:=(RAND()*2-1)*[.$G$7]" office:value-type="float" office:value="-0.166157306171954">
            <text:p>-0.17</text:p>
          </table:table-cell>
          <table:table-cell table:formula="of:=[.$G$4]*[.F52]+[.$G$5]*[.G52]+[.$G$6]*[.H52]+[.I52]" office:value-type="float" office:value="2080.83384269383">
            <text:p>2080.83</text:p>
          </table:table-cell>
          <table:table-cell table:number-columns-repeated="2"/>
          <table:table-cell table:formula="of:=[.$M$4]*[.F52]+[.$M$5]*[.G52]+[.$M$6]*[.H52]+[.I52]" office:value-type="float" office:value="2080.45384269383">
            <text:p>2080.45</text:p>
          </table:table-cell>
          <table:table-cell table:formula="of:=[.H52] * [.$O$6]" office:value-type="float" office:value="2366">
            <text:p>2366.00</text:p>
          </table:table-cell>
          <table:table-cell table:formula="of:=[.M52] * -1" office:value-type="float" office:value="-2080.45384269383">
            <text:p>-2080.4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2">
            <text:p>42.00</text:p>
          </table:table-cell>
          <table:table-cell table:formula="of:=[.G53]^0" office:value-type="float" office:value="1">
            <text:p>1.00</text:p>
          </table:table-cell>
          <table:table-cell office:value-type="float" office:value="27">
            <text:p>27.00</text:p>
          </table:table-cell>
          <table:table-cell table:formula="of:=[.G53]*[.G53]" office:value-type="float" office:value="729">
            <text:p>729.00</text:p>
          </table:table-cell>
          <table:table-cell table:formula="of:=(RAND()*2-1)*[.$G$7]" office:value-type="float" office:value="-0.963581698946655">
            <text:p>-0.96</text:p>
          </table:table-cell>
          <table:table-cell table:formula="of:=[.$G$4]*[.F53]+[.$G$5]*[.G53]+[.$G$6]*[.H53]+[.I53]" office:value-type="float" office:value="2241.03641830105">
            <text:p>2241.04</text:p>
          </table:table-cell>
          <table:table-cell table:number-columns-repeated="2"/>
          <table:table-cell table:formula="of:=[.$M$4]*[.F53]+[.$M$5]*[.G53]+[.$M$6]*[.H53]+[.I53]" office:value-type="float" office:value="2240.63641830105">
            <text:p>2240.64</text:p>
          </table:table-cell>
          <table:table-cell table:formula="of:=[.H53] * [.$O$6]" office:value-type="float" office:value="2551.5">
            <text:p>2551.50</text:p>
          </table:table-cell>
          <table:table-cell table:formula="of:=[.M53] * -1" office:value-type="float" office:value="-2240.63641830105">
            <text:p>-2240.6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3">
            <text:p>43.00</text:p>
          </table:table-cell>
          <table:table-cell table:formula="of:=[.G54]^0" office:value-type="float" office:value="1">
            <text:p>1.00</text:p>
          </table:table-cell>
          <table:table-cell office:value-type="float" office:value="28">
            <text:p>28.00</text:p>
          </table:table-cell>
          <table:table-cell table:formula="of:=[.G54]*[.G54]" office:value-type="float" office:value="784">
            <text:p>784.00</text:p>
          </table:table-cell>
          <table:table-cell table:formula="of:=(RAND()*2-1)*[.$G$7]" office:value-type="float" office:value="0.495548457838595">
            <text:p>0.50</text:p>
          </table:table-cell>
          <table:table-cell table:formula="of:=[.$G$4]*[.F54]+[.$G$5]*[.G54]+[.$G$6]*[.H54]+[.I54]" office:value-type="float" office:value="2409.49554845784">
            <text:p>2409.50</text:p>
          </table:table-cell>
          <table:table-cell table:number-columns-repeated="2"/>
          <table:table-cell table:formula="of:=[.$M$4]*[.F54]+[.$M$5]*[.G54]+[.$M$6]*[.H54]+[.I54]" office:value-type="float" office:value="2409.07554845784">
            <text:p>2409.08</text:p>
          </table:table-cell>
          <table:table-cell table:formula="of:=[.H54] * [.$O$6]" office:value-type="float" office:value="2744">
            <text:p>2744.00</text:p>
          </table:table-cell>
          <table:table-cell table:formula="of:=[.M54] * -1" office:value-type="float" office:value="-2409.07554845784">
            <text:p>-2409.08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4">
            <text:p>44.00</text:p>
          </table:table-cell>
          <table:table-cell table:formula="of:=[.G55]^0" office:value-type="float" office:value="1">
            <text:p>1.00</text:p>
          </table:table-cell>
          <table:table-cell office:value-type="float" office:value="29">
            <text:p>29.00</text:p>
          </table:table-cell>
          <table:table-cell table:formula="of:=[.G55]*[.G55]" office:value-type="float" office:value="841">
            <text:p>841.00</text:p>
          </table:table-cell>
          <table:table-cell table:formula="of:=(RAND()*2-1)*[.$G$7]" office:value-type="float" office:value="0.241226826328784">
            <text:p>0.24</text:p>
          </table:table-cell>
          <table:table-cell table:formula="of:=[.$G$4]*[.F55]+[.$G$5]*[.G55]+[.$G$6]*[.H55]+[.I55]" office:value-type="float" office:value="2582.24122682633">
            <text:p>2582.24</text:p>
          </table:table-cell>
          <table:table-cell table:number-columns-repeated="2"/>
          <table:table-cell table:formula="of:=[.$M$4]*[.F55]+[.$M$5]*[.G55]+[.$M$6]*[.H55]+[.I55]" office:value-type="float" office:value="2581.80122682633">
            <text:p>2581.80</text:p>
          </table:table-cell>
          <table:table-cell table:formula="of:=[.H55] * [.$O$6]" office:value-type="float" office:value="2943.5">
            <text:p>2943.50</text:p>
          </table:table-cell>
          <table:table-cell table:formula="of:=[.M55] * -1" office:value-type="float" office:value="-2581.80122682633">
            <text:p>-2581.8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5">
            <text:p>45.00</text:p>
          </table:table-cell>
          <table:table-cell table:formula="of:=[.G56]^0" office:value-type="float" office:value="1">
            <text:p>1.00</text:p>
          </table:table-cell>
          <table:table-cell office:value-type="float" office:value="30">
            <text:p>30.00</text:p>
          </table:table-cell>
          <table:table-cell table:formula="of:=[.G56]*[.G56]" office:value-type="float" office:value="900">
            <text:p>900.00</text:p>
          </table:table-cell>
          <table:table-cell table:formula="of:=(RAND()*2-1)*[.$G$7]" office:value-type="float" office:value="0.446599537972361">
            <text:p>0.45</text:p>
          </table:table-cell>
          <table:table-cell table:formula="of:=[.$G$4]*[.F56]+[.$G$5]*[.G56]+[.$G$6]*[.H56]+[.I56]" office:value-type="float" office:value="2761.44659953797">
            <text:p>2761.45</text:p>
          </table:table-cell>
          <table:table-cell table:number-columns-repeated="2"/>
          <table:table-cell table:formula="of:=[.$M$4]*[.F56]+[.$M$5]*[.G56]+[.$M$6]*[.H56]+[.I56]" office:value-type="float" office:value="2760.98659953797">
            <text:p>2760.99</text:p>
          </table:table-cell>
          <table:table-cell table:formula="of:=[.H56] * [.$O$6]" office:value-type="float" office:value="3150">
            <text:p>3150.00</text:p>
          </table:table-cell>
          <table:table-cell table:formula="of:=[.M56] * -1" office:value-type="float" office:value="-2760.98659953797">
            <text:p>-2760.9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6">
            <text:p>46.00</text:p>
          </table:table-cell>
          <table:table-cell table:formula="of:=[.G57]^0" office:value-type="float" office:value="1">
            <text:p>1.00</text:p>
          </table:table-cell>
          <table:table-cell office:value-type="float" office:value="31">
            <text:p>31.00</text:p>
          </table:table-cell>
          <table:table-cell table:formula="of:=[.G57]*[.G57]" office:value-type="float" office:value="961">
            <text:p>961.00</text:p>
          </table:table-cell>
          <table:table-cell table:formula="of:=(RAND()*2-1)*[.$G$7]" office:value-type="float" office:value="-0.449529094155878">
            <text:p>-0.45</text:p>
          </table:table-cell>
          <table:table-cell table:formula="of:=[.$G$4]*[.F57]+[.$G$5]*[.G57]+[.$G$6]*[.H57]+[.I57]" office:value-type="float" office:value="2945.55047090584">
            <text:p>2945.55</text:p>
          </table:table-cell>
          <table:table-cell table:number-columns-repeated="2"/>
          <table:table-cell table:formula="of:=[.$M$4]*[.F57]+[.$M$5]*[.G57]+[.$M$6]*[.H57]+[.I57]" office:value-type="float" office:value="2945.07047090584">
            <text:p>2945.07</text:p>
          </table:table-cell>
          <table:table-cell table:formula="of:=[.H57] * [.$O$6]" office:value-type="float" office:value="3363.5">
            <text:p>3363.50</text:p>
          </table:table-cell>
          <table:table-cell table:formula="of:=[.M57] * -1" office:value-type="float" office:value="-2945.07047090584">
            <text:p>-2945.0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7">
            <text:p>47.00</text:p>
          </table:table-cell>
          <table:table-cell table:formula="of:=[.G58]^0" office:value-type="float" office:value="1">
            <text:p>1.00</text:p>
          </table:table-cell>
          <table:table-cell office:value-type="float" office:value="32">
            <text:p>32.00</text:p>
          </table:table-cell>
          <table:table-cell table:formula="of:=[.G58]*[.G58]" office:value-type="float" office:value="1024">
            <text:p>1024.00</text:p>
          </table:table-cell>
          <table:table-cell table:formula="of:=(RAND()*2-1)*[.$G$7]" office:value-type="float" office:value="0.471654433757067">
            <text:p>0.47</text:p>
          </table:table-cell>
          <table:table-cell table:formula="of:=[.$G$4]*[.F58]+[.$G$5]*[.G58]+[.$G$6]*[.H58]+[.I58]" office:value-type="float" office:value="3137.47165443376">
            <text:p>3137.47</text:p>
          </table:table-cell>
          <table:table-cell table:number-columns-repeated="2"/>
          <table:table-cell table:formula="of:=[.$M$4]*[.F58]+[.$M$5]*[.G58]+[.$M$6]*[.H58]+[.I58]" office:value-type="float" office:value="3136.97165443376">
            <text:p>3136.97</text:p>
          </table:table-cell>
          <table:table-cell table:formula="of:=[.H58] * [.$O$6]" office:value-type="float" office:value="3584">
            <text:p>3584.00</text:p>
          </table:table-cell>
          <table:table-cell table:formula="of:=[.M58] * -1" office:value-type="float" office:value="-3136.97165443376">
            <text:p>-3136.9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8">
            <text:p>48.00</text:p>
          </table:table-cell>
          <table:table-cell table:formula="of:=[.G59]^0" office:value-type="float" office:value="1">
            <text:p>1.00</text:p>
          </table:table-cell>
          <table:table-cell office:value-type="float" office:value="33">
            <text:p>33.00</text:p>
          </table:table-cell>
          <table:table-cell table:formula="of:=[.G59]*[.G59]" office:value-type="float" office:value="1089">
            <text:p>1089.00</text:p>
          </table:table-cell>
          <table:table-cell table:formula="of:=(RAND()*2-1)*[.$G$7]" office:value-type="float" office:value="-0.841136800590903">
            <text:p>-0.84</text:p>
          </table:table-cell>
          <table:table-cell table:formula="of:=[.$G$4]*[.F59]+[.$G$5]*[.G59]+[.$G$6]*[.H59]+[.I59]" office:value-type="float" office:value="3333.15886319941">
            <text:p>3333.16</text:p>
          </table:table-cell>
          <table:table-cell table:number-columns-repeated="2"/>
          <table:table-cell table:formula="of:=[.$M$4]*[.F59]+[.$M$5]*[.G59]+[.$M$6]*[.H59]+[.I59]" office:value-type="float" office:value="3332.63886319941">
            <text:p>3332.64</text:p>
          </table:table-cell>
          <table:table-cell table:formula="of:=[.H59] * [.$O$6]" office:value-type="float" office:value="3811.5">
            <text:p>3811.50</text:p>
          </table:table-cell>
          <table:table-cell table:formula="of:=[.M59] * -1" office:value-type="float" office:value="-3332.63886319941">
            <text:p>-3332.6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49">
            <text:p>49.00</text:p>
          </table:table-cell>
          <table:table-cell table:formula="of:=[.G60]^0" office:value-type="float" office:value="1">
            <text:p>1.00</text:p>
          </table:table-cell>
          <table:table-cell office:value-type="float" office:value="34">
            <text:p>34.00</text:p>
          </table:table-cell>
          <table:table-cell table:formula="of:=[.G60]*[.G60]" office:value-type="float" office:value="1156">
            <text:p>1156.00</text:p>
          </table:table-cell>
          <table:table-cell table:formula="of:=(RAND()*2-1)*[.$G$7]" office:value-type="float" office:value="-0.0726985987275839">
            <text:p>-0.07</text:p>
          </table:table-cell>
          <table:table-cell table:formula="of:=[.$G$4]*[.F60]+[.$G$5]*[.G60]+[.$G$6]*[.H60]+[.I60]" office:value-type="float" office:value="3536.92730140127">
            <text:p>3536.93</text:p>
          </table:table-cell>
          <table:table-cell table:number-columns-repeated="2"/>
          <table:table-cell table:formula="of:=[.$M$4]*[.F60]+[.$M$5]*[.G60]+[.$M$6]*[.H60]+[.I60]" office:value-type="float" office:value="3536.38730140127">
            <text:p>3536.39</text:p>
          </table:table-cell>
          <table:table-cell table:formula="of:=[.H60] * [.$O$6]" office:value-type="float" office:value="4046">
            <text:p>4046.00</text:p>
          </table:table-cell>
          <table:table-cell table:formula="of:=[.M60] * -1" office:value-type="float" office:value="-3536.38730140127">
            <text:p>-3536.3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50">
            <text:p>50.00</text:p>
          </table:table-cell>
          <table:table-cell table:formula="of:=[.G61]^0" office:value-type="float" office:value="1">
            <text:p>1.00</text:p>
          </table:table-cell>
          <table:table-cell office:value-type="float" office:value="35">
            <text:p>35.00</text:p>
          </table:table-cell>
          <table:table-cell table:formula="of:=[.G61]*[.G61]" office:value-type="float" office:value="1225">
            <text:p>1225.00</text:p>
          </table:table-cell>
          <table:table-cell table:formula="of:=(RAND()*2-1)*[.$G$7]" office:value-type="float" office:value="-0.89127465384081">
            <text:p>-0.89</text:p>
          </table:table-cell>
          <table:table-cell table:formula="of:=[.$G$4]*[.F61]+[.$G$5]*[.G61]+[.$G$6]*[.H61]+[.I61]" office:value-type="float" office:value="3745.10872534616">
            <text:p>3745.11</text:p>
          </table:table-cell>
          <table:table-cell table:number-columns-repeated="2"/>
          <table:table-cell table:formula="of:=[.$M$4]*[.F61]+[.$M$5]*[.G61]+[.$M$6]*[.H61]+[.I61]" office:value-type="float" office:value="3744.54872534616">
            <text:p>3744.55</text:p>
          </table:table-cell>
          <table:table-cell table:formula="of:=[.H61] * [.$O$6]" office:value-type="float" office:value="4287.5">
            <text:p>4287.50</text:p>
          </table:table-cell>
          <table:table-cell table:formula="of:=[.M61] * -1" office:value-type="float" office:value="-3744.54872534616">
            <text:p>-3744.5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2ndOrderPolynomial.R83" table:end-x="0.6665in" table:end-y="0.1508in" draw:z-index="0" draw:style-name="gr1" draw:text-style-name="P1" svg:width="7.3524in" svg:height="3.5429in" svg:x="0.5909in" svg:y="0.1642in">
              <draw:object draw:notify-on-update-of-ranges="2ndOrderPolynomial.G12:2ndOrderPolynomial.G61 2ndOrderPolynomial.J10:2ndOrderPolynomial.J11 2ndOrderPolynomial.J12:2ndOrderPolynomial.J61 2ndOrderPolynomial.G12:2ndOrderPolynomial.G61 2ndOrderPolynomial.M11:2ndOrderPolynomial.M11 2ndOrderPolynomial.M12:2ndOrderPolynomial.M61 2ndOrderPolynomial.G12:2ndOrderPolynomial.G61 2ndOrderPolynomial.N11:2ndOrderPolynomial.N11 2ndOrderPolynomial.N12:2ndOrderPolynomial.N61 2ndOrderPolynomial.G12:2ndOrderPolynomial.G61 2ndOrderPolynomial.I11:2ndOrderPolynomial.I11 2ndOrderPolynomial.I12:2ndOrderPolynomial.I6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ogN" table:style-name="ta1" table:print="false">
        <table:table-column table:style-name="co1" table:number-columns-repeated="5" table:default-cell-style-name="ce3"/>
        <table:table-column table:style-name="co1" table:number-columns-repeated="7" table:default-cell-style-name="ce1"/>
        <table:table-column table:style-name="co1" table:number-columns-repeated="1012" table:default-cell-style-name="ce3"/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3"/>
          <table:table-cell office:value-type="string">
            <text:p>f(r) = C0*R0+C1*Log(R1)+C2*R1*Log(R1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" office:value-type="float" office:value="1.00349">
            <text:p>1.00349</text:p>
          </table:table-cell>
          <table:table-cell office:value-type="string">
            <text:p><text:s/>= C0</text:p>
          </table:table-cell>
          <table:table-cell table:number-columns-repeated="4"/>
          <table:table-cell table:style-name="ce5" office:value-type="float" office:value="1.14">
            <text:p>1.14</text:p>
          </table:table-cell>
          <table:table-cell table:style-name="ce8" table:formula="of:= c0" office:value-type="float" office:value="0">
            <text:p>#NAME?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6"/>
          <table:table-cell table:style-name="ce4" office:value-type="float" office:value="2.20482">
            <text:p>2.20482</text:p>
          </table:table-cell>
          <table:table-cell office:value-type="string">
            <text:p><text:s/>= C1</text:p>
          </table:table-cell>
          <table:table-cell table:number-columns-repeated="4"/>
          <table:table-cell table:style-name="ce5" office:value-type="float" office:value="1.98">
            <text:p>1.98</text:p>
          </table:table-cell>
          <table:table-cell table:style-name="ce8" table:formula="of:= [.C1]" office:value-type="float" office:value="0">
            <text:p>0.00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6"/>
          <table:table-cell table:style-name="ce4" office:value-type="float" office:value="2.98878">
            <text:p>2.98878</text:p>
          </table:table-cell>
          <table:table-cell office:value-type="string">
            <text:p><text:s/>= C2</text:p>
          </table:table-cell>
          <table:table-cell table:number-columns-repeated="4"/>
          <table:table-cell table:style-name="ce5" office:value-type="float" office:value="3">
            <text:p>3.00</text:p>
          </table:table-cell>
          <table:table-cell table:style-name="ce8" table:formula="of:= [.C2]" office:value-type="float" office:value="0">
            <text:p>0.00</text:p>
          </table:table-cell>
          <table:table-cell table:style-name="ce5" office:value-type="float" office:value="3.5">
            <text:p>3.5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4" office:value-type="float" office:value="1">
            <text:p>1.00000</text:p>
          </table:table-cell>
          <table:table-cell office:value-type="string">
            <text:p><text:s/>= Noise Magnitude</text:p>
          </table:table-cell>
          <table:table-cell table:number-columns-repeated="4"/>
          <table:table-cell table:style-name="ce6" table:number-columns-repeated="3"/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ce6" table:number-columns-repeated="3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r0</text:p>
          </table:table-cell>
          <table:table-cell office:value-type="string">
            <text:p>r1</text:p>
          </table:table-cell>
          <table:table-cell office:value-type="string">
            <text:p>Log(R1)</text:p>
          </table:table-cell>
          <table:table-cell office:value-type="string">
            <text:p>R1*Log(R1)</text:p>
          </table:table-cell>
          <table:table-cell/>
          <table:table-cell office:value-type="string">
            <text:p>f </text:p>
          </table:table-cell>
          <table:table-cell/>
          <table:table-cell table:style-name="ce6" table:number-columns-repeated="3"/>
          <table:table-cell table:number-columns-repeated="1009"/>
        </table:table-row>
        <table:table-row table:style-name="ro2">
          <table:table-cell table:number-columns-repeated="4"/>
          <table:table-cell office:value-type="string">
            <text:p>N</text:p>
          </table:table-cell>
          <table:table-cell office:value-type="string">
            <text:p>N^0</text:p>
          </table:table-cell>
          <table:table-cell office:value-type="string">
            <text:p>N</text:p>
          </table:table-cell>
          <table:table-cell office:value-type="string">
            <text:p>log(N)</text:p>
          </table:table-cell>
          <table:table-cell office:value-type="string">
            <text:p>Nlog(N)</text:p>
          </table:table-cell>
          <table:table-cell office:value-type="string">
            <text:p>Noise</text:p>
          </table:table-cell>
          <table:table-cell office:value-type="string">
            <text:p>Function</text:p>
          </table:table-cell>
          <table:table-cell/>
          <table:table-cell table:style-name="ce5" office:value-type="string">
            <text:p>Curve Fit</text:p>
          </table:table-cell>
          <table:table-cell table:style-name="ce5" office:value-type="string">
            <text:p>Big O C''(N^2)</text:p>
          </table:table-cell>
          <table:table-cell table:style-name="ce5" office:value-type="string">
            <text:p>Big O – Simulated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">
            <text:p>1</text:p>
          </table:table-cell>
          <table:table-cell table:formula="of:=[.G12]^0" office:value-type="float" office:value="1">
            <text:p>1.00</text:p>
          </table:table-cell>
          <table:table-cell office:value-type="float" office:value="0.25">
            <text:p>0.25</text:p>
          </table:table-cell>
          <table:table-cell table:formula="of:=LOG([.G12])" office:value-type="float" office:value="-0.602059991327962">
            <text:p>-0.60</text:p>
          </table:table-cell>
          <table:table-cell table:formula="of:=[.G12]*[.H12]" office:value-type="float" office:value="-0.150514997831991">
            <text:p>-0.15</text:p>
          </table:table-cell>
          <table:table-cell table:formula="of:=(RAND()*2-1)*[.$G$7]" office:value-type="float" office:value="-0.48264071252197">
            <text:p>-0.48</text:p>
          </table:table-cell>
          <table:table-cell table:formula="of:=[.$G$4]*[.F12]+[.$G$5]*[.H12]+[.$G$6]*[.I12]+[.J12]" office:value-type="float" office:value="-1.25644083782199">
            <text:p>-1.26</text:p>
          </table:table-cell>
          <table:table-cell/>
          <table:table-cell table:style-name="ce7" table:formula="of:=[.$M$4]*[.F12]+[.$M$5]*[.G12]+[.$M$6]*[.H12]+[.I12]" office:value-type="float" office:value="-0.321694971815877">
            <text:p>-0.32</text:p>
          </table:table-cell>
          <table:table-cell table:style-name="ce7" table:formula="of:=[.H12] * [.$O$6]" office:value-type="float" office:value="-2.10720996964787">
            <text:p>-2.11</text:p>
          </table:table-cell>
          <table:table-cell table:style-name="ce7" table:formula="of:=[.M12] * -1" office:value-type="float" office:value="0.321694971815877">
            <text:p>0.32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">
            <text:p>2</text:p>
          </table:table-cell>
          <table:table-cell table:formula="of:=[.G13]^0" office:value-type="float" office:value="1">
            <text:p>1.00</text:p>
          </table:table-cell>
          <table:table-cell office:value-type="float" office:value="0.5">
            <text:p>0.50</text:p>
          </table:table-cell>
          <table:table-cell table:formula="of:=LOG([.G13])" office:value-type="float" office:value="-0.301029995663981">
            <text:p>-0.30</text:p>
          </table:table-cell>
          <table:table-cell table:formula="of:=[.G13]*[.H13]" office:value-type="float" office:value="-0.150514997831991">
            <text:p>-0.15</text:p>
          </table:table-cell>
          <table:table-cell table:formula="of:=(RAND()*2-1)*[.$G$7]" office:value-type="float" office:value="0.813015819527209">
            <text:p>0.81</text:p>
          </table:table-cell>
          <table:table-cell table:formula="of:=[.$G$4]*[.F13]+[.$G$5]*[.H13]+[.$G$6]*[.I13]+[.J13]" office:value-type="float" office:value="0.702932649267053">
            <text:p>0.70</text:p>
          </table:table-cell>
          <table:table-cell/>
          <table:table-cell table:style-name="ce7" table:formula="of:=[.$M$4]*[.F13]+[.$M$5]*[.G13]+[.$M$6]*[.H13]+[.I13]" office:value-type="float" office:value="1.07639501517607">
            <text:p>1.08</text:p>
          </table:table-cell>
          <table:table-cell table:style-name="ce7" table:formula="of:=[.H13] * [.$O$6]" office:value-type="float" office:value="-1.05360498482393">
            <text:p>-1.05</text:p>
          </table:table-cell>
          <table:table-cell table:style-name="ce7" table:formula="of:=[.M13] * -1" office:value-type="float" office:value="-1.07639501517607">
            <text:p>-1.08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">
            <text:p>3</text:p>
          </table:table-cell>
          <table:table-cell table:formula="of:=[.G14]^0" office:value-type="float" office:value="1">
            <text:p>1.00</text:p>
          </table:table-cell>
          <table:table-cell office:value-type="float" office:value="0.75">
            <text:p>0.75</text:p>
          </table:table-cell>
          <table:table-cell table:formula="of:=LOG([.G14])" office:value-type="float" office:value="-0.1249387366083">
            <text:p>-0.12</text:p>
          </table:table-cell>
          <table:table-cell table:formula="of:=[.G14]*[.H14]" office:value-type="float" office:value="-0.0937040524562249">
            <text:p>-0.09</text:p>
          </table:table-cell>
          <table:table-cell table:formula="of:=(RAND()*2-1)*[.$G$7]" office:value-type="float" office:value="-0.502719197887927">
            <text:p>-0.50</text:p>
          </table:table-cell>
          <table:table-cell table:formula="of:=[.$G$4]*[.F14]+[.$G$5]*[.H14]+[.$G$6]*[.I14]+[.J14]" office:value-type="float" office:value="-0.0547574210367553">
            <text:p>-0.05</text:p>
          </table:table-cell>
          <table:table-cell/>
          <table:table-cell table:style-name="ce7" table:formula="of:=[.$M$4]*[.F14]+[.$M$5]*[.G14]+[.$M$6]*[.H14]+[.I14]" office:value-type="float" office:value="2.15647973771888">
            <text:p>2.16</text:p>
          </table:table-cell>
          <table:table-cell table:style-name="ce7" table:formula="of:=[.H14] * [.$O$6]" office:value-type="float" office:value="-0.43728557812905">
            <text:p>-0.44</text:p>
          </table:table-cell>
          <table:table-cell table:style-name="ce7" table:formula="of:=[.M14] * -1" office:value-type="float" office:value="-2.15647973771888">
            <text:p>-2.16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">
            <text:p>4</text:p>
          </table:table-cell>
          <table:table-cell table:formula="of:=[.G15]^0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LOG([.G15])" office:value-type="float" office:value="0">
            <text:p>0.00</text:p>
          </table:table-cell>
          <table:table-cell table:formula="of:=[.G15]*[.H15]" office:value-type="float" office:value="0">
            <text:p>0.00</text:p>
          </table:table-cell>
          <table:table-cell table:formula="of:=(RAND()*2-1)*[.$G$7]" office:value-type="float" office:value="-0.172280470840633">
            <text:p>-0.17</text:p>
          </table:table-cell>
          <table:table-cell table:formula="of:=[.$G$4]*[.F15]+[.$G$5]*[.H15]+[.$G$6]*[.I15]+[.J15]" office:value-type="float" office:value="0.831209529159367">
            <text:p>0.83</text:p>
          </table:table-cell>
          <table:table-cell/>
          <table:table-cell table:style-name="ce7" table:formula="of:=[.$M$4]*[.F15]+[.$M$5]*[.G15]+[.$M$6]*[.H15]+[.I15]" office:value-type="float" office:value="3.12">
            <text:p>3.12</text:p>
          </table:table-cell>
          <table:table-cell table:style-name="ce7" table:formula="of:=[.H15] * [.$O$6]" office:value-type="float" office:value="0">
            <text:p>0.00</text:p>
          </table:table-cell>
          <table:table-cell table:style-name="ce7" table:formula="of:=[.M15] * -1" office:value-type="float" office:value="-3.12">
            <text:p>-3.12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5">
            <text:p>5</text:p>
          </table:table-cell>
          <table:table-cell table:formula="of:=[.G16]^0" office:value-type="float" office:value="1">
            <text:p>1.00</text:p>
          </table:table-cell>
          <table:table-cell office:value-type="float" office:value="1.25">
            <text:p>1.25</text:p>
          </table:table-cell>
          <table:table-cell table:formula="of:=LOG([.G16])" office:value-type="float" office:value="0.0969100130080564">
            <text:p>0.10</text:p>
          </table:table-cell>
          <table:table-cell table:formula="of:=[.G16]*[.H16]" office:value-type="float" office:value="0.121137516260071">
            <text:p>0.12</text:p>
          </table:table-cell>
          <table:table-cell table:formula="of:=(RAND()*2-1)*[.$G$7]" office:value-type="float" office:value="0.344451449345797">
            <text:p>0.34</text:p>
          </table:table-cell>
          <table:table-cell table:formula="of:=[.$G$4]*[.F16]+[.$G$5]*[.H16]+[.$G$6]*[.I16]+[.J16]" office:value-type="float" office:value="1.92366397007399">
            <text:p>1.92</text:p>
          </table:table-cell>
          <table:table-cell/>
          <table:table-cell table:style-name="ce7" table:formula="of:=[.$M$4]*[.F16]+[.$M$5]*[.G16]+[.$M$6]*[.H16]+[.I16]" office:value-type="float" office:value="4.02686755528424">
            <text:p>4.03</text:p>
          </table:table-cell>
          <table:table-cell table:style-name="ce7" table:formula="of:=[.H16] * [.$O$6]" office:value-type="float" office:value="0.339185045528197">
            <text:p>0.34</text:p>
          </table:table-cell>
          <table:table-cell table:style-name="ce7" table:formula="of:=[.M16] * -1" office:value-type="float" office:value="-4.02686755528424">
            <text:p>-4.0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6">
            <text:p>6</text:p>
          </table:table-cell>
          <table:table-cell table:formula="of:=[.G17]^0" office:value-type="float" office:value="1">
            <text:p>1.00</text:p>
          </table:table-cell>
          <table:table-cell office:value-type="float" office:value="1.5">
            <text:p>1.50</text:p>
          </table:table-cell>
          <table:table-cell table:formula="of:=LOG([.G17])" office:value-type="float" office:value="0.176091259055681">
            <text:p>0.18</text:p>
          </table:table-cell>
          <table:table-cell table:formula="of:=[.G17]*[.H17]" office:value-type="float" office:value="0.264136888583522">
            <text:p>0.26</text:p>
          </table:table-cell>
          <table:table-cell table:formula="of:=(RAND()*2-1)*[.$G$7]" office:value-type="float" office:value="-0.61217960016802">
            <text:p>-0.61</text:p>
          </table:table-cell>
          <table:table-cell table:formula="of:=[.$G$4]*[.F17]+[.$G$5]*[.H17]+[.$G$6]*[.I17]+[.J17]" office:value-type="float" office:value="1.56900697948379">
            <text:p>1.57</text:p>
          </table:table-cell>
          <table:table-cell/>
          <table:table-cell table:style-name="ce7" table:formula="of:=[.$M$4]*[.F17]+[.$M$5]*[.G17]+[.$M$6]*[.H17]+[.I17]" office:value-type="float" office:value="4.90241066575057">
            <text:p>4.90</text:p>
          </table:table-cell>
          <table:table-cell table:style-name="ce7" table:formula="of:=[.H17] * [.$O$6]" office:value-type="float" office:value="0.616319406694884">
            <text:p>0.62</text:p>
          </table:table-cell>
          <table:table-cell table:style-name="ce7" table:formula="of:=[.M17] * -1" office:value-type="float" office:value="-4.90241066575057">
            <text:p>-4.9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7">
            <text:p>7</text:p>
          </table:table-cell>
          <table:table-cell table:formula="of:=[.G18]^0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formula="of:=LOG([.G18])" office:value-type="float" office:value="0.243038048686294">
            <text:p>0.24</text:p>
          </table:table-cell>
          <table:table-cell table:formula="of:=[.G18]*[.H18]" office:value-type="float" office:value="0.425316585201015">
            <text:p>0.43</text:p>
          </table:table-cell>
          <table:table-cell table:formula="of:=(RAND()*2-1)*[.$G$7]" office:value-type="float" office:value="0.471462614834309">
            <text:p>0.47</text:p>
          </table:table-cell>
          <table:table-cell table:formula="of:=[.$G$4]*[.F18]+[.$G$5]*[.H18]+[.$G$6]*[.I18]+[.J18]" office:value-type="float" office:value="3.28198546885591">
            <text:p>3.28</text:p>
          </table:table-cell>
          <table:table-cell/>
          <table:table-cell table:style-name="ce7" table:formula="of:=[.$M$4]*[.F18]+[.$M$5]*[.G18]+[.$M$6]*[.H18]+[.I18]" office:value-type="float" office:value="5.7594307312599">
            <text:p>5.76</text:p>
          </table:table-cell>
          <table:table-cell table:style-name="ce7" table:formula="of:=[.H18] * [.$O$6]" office:value-type="float" office:value="0.85063317040203">
            <text:p>0.85</text:p>
          </table:table-cell>
          <table:table-cell table:style-name="ce7" table:formula="of:=[.M18] * -1" office:value-type="float" office:value="-5.7594307312599">
            <text:p>-5.76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8">
            <text:p>8</text:p>
          </table:table-cell>
          <table:table-cell table:formula="of:=[.G19]^0" office:value-type="float" office:value="1">
            <text:p>1.00</text:p>
          </table:table-cell>
          <table:table-cell office:value-type="float" office:value="2">
            <text:p>2.00</text:p>
          </table:table-cell>
          <table:table-cell table:formula="of:=LOG([.G19])" office:value-type="float" office:value="0.301029995663981">
            <text:p>0.30</text:p>
          </table:table-cell>
          <table:table-cell table:formula="of:=[.G19]*[.H19]" office:value-type="float" office:value="0.602059991327962">
            <text:p>0.60</text:p>
          </table:table-cell>
          <table:table-cell table:formula="of:=(RAND()*2-1)*[.$G$7]" office:value-type="float" office:value="-0.832789248321205">
            <text:p>-0.83</text:p>
          </table:table-cell>
          <table:table-cell table:formula="of:=[.$G$4]*[.F19]+[.$G$5]*[.H19]+[.$G$6]*[.I19]+[.J19]" office:value-type="float" office:value="2.63384256759984">
            <text:p>2.63</text:p>
          </table:table-cell>
          <table:table-cell/>
          <table:table-cell table:style-name="ce7" table:formula="of:=[.$M$4]*[.F19]+[.$M$5]*[.G19]+[.$M$6]*[.H19]+[.I19]" office:value-type="float" office:value="6.60514997831991">
            <text:p>6.61</text:p>
          </table:table-cell>
          <table:table-cell table:style-name="ce7" table:formula="of:=[.H19] * [.$O$6]" office:value-type="float" office:value="1.05360498482393">
            <text:p>1.05</text:p>
          </table:table-cell>
          <table:table-cell table:style-name="ce7" table:formula="of:=[.M19] * -1" office:value-type="float" office:value="-6.60514997831991">
            <text:p>-6.6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9">
            <text:p>9</text:p>
          </table:table-cell>
          <table:table-cell table:formula="of:=[.G20]^0" office:value-type="float" office:value="1">
            <text:p>1.00</text:p>
          </table:table-cell>
          <table:table-cell office:value-type="float" office:value="2.25">
            <text:p>2.25</text:p>
          </table:table-cell>
          <table:table-cell table:formula="of:=LOG([.G20])" office:value-type="float" office:value="0.352182518111362">
            <text:p>0.35</text:p>
          </table:table-cell>
          <table:table-cell table:formula="of:=[.G20]*[.H20]" office:value-type="float" office:value="0.792410665750566">
            <text:p>0.79</text:p>
          </table:table-cell>
          <table:table-cell table:formula="of:=(RAND()*2-1)*[.$G$7]" office:value-type="float" office:value="0.752886061556637">
            <text:p>0.75</text:p>
          </table:table-cell>
          <table:table-cell table:formula="of:=[.$G$4]*[.F20]+[.$G$5]*[.H20]+[.$G$6]*[.I20]+[.J20]" office:value-type="float" office:value="4.90121627072091">
            <text:p>4.90</text:p>
          </table:table-cell>
          <table:table-cell/>
          <table:table-cell table:style-name="ce7" table:formula="of:=[.$M$4]*[.F20]+[.$M$5]*[.G20]+[.$M$6]*[.H20]+[.I20]" office:value-type="float" office:value="7.44395822008465">
            <text:p>7.44</text:p>
          </table:table-cell>
          <table:table-cell table:style-name="ce7" table:formula="of:=[.H20] * [.$O$6]" office:value-type="float" office:value="1.23263881338977">
            <text:p>1.23</text:p>
          </table:table-cell>
          <table:table-cell table:style-name="ce7" table:formula="of:=[.M20] * -1" office:value-type="float" office:value="-7.44395822008465">
            <text:p>-7.4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0">
            <text:p>10</text:p>
          </table:table-cell>
          <table:table-cell table:formula="of:=[.G21]^0" office:value-type="float" office:value="1">
            <text:p>1.00</text:p>
          </table:table-cell>
          <table:table-cell office:value-type="float" office:value="2.5">
            <text:p>2.50</text:p>
          </table:table-cell>
          <table:table-cell table:formula="of:=LOG([.G21])" office:value-type="float" office:value="0.397940008672038">
            <text:p>0.40</text:p>
          </table:table-cell>
          <table:table-cell table:formula="of:=[.G21]*[.H21]" office:value-type="float" office:value="0.994850021680094">
            <text:p>0.99</text:p>
          </table:table-cell>
          <table:table-cell table:formula="of:=(RAND()*2-1)*[.$G$7]" office:value-type="float" office:value="0.470473843626678">
            <text:p>0.47</text:p>
          </table:table-cell>
          <table:table-cell table:formula="of:=[.$G$4]*[.F21]+[.$G$5]*[.H21]+[.$G$6]*[.I21]+[.J21]" office:value-type="float" office:value="5.32473778134399">
            <text:p>5.32</text:p>
          </table:table-cell>
          <table:table-cell/>
          <table:table-cell table:style-name="ce7" table:formula="of:=[.$M$4]*[.F21]+[.$M$5]*[.G21]+[.$M$6]*[.H21]+[.I21]" office:value-type="float" office:value="8.27867004769621">
            <text:p>8.28</text:p>
          </table:table-cell>
          <table:table-cell table:style-name="ce7" table:formula="of:=[.H21] * [.$O$6]" office:value-type="float" office:value="1.39279003035213">
            <text:p>1.39</text:p>
          </table:table-cell>
          <table:table-cell table:style-name="ce7" table:formula="of:=[.M21] * -1" office:value-type="float" office:value="-8.27867004769621">
            <text:p>-8.28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1">
            <text:p>11</text:p>
          </table:table-cell>
          <table:table-cell table:formula="of:=[.G22]^0" office:value-type="float" office:value="1">
            <text:p>1.00</text:p>
          </table:table-cell>
          <table:table-cell office:value-type="float" office:value="2.75">
            <text:p>2.75</text:p>
          </table:table-cell>
          <table:table-cell table:formula="of:=LOG([.G22])" office:value-type="float" office:value="0.439332693830263">
            <text:p>0.44</text:p>
          </table:table-cell>
          <table:table-cell table:formula="of:=[.G22]*[.H22]" office:value-type="float" office:value="1.20816490803322">
            <text:p>1.21</text:p>
          </table:table-cell>
          <table:table-cell table:formula="of:=(RAND()*2-1)*[.$G$7]" office:value-type="float" office:value="0.87469589477405">
            <text:p>0.87</text:p>
          </table:table-cell>
          <table:table-cell table:formula="of:=[.$G$4]*[.F22]+[.$G$5]*[.H22]+[.$G$6]*[.I22]+[.J22]" office:value-type="float" office:value="6.45777451861642">
            <text:p>6.46</text:p>
          </table:table-cell>
          <table:table-cell/>
          <table:table-cell table:style-name="ce7" table:formula="of:=[.$M$4]*[.F22]+[.$M$5]*[.G22]+[.$M$6]*[.H22]+[.I22]" office:value-type="float" office:value="9.11116298952401">
            <text:p>9.11</text:p>
          </table:table-cell>
          <table:table-cell table:style-name="ce7" table:formula="of:=[.H22] * [.$O$6]" office:value-type="float" office:value="1.53766442840592">
            <text:p>1.54</text:p>
          </table:table-cell>
          <table:table-cell table:style-name="ce7" table:formula="of:=[.M22] * -1" office:value-type="float" office:value="-9.11116298952401">
            <text:p>-9.1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2">
            <text:p>12</text:p>
          </table:table-cell>
          <table:table-cell table:formula="of:=[.G23]^0" office:value-type="float" office:value="1">
            <text:p>1.00</text:p>
          </table:table-cell>
          <table:table-cell office:value-type="float" office:value="3">
            <text:p>3.00</text:p>
          </table:table-cell>
          <table:table-cell table:formula="of:=LOG([.G23])" office:value-type="float" office:value="0.477121254719662">
            <text:p>0.48</text:p>
          </table:table-cell>
          <table:table-cell table:formula="of:=[.G23]*[.H23]" office:value-type="float" office:value="1.43136376415899">
            <text:p>1.43</text:p>
          </table:table-cell>
          <table:table-cell table:formula="of:=(RAND()*2-1)*[.$G$7]" office:value-type="float" office:value="-0.806528427172452">
            <text:p>-0.81</text:p>
          </table:table-cell>
          <table:table-cell table:formula="of:=[.$G$4]*[.F23]+[.$G$5]*[.H23]+[.$G$6]*[.I23]+[.J23]" office:value-type="float" office:value="5.52695944870165">
            <text:p>5.53</text:p>
          </table:table-cell>
          <table:table-cell/>
          <table:table-cell table:style-name="ce7" table:formula="of:=[.$M$4]*[.F23]+[.$M$5]*[.G23]+[.$M$6]*[.H23]+[.I23]" office:value-type="float" office:value="9.94272752831798">
            <text:p>9.94</text:p>
          </table:table-cell>
          <table:table-cell table:style-name="ce7" table:formula="of:=[.H23] * [.$O$6]" office:value-type="float" office:value="1.66992439151882">
            <text:p>1.67</text:p>
          </table:table-cell>
          <table:table-cell table:style-name="ce7" table:formula="of:=[.M23] * -1" office:value-type="float" office:value="-9.94272752831798">
            <text:p>-9.9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3">
            <text:p>13</text:p>
          </table:table-cell>
          <table:table-cell table:formula="of:=[.G24]^0" office:value-type="float" office:value="1">
            <text:p>1.00</text:p>
          </table:table-cell>
          <table:table-cell office:value-type="float" office:value="3.25">
            <text:p>3.25</text:p>
          </table:table-cell>
          <table:table-cell table:formula="of:=LOG([.G24])" office:value-type="float" office:value="0.511883360978874">
            <text:p>0.51</text:p>
          </table:table-cell>
          <table:table-cell table:formula="of:=[.G24]*[.H24]" office:value-type="float" office:value="1.66362092318134">
            <text:p>1.66</text:p>
          </table:table-cell>
          <table:table-cell table:formula="of:=(RAND()*2-1)*[.$G$7]" office:value-type="float" office:value="0.193606128450483">
            <text:p>0.19</text:p>
          </table:table-cell>
          <table:table-cell table:formula="of:=[.$G$4]*[.F24]+[.$G$5]*[.H24]+[.$G$6]*[.I24]+[.J24]" office:value-type="float" office:value="7.29790374318986">
            <text:p>7.30</text:p>
          </table:table-cell>
          <table:table-cell/>
          <table:table-cell table:style-name="ce7" table:formula="of:=[.$M$4]*[.F24]+[.$M$5]*[.G24]+[.$M$6]*[.H24]+[.I24]" office:value-type="float" office:value="10.774271006118">
            <text:p>10.77</text:p>
          </table:table-cell>
          <table:table-cell table:style-name="ce7" table:formula="of:=[.H24] * [.$O$6]" office:value-type="float" office:value="1.79159176342606">
            <text:p>1.79</text:p>
          </table:table-cell>
          <table:table-cell table:style-name="ce7" table:formula="of:=[.M24] * -1" office:value-type="float" office:value="-10.774271006118">
            <text:p>-10.77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4">
            <text:p>14</text:p>
          </table:table-cell>
          <table:table-cell table:formula="of:=[.G25]^0" office:value-type="float" office:value="1">
            <text:p>1.00</text:p>
          </table:table-cell>
          <table:table-cell office:value-type="float" office:value="3.5">
            <text:p>3.50</text:p>
          </table:table-cell>
          <table:table-cell table:formula="of:=LOG([.G25])" office:value-type="float" office:value="0.544068044350276">
            <text:p>0.54</text:p>
          </table:table-cell>
          <table:table-cell table:formula="of:=[.G25]*[.H25]" office:value-type="float" office:value="1.90423815522596">
            <text:p>1.90</text:p>
          </table:table-cell>
          <table:table-cell table:formula="of:=(RAND()*2-1)*[.$G$7]" office:value-type="float" office:value="-0.311953672673553">
            <text:p>-0.31</text:p>
          </table:table-cell>
          <table:table-cell table:formula="of:=[.$G$4]*[.F25]+[.$G$5]*[.H25]+[.$G$6]*[.I25]+[.J25]" office:value-type="float" office:value="7.58245734644708">
            <text:p>7.58</text:p>
          </table:table-cell>
          <table:table-cell/>
          <table:table-cell table:style-name="ce7" table:formula="of:=[.$M$4]*[.F25]+[.$M$5]*[.G25]+[.$M$6]*[.H25]+[.I25]" office:value-type="float" office:value="11.6064422882768">
            <text:p>11.61</text:p>
          </table:table-cell>
          <table:table-cell table:style-name="ce7" table:formula="of:=[.H25] * [.$O$6]" office:value-type="float" office:value="1.90423815522596">
            <text:p>1.90</text:p>
          </table:table-cell>
          <table:table-cell table:style-name="ce7" table:formula="of:=[.M25] * -1" office:value-type="float" office:value="-11.6064422882768">
            <text:p>-11.6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5">
            <text:p>15</text:p>
          </table:table-cell>
          <table:table-cell table:formula="of:=[.G26]^0" office:value-type="float" office:value="1">
            <text:p>1.00</text:p>
          </table:table-cell>
          <table:table-cell office:value-type="float" office:value="3.75">
            <text:p>3.75</text:p>
          </table:table-cell>
          <table:table-cell table:formula="of:=LOG([.G26])" office:value-type="float" office:value="0.574031267727719">
            <text:p>0.57</text:p>
          </table:table-cell>
          <table:table-cell table:formula="of:=[.G26]*[.H26]" office:value-type="float" office:value="2.15261725397895">
            <text:p>2.15</text:p>
          </table:table-cell>
          <table:table-cell table:formula="of:=(RAND()*2-1)*[.$G$7]" office:value-type="float" office:value="-0.656724265310913">
            <text:p>-0.66</text:p>
          </table:table-cell>
          <table:table-cell table:formula="of:=[.$G$4]*[.F26]+[.$G$5]*[.H26]+[.$G$6]*[.I26]+[.J26]" office:value-type="float" office:value="8.04610075074771">
            <text:p>8.05</text:p>
          </table:table-cell>
          <table:table-cell/>
          <table:table-cell table:style-name="ce7" table:formula="of:=[.$M$4]*[.F26]+[.$M$5]*[.G26]+[.$M$6]*[.H26]+[.I26]" office:value-type="float" office:value="12.4397110571621">
            <text:p>12.44</text:p>
          </table:table-cell>
          <table:table-cell table:style-name="ce7" table:formula="of:=[.H26] * [.$O$6]" office:value-type="float" office:value="2.00910943704702">
            <text:p>2.01</text:p>
          </table:table-cell>
          <table:table-cell table:style-name="ce7" table:formula="of:=[.M26] * -1" office:value-type="float" office:value="-12.4397110571621">
            <text:p>-12.4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6">
            <text:p>16</text:p>
          </table:table-cell>
          <table:table-cell table:formula="of:=[.G27]^0" office:value-type="float" office:value="1">
            <text:p>1.00</text:p>
          </table:table-cell>
          <table:table-cell office:value-type="float" office:value="4">
            <text:p>4.00</text:p>
          </table:table-cell>
          <table:table-cell table:formula="of:=LOG([.G27])" office:value-type="float" office:value="0.602059991327962">
            <text:p>0.60</text:p>
          </table:table-cell>
          <table:table-cell table:formula="of:=[.G27]*[.H27]" office:value-type="float" office:value="2.40823996531185">
            <text:p>2.41</text:p>
          </table:table-cell>
          <table:table-cell table:formula="of:=(RAND()*2-1)*[.$G$7]" office:value-type="float" office:value="0.429618368390948">
            <text:p>0.43</text:p>
          </table:table-cell>
          <table:table-cell table:formula="of:=[.$G$4]*[.F27]+[.$G$5]*[.H27]+[.$G$6]*[.I27]+[.J27]" office:value-type="float" office:value="9.95824172199541">
            <text:p>9.96</text:p>
          </table:table-cell>
          <table:table-cell/>
          <table:table-cell table:style-name="ce7" table:formula="of:=[.$M$4]*[.F27]+[.$M$5]*[.G27]+[.$M$6]*[.H27]+[.I27]" office:value-type="float" office:value="13.2744199392957">
            <text:p>13.27</text:p>
          </table:table-cell>
          <table:table-cell table:style-name="ce7" table:formula="of:=[.H27] * [.$O$6]" office:value-type="float" office:value="2.10720996964787">
            <text:p>2.11</text:p>
          </table:table-cell>
          <table:table-cell table:style-name="ce7" table:formula="of:=[.M27] * -1" office:value-type="float" office:value="-13.2744199392957">
            <text:p>-13.27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7">
            <text:p>17</text:p>
          </table:table-cell>
          <table:table-cell table:formula="of:=[.G28]^0" office:value-type="float" office:value="1">
            <text:p>1.00</text:p>
          </table:table-cell>
          <table:table-cell office:value-type="float" office:value="4.25">
            <text:p>4.25</text:p>
          </table:table-cell>
          <table:table-cell table:formula="of:=LOG([.G28])" office:value-type="float" office:value="0.628388930050311">
            <text:p>0.63</text:p>
          </table:table-cell>
          <table:table-cell table:formula="of:=[.G28]*[.H28]" office:value-type="float" office:value="2.67065295271382">
            <text:p>2.67</text:p>
          </table:table-cell>
          <table:table-cell table:formula="of:=(RAND()*2-1)*[.$G$7]" office:value-type="float" office:value="-0.320282284170389">
            <text:p>-0.32</text:p>
          </table:table-cell>
          <table:table-cell table:formula="of:=[.$G$4]*[.F28]+[.$G$5]*[.H28]+[.$G$6]*[.I28]+[.J28]" office:value-type="float" office:value="10.0506863285952">
            <text:p>10.05</text:p>
          </table:table-cell>
          <table:table-cell/>
          <table:table-cell table:style-name="ce7" table:formula="of:=[.$M$4]*[.F28]+[.$M$5]*[.G28]+[.$M$6]*[.H28]+[.I28]" office:value-type="float" office:value="14.1108197428648">
            <text:p>14.11</text:p>
          </table:table-cell>
          <table:table-cell table:style-name="ce7" table:formula="of:=[.H28] * [.$O$6]" office:value-type="float" office:value="2.19936125517609">
            <text:p>2.20</text:p>
          </table:table-cell>
          <table:table-cell table:style-name="ce7" table:formula="of:=[.M28] * -1" office:value-type="float" office:value="-14.1108197428648">
            <text:p>-14.1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8">
            <text:p>18</text:p>
          </table:table-cell>
          <table:table-cell table:formula="of:=[.G29]^0" office:value-type="float" office:value="1">
            <text:p>1.00</text:p>
          </table:table-cell>
          <table:table-cell office:value-type="float" office:value="4.5">
            <text:p>4.50</text:p>
          </table:table-cell>
          <table:table-cell table:formula="of:=LOG([.G29])" office:value-type="float" office:value="0.653212513775344">
            <text:p>0.65</text:p>
          </table:table-cell>
          <table:table-cell table:formula="of:=[.G29]*[.H29]" office:value-type="float" office:value="2.93945631198905">
            <text:p>2.94</text:p>
          </table:table-cell>
          <table:table-cell table:formula="of:=(RAND()*2-1)*[.$G$7]" office:value-type="float" office:value="0.146246755961329">
            <text:p>0.15</text:p>
          </table:table-cell>
          <table:table-cell table:formula="of:=[.$G$4]*[.F29]+[.$G$5]*[.H29]+[.$G$6]*[.I29]+[.J29]" office:value-type="float" office:value="11.3753410067301">
            <text:p>11.38</text:p>
          </table:table-cell>
          <table:table-cell/>
          <table:table-cell table:style-name="ce7" table:formula="of:=[.$M$4]*[.F29]+[.$M$5]*[.G29]+[.$M$6]*[.H29]+[.I29]" office:value-type="float" office:value="14.9490938533151">
            <text:p>14.95</text:p>
          </table:table-cell>
          <table:table-cell table:style-name="ce7" table:formula="of:=[.H29] * [.$O$6]" office:value-type="float" office:value="2.2862437982137">
            <text:p>2.29</text:p>
          </table:table-cell>
          <table:table-cell table:style-name="ce7" table:formula="of:=[.M29] * -1" office:value-type="float" office:value="-14.9490938533151">
            <text:p>-14.95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19">
            <text:p>19</text:p>
          </table:table-cell>
          <table:table-cell table:formula="of:=[.G30]^0" office:value-type="float" office:value="1">
            <text:p>1.00</text:p>
          </table:table-cell>
          <table:table-cell office:value-type="float" office:value="4.75">
            <text:p>4.75</text:p>
          </table:table-cell>
          <table:table-cell table:formula="of:=LOG([.G30])" office:value-type="float" office:value="0.676693609624867">
            <text:p>0.68</text:p>
          </table:table-cell>
          <table:table-cell table:formula="of:=[.G30]*[.H30]" office:value-type="float" office:value="3.21429464571812">
            <text:p>3.21</text:p>
          </table:table-cell>
          <table:table-cell table:formula="of:=(RAND()*2-1)*[.$G$7]" office:value-type="float" office:value="0.859484749380499">
            <text:p>0.86</text:p>
          </table:table-cell>
          <table:table-cell table:formula="of:=[.$G$4]*[.F30]+[.$G$5]*[.H30]+[.$G$6]*[.I30]+[.J30]" office:value-type="float" office:value="12.961781904983">
            <text:p>12.96</text:p>
          </table:table-cell>
          <table:table-cell/>
          <table:table-cell table:style-name="ce7" table:formula="of:=[.$M$4]*[.F30]+[.$M$5]*[.G30]+[.$M$6]*[.H30]+[.I30]" office:value-type="float" office:value="15.7893754745927">
            <text:p>15.79</text:p>
          </table:table-cell>
          <table:table-cell table:style-name="ce7" table:formula="of:=[.H30] * [.$O$6]" office:value-type="float" office:value="2.36842763368703">
            <text:p>2.37</text:p>
          </table:table-cell>
          <table:table-cell table:style-name="ce7" table:formula="of:=[.M30] * -1" office:value-type="float" office:value="-15.7893754745927">
            <text:p>-15.79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0">
            <text:p>20</text:p>
          </table:table-cell>
          <table:table-cell table:formula="of:=[.G31]^0" office:value-type="float" office:value="1">
            <text:p>1.00</text:p>
          </table:table-cell>
          <table:table-cell office:value-type="float" office:value="5">
            <text:p>5.00</text:p>
          </table:table-cell>
          <table:table-cell table:formula="of:=LOG([.G31])" office:value-type="float" office:value="0.698970004336019">
            <text:p>0.70</text:p>
          </table:table-cell>
          <table:table-cell table:formula="of:=[.G31]*[.H31]" office:value-type="float" office:value="3.49485002168009">
            <text:p>3.49</text:p>
          </table:table-cell>
          <table:table-cell table:formula="of:=(RAND()*2-1)*[.$G$7]" office:value-type="float" office:value="0.255443743895739">
            <text:p>0.26</text:p>
          </table:table-cell>
          <table:table-cell table:formula="of:=[.$G$4]*[.F31]+[.$G$5]*[.H31]+[.$G$6]*[.I31]+[.J31]" office:value-type="float" office:value="13.2453746366529">
            <text:p>13.25</text:p>
          </table:table-cell>
          <table:table-cell/>
          <table:table-cell table:style-name="ce7" table:formula="of:=[.$M$4]*[.F31]+[.$M$5]*[.G31]+[.$M$6]*[.H31]+[.I31]" office:value-type="float" office:value="16.6317600346882">
            <text:p>16.63</text:p>
          </table:table-cell>
          <table:table-cell table:style-name="ce7" table:formula="of:=[.H31] * [.$O$6]" office:value-type="float" office:value="2.44639501517607">
            <text:p>2.45</text:p>
          </table:table-cell>
          <table:table-cell table:style-name="ce7" table:formula="of:=[.M31] * -1" office:value-type="float" office:value="-16.6317600346882">
            <text:p>-16.6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1">
            <text:p>21</text:p>
          </table:table-cell>
          <table:table-cell table:formula="of:=[.G32]^0" office:value-type="float" office:value="1">
            <text:p>1.00</text:p>
          </table:table-cell>
          <table:table-cell office:value-type="float" office:value="6">
            <text:p>6.00</text:p>
          </table:table-cell>
          <table:table-cell table:formula="of:=LOG([.G32])" office:value-type="float" office:value="0.778151250383644">
            <text:p>0.78</text:p>
          </table:table-cell>
          <table:table-cell table:formula="of:=[.G32]*[.H32]" office:value-type="float" office:value="4.66890750230186">
            <text:p>4.67</text:p>
          </table:table-cell>
          <table:table-cell table:formula="of:=(RAND()*2-1)*[.$G$7]" office:value-type="float" office:value="-0.754298265557736">
            <text:p>-0.75</text:p>
          </table:table-cell>
          <table:table-cell table:formula="of:=[.$G$4]*[.F32]+[.$G$5]*[.H32]+[.$G$6]*[.I32]+[.J32]" office:value-type="float" office:value="15.9192125390429">
            <text:p>15.92</text:p>
          </table:table-cell>
          <table:table-cell/>
          <table:table-cell table:style-name="ce7" table:formula="of:=[.$M$4]*[.F32]+[.$M$5]*[.G32]+[.$M$6]*[.H32]+[.I32]" office:value-type="float" office:value="20.0233612534528">
            <text:p>20.02</text:p>
          </table:table-cell>
          <table:table-cell table:style-name="ce7" table:formula="of:=[.H32] * [.$O$6]" office:value-type="float" office:value="2.72352937634275">
            <text:p>2.72</text:p>
          </table:table-cell>
          <table:table-cell table:style-name="ce7" table:formula="of:=[.M32] * -1" office:value-type="float" office:value="-20.0233612534528">
            <text:p>-20.02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2">
            <text:p>22</text:p>
          </table:table-cell>
          <table:table-cell table:formula="of:=[.G33]^0" office:value-type="float" office:value="1">
            <text:p>1.00</text:p>
          </table:table-cell>
          <table:table-cell office:value-type="float" office:value="7">
            <text:p>7.00</text:p>
          </table:table-cell>
          <table:table-cell table:formula="of:=LOG([.G33])" office:value-type="float" office:value="0.845098040014257">
            <text:p>0.85</text:p>
          </table:table-cell>
          <table:table-cell table:formula="of:=[.G33]*[.H33]" office:value-type="float" office:value="5.9156862800998">
            <text:p>5.92</text:p>
          </table:table-cell>
          <table:table-cell table:formula="of:=(RAND()*2-1)*[.$G$7]" office:value-type="float" office:value="0.652944437693805">
            <text:p>0.65</text:p>
          </table:table-cell>
          <table:table-cell table:formula="of:=[.$G$4]*[.F33]+[.$G$5]*[.H33]+[.$G$6]*[.I33]+[.J33]" office:value-type="float" office:value="21.2004083385147">
            <text:p>21.20</text:p>
          </table:table-cell>
          <table:table-cell/>
          <table:table-cell table:style-name="ce7" table:formula="of:=[.$M$4]*[.F33]+[.$M$5]*[.G33]+[.$M$6]*[.H33]+[.I33]" office:value-type="float" office:value="23.4509804001426">
            <text:p>23.45</text:p>
          </table:table-cell>
          <table:table-cell table:style-name="ce7" table:formula="of:=[.H33] * [.$O$6]" office:value-type="float" office:value="2.9578431400499">
            <text:p>2.96</text:p>
          </table:table-cell>
          <table:table-cell table:style-name="ce7" table:formula="of:=[.M33] * -1" office:value-type="float" office:value="-23.4509804001426">
            <text:p>-23.45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3">
            <text:p>23</text:p>
          </table:table-cell>
          <table:table-cell table:formula="of:=[.G34]^0" office:value-type="float" office:value="1">
            <text:p>1.00</text:p>
          </table:table-cell>
          <table:table-cell office:value-type="float" office:value="8">
            <text:p>8.00</text:p>
          </table:table-cell>
          <table:table-cell table:formula="of:=LOG([.G34])" office:value-type="float" office:value="0.903089986991943">
            <text:p>0.90</text:p>
          </table:table-cell>
          <table:table-cell table:formula="of:=[.G34]*[.H34]" office:value-type="float" office:value="7.22471989593555">
            <text:p>7.22</text:p>
          </table:table-cell>
          <table:table-cell table:formula="of:=(RAND()*2-1)*[.$G$7]" office:value-type="float" office:value="0.94189900578931">
            <text:p>0.94</text:p>
          </table:table-cell>
          <table:table-cell table:formula="of:=[.$G$4]*[.F34]+[.$G$5]*[.H34]+[.$G$6]*[.I34]+[.J34]" office:value-type="float" office:value="25.5296382014831">
            <text:p>25.53</text:p>
          </table:table-cell>
          <table:table-cell/>
          <table:table-cell table:style-name="ce7" table:formula="of:=[.$M$4]*[.F34]+[.$M$5]*[.G34]+[.$M$6]*[.H34]+[.I34]" office:value-type="float" office:value="26.9139898569114">
            <text:p>26.91</text:p>
          </table:table-cell>
          <table:table-cell table:style-name="ce7" table:formula="of:=[.H34] * [.$O$6]" office:value-type="float" office:value="3.1608149544718">
            <text:p>3.16</text:p>
          </table:table-cell>
          <table:table-cell table:style-name="ce7" table:formula="of:=[.M34] * -1" office:value-type="float" office:value="-26.9139898569114">
            <text:p>-26.9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4">
            <text:p>24</text:p>
          </table:table-cell>
          <table:table-cell table:formula="of:=[.G35]^0" office:value-type="float" office:value="1">
            <text:p>1.00</text:p>
          </table:table-cell>
          <table:table-cell office:value-type="float" office:value="9">
            <text:p>9.00</text:p>
          </table:table-cell>
          <table:table-cell table:formula="of:=LOG([.G35])" office:value-type="float" office:value="0.954242509439325">
            <text:p>0.95</text:p>
          </table:table-cell>
          <table:table-cell table:formula="of:=[.G35]*[.H35]" office:value-type="float" office:value="8.58818258495392">
            <text:p>8.59</text:p>
          </table:table-cell>
          <table:table-cell table:formula="of:=(RAND()*2-1)*[.$G$7]" office:value-type="float" office:value="0.36801229044795">
            <text:p>0.37</text:p>
          </table:table-cell>
          <table:table-cell table:formula="of:=[.$G$4]*[.F35]+[.$G$5]*[.H35]+[.$G$6]*[.I35]+[.J35]" office:value-type="float" office:value="29.1436236063685">
            <text:p>29.14</text:p>
          </table:table-cell>
          <table:table-cell/>
          <table:table-cell table:style-name="ce7" table:formula="of:=[.$M$4]*[.F35]+[.$M$5]*[.G35]+[.$M$6]*[.H35]+[.I35]" office:value-type="float" office:value="30.4109101132719">
            <text:p>30.41</text:p>
          </table:table-cell>
          <table:table-cell table:style-name="ce7" table:formula="of:=[.H35] * [.$O$6]" office:value-type="float" office:value="3.33984878303764">
            <text:p>3.34</text:p>
          </table:table-cell>
          <table:table-cell table:style-name="ce7" table:formula="of:=[.M35] * -1" office:value-type="float" office:value="-30.4109101132719">
            <text:p>-30.4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5">
            <text:p>25</text:p>
          </table:table-cell>
          <table:table-cell table:formula="of:=[.G36]^0" office:value-type="float" office:value="1">
            <text:p>1.00</text:p>
          </table:table-cell>
          <table:table-cell office:value-type="float" office:value="10">
            <text:p>10.00</text:p>
          </table:table-cell>
          <table:table-cell table:formula="of:=LOG([.G36])" office:value-type="float" office:value="1">
            <text:p>1.00</text:p>
          </table:table-cell>
          <table:table-cell table:formula="of:=[.G36]*[.H36]" office:value-type="float" office:value="10">
            <text:p>10.00</text:p>
          </table:table-cell>
          <table:table-cell table:formula="of:=(RAND()*2-1)*[.$G$7]" office:value-type="float" office:value="0.739224611315876">
            <text:p>0.74</text:p>
          </table:table-cell>
          <table:table-cell table:formula="of:=[.$G$4]*[.F36]+[.$G$5]*[.H36]+[.$G$6]*[.I36]+[.J36]" office:value-type="float" office:value="33.8353346113159">
            <text:p>33.84</text:p>
          </table:table-cell>
          <table:table-cell/>
          <table:table-cell table:style-name="ce7" table:formula="of:=[.$M$4]*[.F36]+[.$M$5]*[.G36]+[.$M$6]*[.H36]+[.I36]" office:value-type="float" office:value="33.94">
            <text:p>33.94</text:p>
          </table:table-cell>
          <table:table-cell table:style-name="ce7" table:formula="of:=[.H36] * [.$O$6]" office:value-type="float" office:value="3.5">
            <text:p>3.50</text:p>
          </table:table-cell>
          <table:table-cell table:style-name="ce7" table:formula="of:=[.M36] * -1" office:value-type="float" office:value="-33.94">
            <text:p>-33.9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6">
            <text:p>26</text:p>
          </table:table-cell>
          <table:table-cell table:formula="of:=[.G37]^0" office:value-type="float" office:value="1">
            <text:p>1.00</text:p>
          </table:table-cell>
          <table:table-cell office:value-type="float" office:value="11">
            <text:p>11.00</text:p>
          </table:table-cell>
          <table:table-cell table:formula="of:=LOG([.G37])" office:value-type="float" office:value="1.04139268515823">
            <text:p>1.04</text:p>
          </table:table-cell>
          <table:table-cell table:formula="of:=[.G37]*[.H37]" office:value-type="float" office:value="11.4553195367405">
            <text:p>11.46</text:p>
          </table:table-cell>
          <table:table-cell table:formula="of:=(RAND()*2-1)*[.$G$7]" office:value-type="float" office:value="0.294429697562009">
            <text:p>0.29</text:p>
          </table:table-cell>
          <table:table-cell table:formula="of:=[.$G$4]*[.F37]+[.$G$5]*[.H37]+[.$G$6]*[.I37]+[.J37]" office:value-type="float" office:value="37.8314330426718">
            <text:p>37.83</text:p>
          </table:table-cell>
          <table:table-cell/>
          <table:table-cell table:style-name="ce7" table:formula="of:=[.$M$4]*[.F37]+[.$M$5]*[.G37]+[.$M$6]*[.H37]+[.I37]" office:value-type="float" office:value="37.4994975922151">
            <text:p>37.50</text:p>
          </table:table-cell>
          <table:table-cell table:style-name="ce7" table:formula="of:=[.H37] * [.$O$6]" office:value-type="float" office:value="3.64487439805379">
            <text:p>3.64</text:p>
          </table:table-cell>
          <table:table-cell table:style-name="ce7" table:formula="of:=[.M37] * -1" office:value-type="float" office:value="-37.4994975922151">
            <text:p>-37.5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7">
            <text:p>27</text:p>
          </table:table-cell>
          <table:table-cell table:formula="of:=[.G38]^0" office:value-type="float" office:value="1">
            <text:p>1.00</text:p>
          </table:table-cell>
          <table:table-cell office:value-type="float" office:value="12">
            <text:p>12.00</text:p>
          </table:table-cell>
          <table:table-cell table:formula="of:=LOG([.G38])" office:value-type="float" office:value="1.07918124604762">
            <text:p>1.08</text:p>
          </table:table-cell>
          <table:table-cell table:formula="of:=[.G38]*[.H38]" office:value-type="float" office:value="12.9501749525715">
            <text:p>12.95</text:p>
          </table:table-cell>
          <table:table-cell table:formula="of:=(RAND()*2-1)*[.$G$7]" office:value-type="float" office:value="-0.496453448664397">
            <text:p>-0.50</text:p>
          </table:table-cell>
          <table:table-cell table:formula="of:=[.$G$4]*[.F38]+[.$G$5]*[.H38]+[.$G$6]*[.I38]+[.J38]" office:value-type="float" office:value="41.591660840993">
            <text:p>41.59</text:p>
          </table:table-cell>
          <table:table-cell/>
          <table:table-cell table:style-name="ce7" table:formula="of:=[.$M$4]*[.F38]+[.$M$5]*[.G38]+[.$M$6]*[.H38]+[.I38]" office:value-type="float" office:value="41.0877186907144">
            <text:p>41.09</text:p>
          </table:table-cell>
          <table:table-cell table:style-name="ce7" table:formula="of:=[.H38] * [.$O$6]" office:value-type="float" office:value="3.77713436116669">
            <text:p>3.78</text:p>
          </table:table-cell>
          <table:table-cell table:style-name="ce7" table:formula="of:=[.M38] * -1" office:value-type="float" office:value="-41.0877186907144">
            <text:p>-41.09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8">
            <text:p>28</text:p>
          </table:table-cell>
          <table:table-cell table:formula="of:=[.G39]^0" office:value-type="float" office:value="1">
            <text:p>1.00</text:p>
          </table:table-cell>
          <table:table-cell office:value-type="float" office:value="13">
            <text:p>13.00</text:p>
          </table:table-cell>
          <table:table-cell table:formula="of:=LOG([.G39])" office:value-type="float" office:value="1.11394335230684">
            <text:p>1.11</text:p>
          </table:table-cell>
          <table:table-cell table:formula="of:=[.G39]*[.H39]" office:value-type="float" office:value="14.4812635799889">
            <text:p>14.48</text:p>
          </table:table-cell>
          <table:table-cell table:formula="of:=(RAND()*2-1)*[.$G$7]" office:value-type="float" office:value="0.39117915276438">
            <text:p>0.39</text:p>
          </table:table-cell>
          <table:table-cell table:formula="of:=[.$G$4]*[.F39]+[.$G$5]*[.H39]+[.$G$6]*[.I39]+[.J39]" office:value-type="float" office:value="47.1320246973967">
            <text:p>47.13</text:p>
          </table:table-cell>
          <table:table-cell/>
          <table:table-cell table:style-name="ce7" table:formula="of:=[.$M$4]*[.F39]+[.$M$5]*[.G39]+[.$M$6]*[.H39]+[.I39]" office:value-type="float" office:value="44.7030936369094">
            <text:p>44.70</text:p>
          </table:table-cell>
          <table:table-cell table:style-name="ce7" table:formula="of:=[.H39] * [.$O$6]" office:value-type="float" office:value="3.89880173307393">
            <text:p>3.90</text:p>
          </table:table-cell>
          <table:table-cell table:style-name="ce7" table:formula="of:=[.M39] * -1" office:value-type="float" office:value="-44.7030936369094">
            <text:p>-44.7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29">
            <text:p>29</text:p>
          </table:table-cell>
          <table:table-cell table:formula="of:=[.G40]^0" office:value-type="float" office:value="1">
            <text:p>1.00</text:p>
          </table:table-cell>
          <table:table-cell office:value-type="float" office:value="14">
            <text:p>14.00</text:p>
          </table:table-cell>
          <table:table-cell table:formula="of:=LOG([.G40])" office:value-type="float" office:value="1.14612803567824">
            <text:p>1.15</text:p>
          </table:table-cell>
          <table:table-cell table:formula="of:=[.G40]*[.H40]" office:value-type="float" office:value="16.0457924994953">
            <text:p>16.05</text:p>
          </table:table-cell>
          <table:table-cell table:formula="of:=(RAND()*2-1)*[.$G$7]" office:value-type="float" office:value="0.487573798280209">
            <text:p>0.49</text:p>
          </table:table-cell>
          <table:table-cell table:formula="of:=[.$G$4]*[.F40]+[.$G$5]*[.H40]+[.$G$6]*[.I40]+[.J40]" office:value-type="float" office:value="51.9754135205459">
            <text:p>51.98</text:p>
          </table:table-cell>
          <table:table-cell/>
          <table:table-cell table:style-name="ce7" table:formula="of:=[.$M$4]*[.F40]+[.$M$5]*[.G40]+[.$M$6]*[.H40]+[.I40]" office:value-type="float" office:value="48.34417660653">
            <text:p>48.34</text:p>
          </table:table-cell>
          <table:table-cell table:style-name="ce7" table:formula="of:=[.H40] * [.$O$6]" office:value-type="float" office:value="4.01144812487383">
            <text:p>4.01</text:p>
          </table:table-cell>
          <table:table-cell table:style-name="ce7" table:formula="of:=[.M40] * -1" office:value-type="float" office:value="-48.34417660653">
            <text:p>-48.3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0">
            <text:p>30</text:p>
          </table:table-cell>
          <table:table-cell table:formula="of:=[.G41]^0" office:value-type="float" office:value="1">
            <text:p>1.00</text:p>
          </table:table-cell>
          <table:table-cell office:value-type="float" office:value="15">
            <text:p>15.00</text:p>
          </table:table-cell>
          <table:table-cell table:formula="of:=LOG([.G41])" office:value-type="float" office:value="1.17609125905568">
            <text:p>1.18</text:p>
          </table:table-cell>
          <table:table-cell table:formula="of:=[.G41]*[.H41]" office:value-type="float" office:value="17.6413688858352">
            <text:p>17.64</text:p>
          </table:table-cell>
          <table:table-cell table:formula="of:=(RAND()*2-1)*[.$G$7]" office:value-type="float" office:value="-0.147802124731243">
            <text:p>-0.15</text:p>
          </table:table-cell>
          <table:table-cell table:formula="of:=[.$G$4]*[.F41]+[.$G$5]*[.H41]+[.$G$6]*[.I41]+[.J41]" office:value-type="float" office:value="56.1749279036665">
            <text:p>56.17</text:p>
          </table:table-cell>
          <table:table-cell/>
          <table:table-cell table:style-name="ce7" table:formula="of:=[.$M$4]*[.F41]+[.$M$5]*[.G41]+[.$M$6]*[.H41]+[.I41]" office:value-type="float" office:value="52.0096426630023">
            <text:p>52.01</text:p>
          </table:table-cell>
          <table:table-cell table:style-name="ce7" table:formula="of:=[.H41] * [.$O$6]" office:value-type="float" office:value="4.11631940669488">
            <text:p>4.12</text:p>
          </table:table-cell>
          <table:table-cell table:style-name="ce7" table:formula="of:=[.M41] * -1" office:value-type="float" office:value="-52.0096426630023">
            <text:p>-52.0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1">
            <text:p>31</text:p>
          </table:table-cell>
          <table:table-cell table:formula="of:=[.G42]^0" office:value-type="float" office:value="1">
            <text:p>1.00</text:p>
          </table:table-cell>
          <table:table-cell office:value-type="float" office:value="16">
            <text:p>16.00</text:p>
          </table:table-cell>
          <table:table-cell table:formula="of:=LOG([.G42])" office:value-type="float" office:value="1.20411998265592">
            <text:p>1.20</text:p>
          </table:table-cell>
          <table:table-cell table:formula="of:=[.G42]*[.H42]" office:value-type="float" office:value="19.2659197224948">
            <text:p>19.27</text:p>
          </table:table-cell>
          <table:table-cell table:formula="of:=(RAND()*2-1)*[.$G$7]" office:value-type="float" office:value="0.529697118327022">
            <text:p>0.53</text:p>
          </table:table-cell>
          <table:table-cell table:formula="of:=[.$G$4]*[.F42]+[.$G$5]*[.H42]+[.$G$6]*[.I42]+[.J42]" office:value-type="float" office:value="61.7696504866844">
            <text:p>61.77</text:p>
          </table:table-cell>
          <table:table-cell/>
          <table:table-cell table:style-name="ce7" table:formula="of:=[.$M$4]*[.F42]+[.$M$5]*[.G42]+[.$M$6]*[.H42]+[.I42]" office:value-type="float" office:value="55.6982796704626">
            <text:p>55.70</text:p>
          </table:table-cell>
          <table:table-cell table:style-name="ce7" table:formula="of:=[.H42] * [.$O$6]" office:value-type="float" office:value="4.21441993929574">
            <text:p>4.21</text:p>
          </table:table-cell>
          <table:table-cell table:style-name="ce7" table:formula="of:=[.M42] * -1" office:value-type="float" office:value="-55.6982796704626">
            <text:p>-55.70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2">
            <text:p>32</text:p>
          </table:table-cell>
          <table:table-cell table:formula="of:=[.G43]^0" office:value-type="float" office:value="1">
            <text:p>1.00</text:p>
          </table:table-cell>
          <table:table-cell office:value-type="float" office:value="17">
            <text:p>17.00</text:p>
          </table:table-cell>
          <table:table-cell table:formula="of:=LOG([.G43])" office:value-type="float" office:value="1.23044892137827">
            <text:p>1.23</text:p>
          </table:table-cell>
          <table:table-cell table:formula="of:=[.G43]*[.H43]" office:value-type="float" office:value="20.9176316634307">
            <text:p>20.92</text:p>
          </table:table-cell>
          <table:table-cell table:formula="of:=(RAND()*2-1)*[.$G$7]" office:value-type="float" office:value="0.125864033121616">
            <text:p>0.13</text:p>
          </table:table-cell>
          <table:table-cell table:formula="of:=[.$G$4]*[.F43]+[.$G$5]*[.H43]+[.$G$6]*[.I43]+[.J43]" office:value-type="float" office:value="66.3604715869831">
            <text:p>66.36</text:p>
          </table:table-cell>
          <table:table-cell/>
          <table:table-cell table:style-name="ce7" table:formula="of:=[.$M$4]*[.F43]+[.$M$5]*[.G43]+[.$M$6]*[.H43]+[.I43]" office:value-type="float" office:value="59.4089784275655">
            <text:p>59.41</text:p>
          </table:table-cell>
          <table:table-cell table:style-name="ce7" table:formula="of:=[.H43] * [.$O$6]" office:value-type="float" office:value="4.30657122482396">
            <text:p>4.31</text:p>
          </table:table-cell>
          <table:table-cell table:style-name="ce7" table:formula="of:=[.M43] * -1" office:value-type="float" office:value="-59.4089784275655">
            <text:p>-59.41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3">
            <text:p>33</text:p>
          </table:table-cell>
          <table:table-cell table:formula="of:=[.G44]^0" office:value-type="float" office:value="1">
            <text:p>1.00</text:p>
          </table:table-cell>
          <table:table-cell office:value-type="float" office:value="18">
            <text:p>18.00</text:p>
          </table:table-cell>
          <table:table-cell table:formula="of:=LOG([.G44])" office:value-type="float" office:value="1.25527250510331">
            <text:p>1.26</text:p>
          </table:table-cell>
          <table:table-cell table:formula="of:=[.G44]*[.H44]" office:value-type="float" office:value="22.5949050918595">
            <text:p>22.59</text:p>
          </table:table-cell>
          <table:table-cell table:formula="of:=(RAND()*2-1)*[.$G$7]" office:value-type="float" office:value="0.877906044013798">
            <text:p>0.88</text:p>
          </table:table-cell>
          <table:table-cell table:formula="of:=[.$G$4]*[.F44]+[.$G$5]*[.H44]+[.$G$6]*[.I44]+[.J44]" office:value-type="float" office:value="72.1802464091635">
            <text:p>72.18</text:p>
          </table:table-cell>
          <table:table-cell/>
          <table:table-cell table:style-name="ce7" table:formula="of:=[.$M$4]*[.F44]+[.$M$5]*[.G44]+[.$M$6]*[.H44]+[.I44]" office:value-type="float" office:value="63.1407226071694">
            <text:p>63.14</text:p>
          </table:table-cell>
          <table:table-cell table:style-name="ce7" table:formula="of:=[.H44] * [.$O$6]" office:value-type="float" office:value="4.39345376786157">
            <text:p>4.39</text:p>
          </table:table-cell>
          <table:table-cell table:style-name="ce7" table:formula="of:=[.M44] * -1" office:value-type="float" office:value="-63.1407226071694">
            <text:p>-63.1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4">
            <text:p>34</text:p>
          </table:table-cell>
          <table:table-cell table:formula="of:=[.G45]^0" office:value-type="float" office:value="1">
            <text:p>1.00</text:p>
          </table:table-cell>
          <table:table-cell office:value-type="float" office:value="19">
            <text:p>19.00</text:p>
          </table:table-cell>
          <table:table-cell table:formula="of:=LOG([.G45])" office:value-type="float" office:value="1.27875360095283">
            <text:p>1.28</text:p>
          </table:table-cell>
          <table:table-cell table:formula="of:=[.G45]*[.H45]" office:value-type="float" office:value="24.2963184181037">
            <text:p>24.30</text:p>
          </table:table-cell>
          <table:table-cell table:formula="of:=(RAND()*2-1)*[.$G$7]" office:value-type="float" office:value="0.941583449486643">
            <text:p>0.94</text:p>
          </table:table-cell>
          <table:table-cell table:formula="of:=[.$G$4]*[.F45]+[.$G$5]*[.H45]+[.$G$6]*[.I45]+[.J45]" office:value-type="float" office:value="77.3808455255996">
            <text:p>77.38</text:p>
          </table:table-cell>
          <table:table-cell/>
          <table:table-cell table:style-name="ce7" table:formula="of:=[.$M$4]*[.F45]+[.$M$5]*[.G45]+[.$M$6]*[.H45]+[.I45]" office:value-type="float" office:value="66.8925792209622">
            <text:p>66.89</text:p>
          </table:table-cell>
          <table:table-cell table:style-name="ce7" table:formula="of:=[.H45] * [.$O$6]" office:value-type="float" office:value="4.4756376033349">
            <text:p>4.48</text:p>
          </table:table-cell>
          <table:table-cell table:style-name="ce7" table:formula="of:=[.M45] * -1" office:value-type="float" office:value="-66.8925792209622">
            <text:p>-66.89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5">
            <text:p>35</text:p>
          </table:table-cell>
          <table:table-cell table:formula="of:=[.G46]^0" office:value-type="float" office:value="1">
            <text:p>1.00</text:p>
          </table:table-cell>
          <table:table-cell office:value-type="float" office:value="20">
            <text:p>20.00</text:p>
          </table:table-cell>
          <table:table-cell table:formula="of:=LOG([.G46])" office:value-type="float" office:value="1.30102999566398">
            <text:p>1.30</text:p>
          </table:table-cell>
          <table:table-cell table:formula="of:=[.G46]*[.H46]" office:value-type="float" office:value="26.0205999132796">
            <text:p>26.02</text:p>
          </table:table-cell>
          <table:table-cell table:formula="of:=(RAND()*2-1)*[.$G$7]" office:value-type="float" office:value="0.377217141445726">
            <text:p>0.38</text:p>
          </table:table-cell>
          <table:table-cell table:formula="of:=[.$G$4]*[.F46]+[.$G$5]*[.H46]+[.$G$6]*[.I46]+[.J46]" office:value-type="float" office:value="82.0190927052975">
            <text:p>82.02</text:p>
          </table:table-cell>
          <table:table-cell/>
          <table:table-cell table:style-name="ce7" table:formula="of:=[.$M$4]*[.F46]+[.$M$5]*[.G46]+[.$M$6]*[.H46]+[.I46]" office:value-type="float" office:value="70.6636899002716">
            <text:p>70.66</text:p>
          </table:table-cell>
          <table:table-cell table:style-name="ce7" table:formula="of:=[.H46] * [.$O$6]" office:value-type="float" office:value="4.55360498482393">
            <text:p>4.55</text:p>
          </table:table-cell>
          <table:table-cell table:style-name="ce7" table:formula="of:=[.M46] * -1" office:value-type="float" office:value="-70.6636899002716">
            <text:p>-70.66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6">
            <text:p>36</text:p>
          </table:table-cell>
          <table:table-cell table:formula="of:=[.G47]^0" office:value-type="float" office:value="1">
            <text:p>1.00</text:p>
          </table:table-cell>
          <table:table-cell office:value-type="float" office:value="21">
            <text:p>21.00</text:p>
          </table:table-cell>
          <table:table-cell table:formula="of:=LOG([.G47])" office:value-type="float" office:value="1.32221929473392">
            <text:p>1.32</text:p>
          </table:table-cell>
          <table:table-cell table:formula="of:=[.G47]*[.H47]" office:value-type="float" office:value="27.7666051894123">
            <text:p>27.77</text:p>
          </table:table-cell>
          <table:table-cell table:formula="of:=(RAND()*2-1)*[.$G$7]" office:value-type="float" office:value="-0.755933909211308">
            <text:p>-0.76</text:p>
          </table:table-cell>
          <table:table-cell table:formula="of:=[.$G$4]*[.F47]+[.$G$5]*[.H47]+[.$G$6]*[.I47]+[.J47]" office:value-type="float" office:value="86.1510858942156">
            <text:p>86.15</text:p>
          </table:table-cell>
          <table:table-cell/>
          <table:table-cell table:style-name="ce7" table:formula="of:=[.$M$4]*[.F47]+[.$M$5]*[.G47]+[.$M$6]*[.H47]+[.I47]" office:value-type="float" office:value="74.4532630736141">
            <text:p>74.45</text:p>
          </table:table-cell>
          <table:table-cell table:style-name="ce7" table:formula="of:=[.H47] * [.$O$6]" office:value-type="float" office:value="4.62776753156872">
            <text:p>4.63</text:p>
          </table:table-cell>
          <table:table-cell table:style-name="ce7" table:formula="of:=[.M47] * -1" office:value-type="float" office:value="-74.4532630736141">
            <text:p>-74.45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7">
            <text:p>37</text:p>
          </table:table-cell>
          <table:table-cell table:formula="of:=[.G48]^0" office:value-type="float" office:value="1">
            <text:p>1.00</text:p>
          </table:table-cell>
          <table:table-cell office:value-type="float" office:value="22">
            <text:p>22.00</text:p>
          </table:table-cell>
          <table:table-cell table:formula="of:=LOG([.G48])" office:value-type="float" office:value="1.34242268082221">
            <text:p>1.34</text:p>
          </table:table-cell>
          <table:table-cell table:formula="of:=[.G48]*[.H48]" office:value-type="float" office:value="29.5332989780885">
            <text:p>29.53</text:p>
          </table:table-cell>
          <table:table-cell table:formula="of:=(RAND()*2-1)*[.$G$7]" office:value-type="float" office:value="0.394188027828932">
            <text:p>0.39</text:p>
          </table:table-cell>
          <table:table-cell table:formula="of:=[.$G$4]*[.F48]+[.$G$5]*[.H48]+[.$G$6]*[.I48]+[.J48]" office:value-type="float" office:value="92.6260117226908">
            <text:p>92.63</text:p>
          </table:table-cell>
          <table:table-cell/>
          <table:table-cell table:style-name="ce7" table:formula="of:=[.$M$4]*[.F48]+[.$M$5]*[.G48]+[.$M$6]*[.H48]+[.I48]" office:value-type="float" office:value="78.2605670205552">
            <text:p>78.26</text:p>
          </table:table-cell>
          <table:table-cell table:style-name="ce7" table:formula="of:=[.H48] * [.$O$6]" office:value-type="float" office:value="4.69847938287772">
            <text:p>4.70</text:p>
          </table:table-cell>
          <table:table-cell table:style-name="ce7" table:formula="of:=[.M48] * -1" office:value-type="float" office:value="-78.2605670205552">
            <text:p>-78.26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8">
            <text:p>38</text:p>
          </table:table-cell>
          <table:table-cell table:formula="of:=[.G49]^0" office:value-type="float" office:value="1">
            <text:p>1.00</text:p>
          </table:table-cell>
          <table:table-cell office:value-type="float" office:value="23">
            <text:p>23.00</text:p>
          </table:table-cell>
          <table:table-cell table:formula="of:=LOG([.G49])" office:value-type="float" office:value="1.36172783601759">
            <text:p>1.36</text:p>
          </table:table-cell>
          <table:table-cell table:formula="of:=[.G49]*[.H49]" office:value-type="float" office:value="31.3197402284046">
            <text:p>31.32</text:p>
          </table:table-cell>
          <table:table-cell table:formula="of:=(RAND()*2-1)*[.$G$7]" office:value-type="float" office:value="0.469448354095221">
            <text:p>0.47</text:p>
          </table:table-cell>
          <table:table-cell table:formula="of:=[.$G$4]*[.F49]+[.$G$5]*[.H49]+[.$G$6]*[.I49]+[.J49]" office:value-type="float" office:value="98.0831163213547">
            <text:p>98.08</text:p>
          </table:table-cell>
          <table:table-cell/>
          <table:table-cell table:style-name="ce7" table:formula="of:=[.$M$4]*[.F49]+[.$M$5]*[.G49]+[.$M$6]*[.H49]+[.I49]" office:value-type="float" office:value="82.0849237364574">
            <text:p>82.08</text:p>
          </table:table-cell>
          <table:table-cell table:style-name="ce7" table:formula="of:=[.H49] * [.$O$6]" office:value-type="float" office:value="4.76604742606158">
            <text:p>4.77</text:p>
          </table:table-cell>
          <table:table-cell table:style-name="ce7" table:formula="of:=[.M49] * -1" office:value-type="float" office:value="-82.0849237364574">
            <text:p>-82.08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39">
            <text:p>39</text:p>
          </table:table-cell>
          <table:table-cell table:formula="of:=[.G50]^0" office:value-type="float" office:value="1">
            <text:p>1.00</text:p>
          </table:table-cell>
          <table:table-cell office:value-type="float" office:value="24">
            <text:p>24.00</text:p>
          </table:table-cell>
          <table:table-cell table:formula="of:=LOG([.G50])" office:value-type="float" office:value="1.38021124171161">
            <text:p>1.38</text:p>
          </table:table-cell>
          <table:table-cell table:formula="of:=[.G50]*[.H50]" office:value-type="float" office:value="33.1250698010785">
            <text:p>33.13</text:p>
          </table:table-cell>
          <table:table-cell table:formula="of:=(RAND()*2-1)*[.$G$7]" office:value-type="float" office:value="-0.873712053988129">
            <text:p>-0.87</text:p>
          </table:table-cell>
          <table:table-cell table:formula="of:=[.$G$4]*[.F50]+[.$G$5]*[.H50]+[.$G$6]*[.I50]+[.J50]" office:value-type="float" office:value="102.17644141603">
            <text:p>102.18</text:p>
          </table:table-cell>
          <table:table-cell/>
          <table:table-cell table:style-name="ce7" table:formula="of:=[.$M$4]*[.F50]+[.$M$5]*[.G50]+[.$M$6]*[.H50]+[.I50]" office:value-type="float" office:value="85.9257035262134">
            <text:p>85.93</text:p>
          </table:table-cell>
          <table:table-cell table:style-name="ce7" table:formula="of:=[.H50] * [.$O$6]" office:value-type="float" office:value="4.83073934599062">
            <text:p>4.83</text:p>
          </table:table-cell>
          <table:table-cell table:style-name="ce7" table:formula="of:=[.M50] * -1" office:value-type="float" office:value="-85.9257035262134">
            <text:p>-85.9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0">
            <text:p>40</text:p>
          </table:table-cell>
          <table:table-cell table:formula="of:=[.G51]^0" office:value-type="float" office:value="1">
            <text:p>1.00</text:p>
          </table:table-cell>
          <table:table-cell office:value-type="float" office:value="25">
            <text:p>25.00</text:p>
          </table:table-cell>
          <table:table-cell table:formula="of:=LOG([.G51])" office:value-type="float" office:value="1.39794000867204">
            <text:p>1.40</text:p>
          </table:table-cell>
          <table:table-cell table:formula="of:=[.G51]*[.H51]" office:value-type="float" office:value="34.9485002168009">
            <text:p>34.95</text:p>
          </table:table-cell>
          <table:table-cell table:formula="of:=(RAND()*2-1)*[.$G$7]" office:value-type="float" office:value="0.790247621946037">
            <text:p>0.79</text:p>
          </table:table-cell>
          <table:table-cell table:formula="of:=[.$G$4]*[.F51]+[.$G$5]*[.H51]+[.$G$6]*[.I51]+[.J51]" office:value-type="float" office:value="109.329322189837">
            <text:p>109.33</text:p>
          </table:table-cell>
          <table:table-cell/>
          <table:table-cell table:style-name="ce7" table:formula="of:=[.$M$4]*[.F51]+[.$M$5]*[.G51]+[.$M$6]*[.H51]+[.I51]" office:value-type="float" office:value="89.7823202428171">
            <text:p>89.78</text:p>
          </table:table-cell>
          <table:table-cell table:style-name="ce7" table:formula="of:=[.H51] * [.$O$6]" office:value-type="float" office:value="4.89279003035213">
            <text:p>4.89</text:p>
          </table:table-cell>
          <table:table-cell table:style-name="ce7" table:formula="of:=[.M51] * -1" office:value-type="float" office:value="-89.7823202428171">
            <text:p>-89.78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1">
            <text:p>41</text:p>
          </table:table-cell>
          <table:table-cell table:formula="of:=[.G52]^0" office:value-type="float" office:value="1">
            <text:p>1.00</text:p>
          </table:table-cell>
          <table:table-cell office:value-type="float" office:value="26">
            <text:p>26.00</text:p>
          </table:table-cell>
          <table:table-cell table:formula="of:=LOG([.G52])" office:value-type="float" office:value="1.41497334797082">
            <text:p>1.41</text:p>
          </table:table-cell>
          <table:table-cell table:formula="of:=[.G52]*[.H52]" office:value-type="float" office:value="36.7893070472413">
            <text:p>36.79</text:p>
          </table:table-cell>
          <table:table-cell table:formula="of:=(RAND()*2-1)*[.$G$7]" office:value-type="float" office:value="-0.986364144831896">
            <text:p>-0.99</text:p>
          </table:table-cell>
          <table:table-cell table:formula="of:=[.$G$4]*[.F52]+[.$G$5]*[.H52]+[.$G$6]*[.I52]+[.J52]" office:value-type="float" office:value="113.092032508895">
            <text:p>113.09</text:p>
          </table:table-cell>
          <table:table-cell/>
          <table:table-cell table:style-name="ce7" table:formula="of:=[.$M$4]*[.F52]+[.$M$5]*[.G52]+[.$M$6]*[.H52]+[.I52]" office:value-type="float" office:value="93.6542270911537">
            <text:p>93.65</text:p>
          </table:table-cell>
          <table:table-cell table:style-name="ce7" table:formula="of:=[.H52] * [.$O$6]" office:value-type="float" office:value="4.95240671789786">
            <text:p>4.95</text:p>
          </table:table-cell>
          <table:table-cell table:style-name="ce7" table:formula="of:=[.M52] * -1" office:value-type="float" office:value="-93.6542270911537">
            <text:p>-93.65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2">
            <text:p>42</text:p>
          </table:table-cell>
          <table:table-cell table:formula="of:=[.G53]^0" office:value-type="float" office:value="1">
            <text:p>1.00</text:p>
          </table:table-cell>
          <table:table-cell office:value-type="float" office:value="27">
            <text:p>27.00</text:p>
          </table:table-cell>
          <table:table-cell table:formula="of:=LOG([.G53])" office:value-type="float" office:value="1.43136376415899">
            <text:p>1.43</text:p>
          </table:table-cell>
          <table:table-cell table:formula="of:=[.G53]*[.H53]" office:value-type="float" office:value="38.6468216322926">
            <text:p>38.65</text:p>
          </table:table-cell>
          <table:table-cell table:formula="of:=(RAND()*2-1)*[.$G$7]" office:value-type="float" office:value="0.35661859344691">
            <text:p>0.36</text:p>
          </table:table-cell>
          <table:table-cell table:formula="of:=[.$G$4]*[.F53]+[.$G$5]*[.H53]+[.$G$6]*[.I53]+[.J53]" office:value-type="float" office:value="120.022855606104">
            <text:p>120.02</text:p>
          </table:table-cell>
          <table:table-cell/>
          <table:table-cell table:style-name="ce7" table:formula="of:=[.$M$4]*[.F53]+[.$M$5]*[.G53]+[.$M$6]*[.H53]+[.I53]" office:value-type="float" office:value="97.5409129247696">
            <text:p>97.54</text:p>
          </table:table-cell>
          <table:table-cell table:style-name="ce7" table:formula="of:=[.H53] * [.$O$6]" office:value-type="float" office:value="5.00977317455645">
            <text:p>5.01</text:p>
          </table:table-cell>
          <table:table-cell table:style-name="ce7" table:formula="of:=[.M53] * -1" office:value-type="float" office:value="-97.5409129247696">
            <text:p>-97.5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3">
            <text:p>43</text:p>
          </table:table-cell>
          <table:table-cell table:formula="of:=[.G54]^0" office:value-type="float" office:value="1">
            <text:p>1.00</text:p>
          </table:table-cell>
          <table:table-cell office:value-type="float" office:value="28">
            <text:p>28.00</text:p>
          </table:table-cell>
          <table:table-cell table:formula="of:=LOG([.G54])" office:value-type="float" office:value="1.44715803134222">
            <text:p>1.45</text:p>
          </table:table-cell>
          <table:table-cell table:formula="of:=[.G54]*[.H54]" office:value-type="float" office:value="40.5204248775821">
            <text:p>40.52</text:p>
          </table:table-cell>
          <table:table-cell table:formula="of:=(RAND()*2-1)*[.$G$7]" office:value-type="float" office:value="0.576484617311507">
            <text:p>0.58</text:p>
          </table:table-cell>
          <table:table-cell table:formula="of:=[.$G$4]*[.F54]+[.$G$5]*[.H54]+[.$G$6]*[.I54]+[.J54]" office:value-type="float" office:value="125.877333053595">
            <text:p>125.88</text:p>
          </table:table-cell>
          <table:table-cell/>
          <table:table-cell table:style-name="ce7" table:formula="of:=[.$M$4]*[.F54]+[.$M$5]*[.G54]+[.$M$6]*[.H54]+[.I54]" office:value-type="float" office:value="101.441898971609">
            <text:p>101.44</text:p>
          </table:table-cell>
          <table:table-cell table:style-name="ce7" table:formula="of:=[.H54] * [.$O$6]" office:value-type="float" office:value="5.06505310969777">
            <text:p>5.07</text:p>
          </table:table-cell>
          <table:table-cell table:style-name="ce7" table:formula="of:=[.M54] * -1" office:value-type="float" office:value="-101.441898971609">
            <text:p>-101.44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4">
            <text:p>44</text:p>
          </table:table-cell>
          <table:table-cell table:formula="of:=[.G55]^0" office:value-type="float" office:value="1">
            <text:p>1.00</text:p>
          </table:table-cell>
          <table:table-cell office:value-type="float" office:value="29">
            <text:p>29.00</text:p>
          </table:table-cell>
          <table:table-cell table:formula="of:=LOG([.G55])" office:value-type="float" office:value="1.46239799789896">
            <text:p>1.46</text:p>
          </table:table-cell>
          <table:table-cell table:formula="of:=[.G55]*[.H55]" office:value-type="float" office:value="42.4095419390697">
            <text:p>42.41</text:p>
          </table:table-cell>
          <table:table-cell table:formula="of:=(RAND()*2-1)*[.$G$7]" office:value-type="float" office:value="0.231074522249401">
            <text:p>0.23</text:p>
          </table:table-cell>
          <table:table-cell table:formula="of:=[.$G$4]*[.F55]+[.$G$5]*[.H55]+[.$G$6]*[.I55]+[.J55]" office:value-type="float" office:value="131.21167963263">
            <text:p>131.21</text:p>
          </table:table-cell>
          <table:table-cell/>
          <table:table-cell table:style-name="ce7" table:formula="of:=[.$M$4]*[.F55]+[.$M$5]*[.G55]+[.$M$6]*[.H55]+[.I55]" office:value-type="float" office:value="105.356735932767">
            <text:p>105.36</text:p>
          </table:table-cell>
          <table:table-cell table:style-name="ce7" table:formula="of:=[.H55] * [.$O$6]" office:value-type="float" office:value="5.11839299264635">
            <text:p>5.12</text:p>
          </table:table-cell>
          <table:table-cell table:style-name="ce7" table:formula="of:=[.M55] * -1" office:value-type="float" office:value="-105.356735932767">
            <text:p>-105.36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5">
            <text:p>45</text:p>
          </table:table-cell>
          <table:table-cell table:formula="of:=[.G56]^0" office:value-type="float" office:value="1">
            <text:p>1.00</text:p>
          </table:table-cell>
          <table:table-cell office:value-type="float" office:value="30">
            <text:p>30.00</text:p>
          </table:table-cell>
          <table:table-cell table:formula="of:=LOG([.G56])" office:value-type="float" office:value="1.47712125471966">
            <text:p>1.48</text:p>
          </table:table-cell>
          <table:table-cell table:formula="of:=[.G56]*[.H56]" office:value-type="float" office:value="44.3136376415899">
            <text:p>44.31</text:p>
          </table:table-cell>
          <table:table-cell table:formula="of:=(RAND()*2-1)*[.$G$7]" office:value-type="float" office:value="0.399010663852096">
            <text:p>0.40</text:p>
          </table:table-cell>
          <table:table-cell table:formula="of:=[.$G$4]*[.F56]+[.$G$5]*[.H56]+[.$G$6]*[.I56]+[.J56]" office:value-type="float" office:value="137.103001059114">
            <text:p>137.10</text:p>
          </table:table-cell>
          <table:table-cell/>
          <table:table-cell table:style-name="ce7" table:formula="of:=[.$M$4]*[.F56]+[.$M$5]*[.G56]+[.$M$6]*[.H56]+[.I56]" office:value-type="float" office:value="109.285001405749">
            <text:p>109.29</text:p>
          </table:table-cell>
          <table:table-cell table:style-name="ce7" table:formula="of:=[.H56] * [.$O$6]" office:value-type="float" office:value="5.16992439151882">
            <text:p>5.17</text:p>
          </table:table-cell>
          <table:table-cell table:style-name="ce7" table:formula="of:=[.M56] * -1" office:value-type="float" office:value="-109.285001405749">
            <text:p>-109.29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6">
            <text:p>46</text:p>
          </table:table-cell>
          <table:table-cell table:formula="of:=[.G57]^0" office:value-type="float" office:value="1">
            <text:p>1.00</text:p>
          </table:table-cell>
          <table:table-cell office:value-type="float" office:value="31">
            <text:p>31.00</text:p>
          </table:table-cell>
          <table:table-cell table:formula="of:=LOG([.G57])" office:value-type="float" office:value="1.49136169383427">
            <text:p>1.49</text:p>
          </table:table-cell>
          <table:table-cell table:formula="of:=[.G57]*[.H57]" office:value-type="float" office:value="46.2322125088625">
            <text:p>46.23</text:p>
          </table:table-cell>
          <table:table-cell table:formula="of:=(RAND()*2-1)*[.$G$7]" office:value-type="float" office:value="0.534466528799385">
            <text:p>0.53</text:p>
          </table:table-cell>
          <table:table-cell table:formula="of:=[.$G$4]*[.F57]+[.$G$5]*[.H57]+[.$G$6]*[.I57]+[.J57]" office:value-type="float" office:value="143.004052720837">
            <text:p>143.00</text:p>
          </table:table-cell>
          <table:table-cell/>
          <table:table-cell table:style-name="ce7" table:formula="of:=[.$M$4]*[.F57]+[.$M$5]*[.G57]+[.$M$6]*[.H57]+[.I57]" office:value-type="float" office:value="113.226297590365">
            <text:p>113.23</text:p>
          </table:table-cell>
          <table:table-cell table:style-name="ce7" table:formula="of:=[.H57] * [.$O$6]" office:value-type="float" office:value="5.21976592841995">
            <text:p>5.22</text:p>
          </table:table-cell>
          <table:table-cell table:style-name="ce7" table:formula="of:=[.M57] * -1" office:value-type="float" office:value="-113.226297590365">
            <text:p>-113.23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7">
            <text:p>47</text:p>
          </table:table-cell>
          <table:table-cell table:formula="of:=[.G58]^0" office:value-type="float" office:value="1">
            <text:p>1.00</text:p>
          </table:table-cell>
          <table:table-cell office:value-type="float" office:value="32">
            <text:p>32.00</text:p>
          </table:table-cell>
          <table:table-cell table:formula="of:=LOG([.G58])" office:value-type="float" office:value="1.50514997831991">
            <text:p>1.51</text:p>
          </table:table-cell>
          <table:table-cell table:formula="of:=[.G58]*[.H58]" office:value-type="float" office:value="48.164799306237">
            <text:p>48.16</text:p>
          </table:table-cell>
          <table:table-cell table:formula="of:=(RAND()*2-1)*[.$G$7]" office:value-type="float" office:value="-0.0488136969506741">
            <text:p>-0.05</text:p>
          </table:table-cell>
          <table:table-cell table:formula="of:=[.$G$4]*[.F58]+[.$G$5]*[.H58]+[.$G$6]*[.I58]+[.J58]" office:value-type="float" office:value="148.227249948744">
            <text:p>148.23</text:p>
          </table:table-cell>
          <table:table-cell/>
          <table:table-cell table:style-name="ce7" table:formula="of:=[.$M$4]*[.F58]+[.$M$5]*[.G58]+[.$M$6]*[.H58]+[.I58]" office:value-type="float" office:value="117.180249241197">
            <text:p>117.18</text:p>
          </table:table-cell>
          <table:table-cell table:style-name="ce7" table:formula="of:=[.H58] * [.$O$6]" office:value-type="float" office:value="5.26802492411967">
            <text:p>5.27</text:p>
          </table:table-cell>
          <table:table-cell table:style-name="ce7" table:formula="of:=[.M58] * -1" office:value-type="float" office:value="-117.180249241197">
            <text:p>-117.18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8">
            <text:p>48</text:p>
          </table:table-cell>
          <table:table-cell table:formula="of:=[.G59]^0" office:value-type="float" office:value="1">
            <text:p>1.00</text:p>
          </table:table-cell>
          <table:table-cell office:value-type="float" office:value="33">
            <text:p>33.00</text:p>
          </table:table-cell>
          <table:table-cell table:formula="of:=LOG([.G59])" office:value-type="float" office:value="1.51851393987789">
            <text:p>1.52</text:p>
          </table:table-cell>
          <table:table-cell table:formula="of:=[.G59]*[.H59]" office:value-type="float" office:value="50.1109600159703">
            <text:p>50.11</text:p>
          </table:table-cell>
          <table:table-cell table:formula="of:=(RAND()*2-1)*[.$G$7]" office:value-type="float" office:value="-0.512901307083666">
            <text:p>-0.51</text:p>
          </table:table-cell>
          <table:table-cell table:formula="of:=[.$G$4]*[.F59]+[.$G$5]*[.H59]+[.$G$6]*[.I59]+[.J59]" office:value-type="float" office:value="153.60927367437">
            <text:p>153.61</text:p>
          </table:table-cell>
          <table:table-cell/>
          <table:table-cell table:style-name="ce7" table:formula="of:=[.$M$4]*[.F59]+[.$M$5]*[.G59]+[.$M$6]*[.H59]+[.I59]" office:value-type="float" office:value="121.146501835604">
            <text:p>121.15</text:p>
          </table:table-cell>
          <table:table-cell table:style-name="ce7" table:formula="of:=[.H59] * [.$O$6]" office:value-type="float" office:value="5.31479878957261">
            <text:p>5.31</text:p>
          </table:table-cell>
          <table:table-cell table:style-name="ce7" table:formula="of:=[.M59] * -1" office:value-type="float" office:value="-121.146501835604">
            <text:p>-121.15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49">
            <text:p>49</text:p>
          </table:table-cell>
          <table:table-cell table:formula="of:=[.G60]^0" office:value-type="float" office:value="1">
            <text:p>1.00</text:p>
          </table:table-cell>
          <table:table-cell office:value-type="float" office:value="34">
            <text:p>34.00</text:p>
          </table:table-cell>
          <table:table-cell table:formula="of:=LOG([.G60])" office:value-type="float" office:value="1.53147891704226">
            <text:p>1.53</text:p>
          </table:table-cell>
          <table:table-cell table:formula="of:=[.G60]*[.H60]" office:value-type="float" office:value="52.0702831794367">
            <text:p>52.07</text:p>
          </table:table-cell>
          <table:table-cell table:formula="of:=(RAND()*2-1)*[.$G$7]" office:value-type="float" office:value="-0.357129109557718">
            <text:p>-0.36</text:p>
          </table:table-cell>
          <table:table-cell table:formula="of:=[.$G$4]*[.F60]+[.$G$5]*[.H60]+[.$G$6]*[.I60]+[.J60]" office:value-type="float" office:value="159.649617197352">
            <text:p>159.65</text:p>
          </table:table-cell>
          <table:table-cell/>
          <table:table-cell table:style-name="ce7" table:formula="of:=[.$M$4]*[.F60]+[.$M$5]*[.G60]+[.$M$6]*[.H60]+[.I60]" office:value-type="float" office:value="125.124719930563">
            <text:p>125.12</text:p>
          </table:table-cell>
          <table:table-cell table:style-name="ce7" table:formula="of:=[.H60] * [.$O$6]" office:value-type="float" office:value="5.36017620964789">
            <text:p>5.36</text:p>
          </table:table-cell>
          <table:table-cell table:style-name="ce7" table:formula="of:=[.M60] * -1" office:value-type="float" office:value="-125.124719930563">
            <text:p>-125.12</text:p>
          </table:table-cell>
          <table:table-cell table:number-columns-repeated="1009"/>
        </table:table-row>
        <table:table-row table:style-name="ro3">
          <table:table-cell table:number-columns-repeated="4"/>
          <table:table-cell office:value-type="float" office:value="50">
            <text:p>50</text:p>
          </table:table-cell>
          <table:table-cell table:formula="of:=[.G61]^0" office:value-type="float" office:value="1">
            <text:p>1.00</text:p>
          </table:table-cell>
          <table:table-cell office:value-type="float" office:value="35">
            <text:p>35.00</text:p>
          </table:table-cell>
          <table:table-cell table:formula="of:=LOG([.G61])" office:value-type="float" office:value="1.54406804435028">
            <text:p>1.54</text:p>
          </table:table-cell>
          <table:table-cell table:formula="of:=[.G61]*[.H61]" office:value-type="float" office:value="54.0423815522596">
            <text:p>54.04</text:p>
          </table:table-cell>
          <table:table-cell table:formula="of:=(RAND()*2-1)*[.$G$7]" office:value-type="float" office:value="-0.906515922397375">
            <text:p>-0.91</text:p>
          </table:table-cell>
          <table:table-cell table:formula="of:=[.$G$4]*[.F61]+[.$G$5]*[.H61]+[.$G$6]*[.I61]+[.J61]" office:value-type="float" office:value="165.02215531891">
            <text:p>165.02</text:p>
          </table:table-cell>
          <table:table-cell/>
          <table:table-cell table:style-name="ce7" table:formula="of:=[.$M$4]*[.F61]+[.$M$5]*[.G61]+[.$M$6]*[.H61]+[.I61]" office:value-type="float" office:value="129.11458568531">
            <text:p>129.11</text:p>
          </table:table-cell>
          <table:table-cell table:style-name="ce7" table:formula="of:=[.H61] * [.$O$6]" office:value-type="float" office:value="5.40423815522596">
            <text:p>5.40</text:p>
          </table:table-cell>
          <table:table-cell table:style-name="ce7" table:formula="of:=[.M61] * -1" office:value-type="float" office:value="-129.11458568531">
            <text:p>-129.11</text:p>
          </table:table-cell>
          <table:table-cell table:number-columns-repeated="100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4"/>
          <table:table-cell>
            <draw:frame table:end-cell-address="NLogN.O89" table:end-x="0.7539in" table:end-y="0.098in" draw:z-index="0" draw:style-name="gr1" draw:text-style-name="P1" svg:width="9.1976in" svg:height="4.076in" svg:x="0.4465in" svg:y="0.1118in">
              <draw:object draw:notify-on-update-of-ranges="NLogN.G12:NLogN.G61 NLogN.K10:NLogN.K11 NLogN.K12:NLogN.K61 NLogN.G12:NLogN.G61 NLogN.N11:NLogN.N11 NLogN.N12:NLogN.N61 NLogN.G12:NLogN.G61 NLogN.M11:NLogN.M11 NLogN.M12:NLogN.M61 NLogN.G12:NLogN.G61 NLogN.H10:NLogN.H11 NLogN.H12:NLogN.H6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2">10/22/2023</text:date>, <text:time>23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9-29T18:37:52</meta:creation-date>
    <meta:generator>OpenOffice/4.1.14$Win32 OpenOffice.org_project/4114m1$Build-9811</meta:generator>
    <dc:date>2023-10-22T23:36:45.35</dc:date>
    <dc:creator>Eduardo Murillo</dc:creator>
    <meta:editing-duration>PT2H26M4S</meta:editing-duration>
    <meta:editing-cycles>15</meta:editing-cycles>
    <meta:document-statistic meta:table-count="2" meta:cell-count="10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676cm" svg:height="9cm" xlink:href=".." xlink:type="simple" chart:class="chart:scatter" chart:style-name="ch1">
        <chart:legend chart:legend-position="end" svg:x="15.242cm" svg:y="3.402cm" style:legend-expansion="high" chart:style-name="ch2"/>
        <chart:plot-area chart:style-name="ch3" table:cell-range-address="2ndOrderPolynomial.G12:2ndOrderPolynomial.G61 2ndOrderPolynomial.J10:2ndOrderPolynomial.J61 2ndOrderPolynomial.M11:2ndOrderPolynomial.N61 2ndOrderPolynomial.I11:2ndOrderPolynomial.I61" chart:data-source-has-labels="row" svg:x="0.823cm" svg:y="0.855cm" svg:width="13.673cm" svg:height="7.545cm">
          <chartooo:coordinate-region svg:x="2.397cm" svg:y="1.067cm" svg:width="11.674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ndOrderPolynomial.J12:2ndOrderPolynomial.J61" chart:label-cell-address="2ndOrderPolynomial.J10:2ndOrderPolynomial.J11" chart:class="chart:scatter">
            <chart:domain table:cell-range-address="2ndOrderPolynomial.G12:2ndOrderPolynomial.G61"/>
            <chart:data-point chart:repeated="50"/>
          </chart:series>
          <chart:series chart:style-name="ch7" chart:values-cell-range-address="2ndOrderPolynomial.M12:2ndOrderPolynomial.M61" chart:label-cell-address="2ndOrderPolynomial.M11:2ndOrderPolynomial.M11" chart:class="chart:scatter">
            <chart:data-point chart:repeated="50"/>
          </chart:series>
          <chart:series chart:style-name="ch8" chart:values-cell-range-address="2ndOrderPolynomial.N12:2ndOrderPolynomial.N61" chart:label-cell-address="2ndOrderPolynomial.N11:2ndOrderPolynomial.N11" chart:class="chart:scatter">
            <chart:data-point chart:repeated="50"/>
          </chart:series>
          <chart:series chart:style-name="ch9" chart:values-cell-range-address="2ndOrderPolynomial.I12:2ndOrderPolynomial.I61" chart:label-cell-address="2ndOrderPolynomial.I11:2ndOrderPolynomial.I11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  Function</text:p>
                <text:list>
                  <text:list-item>
                    <text:p>f </text:p>
                  </text:list-item>
                  <text:list-item>
                    <text:p>Function</text:p>
                  </text:list-item>
                </text:list>
                <draw:g>
                  <svg:desc>2ndOrderPolynomial.J10:2ndOrderPolynomial.J11</svg:desc>
                </draw:g>
              </table:table-cell>
              <table:table-cell office:value-type="string">
                <text:p>Curve Fit</text:p>
                <draw:g>
                  <svg:desc>2ndOrderPolynomial.M11:2ndOrderPolynomial.M11</svg:desc>
                </draw:g>
              </table:table-cell>
              <table:table-cell office:value-type="string">
                <text:p>Big O C''(N^2)</text:p>
                <draw:g>
                  <svg:desc>2ndOrderPolynomial.N11:2ndOrderPolynomial.N11</svg:desc>
                </draw:g>
              </table:table-cell>
              <table:table-cell office:value-type="string">
                <text:p>Noise</text:p>
                <draw:g>
                  <svg:desc>2ndOrderPolynomial.I11:2ndOrderPolynomial.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2ndOrderPolynomial.G12:2ndOrderPolynomial.G61</svg:desc>
                </draw:g>
              </table:table-cell>
              <table:table-cell office:value-type="float" office:value="1.60059225466102">
                <text:p>1.60059225466102</text:p>
                <draw:g>
                  <svg:desc>2ndOrderPolynomial.J12:2ndOrderPolynomial.J61</svg:desc>
                </draw:g>
              </table:table-cell>
              <table:table-cell office:value-type="float" office:value="1.73559225466102">
                <text:p>1.73559225466102</text:p>
                <draw:g>
                  <svg:desc>2ndOrderPolynomial.M12:2ndOrderPolynomial.M61</svg:desc>
                </draw:g>
              </table:table-cell>
              <table:table-cell office:value-type="float" office:value="0.21875">
                <text:p>0.21875</text:p>
                <draw:g>
                  <svg:desc>2ndOrderPolynomial.N12:2ndOrderPolynomial.N61</svg:desc>
                </draw:g>
              </table:table-cell>
              <table:table-cell office:value-type="float" office:value="-0.0869077453389764">
                <text:p>-0.0869077453389764</text:p>
                <draw:g>
                  <svg:desc>2ndOrderPolynomial.I12:2ndOrderPolynomial.I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96655097976327">
                <text:p>1.96655097976327</text:p>
              </table:table-cell>
              <table:table-cell office:value-type="float" office:value="2.09655097976327">
                <text:p>2.09655097976327</text:p>
              </table:table-cell>
              <table:table-cell office:value-type="float" office:value="0.875">
                <text:p>0.875</text:p>
              </table:table-cell>
              <table:table-cell office:value-type="float" office:value="-0.783449020236731">
                <text:p>-0.78344902023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3.28531167702749">
                <text:p>3.28531167702749</text:p>
              </table:table-cell>
              <table:table-cell office:value-type="float" office:value="3.41031167702749">
                <text:p>3.41031167702749</text:p>
              </table:table-cell>
              <table:table-cell office:value-type="float" office:value="1.96875">
                <text:p>1.96875</text:p>
              </table:table-cell>
              <table:table-cell office:value-type="float" office:value="-0.902188322972506">
                <text:p>-0.902188322972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.47349207522348">
                <text:p>6.47349207522348</text:p>
              </table:table-cell>
              <table:table-cell office:value-type="float" office:value="6.59349207522348">
                <text:p>6.59349207522348</text:p>
              </table:table-cell>
              <table:table-cell office:value-type="float" office:value="3.5">
                <text:p>3.5</text:p>
              </table:table-cell>
              <table:table-cell office:value-type="float" office:value="0.473492075223476">
                <text:p>0.473492075223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8.23243177542463">
                <text:p>8.23243177542463</text:p>
              </table:table-cell>
              <table:table-cell office:value-type="float" office:value="8.34743177542463">
                <text:p>8.34743177542463</text:p>
              </table:table-cell>
              <table:table-cell office:value-type="float" office:value="5.46875">
                <text:p>5.46875</text:p>
              </table:table-cell>
              <table:table-cell office:value-type="float" office:value="0.0449317754246295">
                <text:p>0.0449317754246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9.84296085638925">
                <text:p>9.84296085638925</text:p>
              </table:table-cell>
              <table:table-cell office:value-type="float" office:value="9.95296085638925">
                <text:p>9.95296085638925</text:p>
              </table:table-cell>
              <table:table-cell office:value-type="float" office:value="7.875">
                <text:p>7.875</text:p>
              </table:table-cell>
              <table:table-cell office:value-type="float" office:value="-0.907039143610746">
                <text:p>-0.907039143610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14.4954925673082">
                <text:p>14.4954925673082</text:p>
              </table:table-cell>
              <table:table-cell office:value-type="float" office:value="14.6004925673082">
                <text:p>14.6004925673082</text:p>
              </table:table-cell>
              <table:table-cell office:value-type="float" office:value="10.71875">
                <text:p>10.71875</text:p>
              </table:table-cell>
              <table:table-cell office:value-type="float" office:value="0.807992567308247">
                <text:p>0.807992567308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6.1057348065078">
                <text:p>16.1057348065078</text:p>
              </table:table-cell>
              <table:table-cell office:value-type="float" office:value="16.2057348065078">
                <text:p>16.2057348065078</text:p>
              </table:table-cell>
              <table:table-cell office:value-type="float" office:value="14">
                <text:p>14</text:p>
              </table:table-cell>
              <table:table-cell office:value-type="float" office:value="-0.894265193492174">
                <text:p>-0.894265193492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">
                <text:p>2.25</text:p>
              </table:table-cell>
              <table:table-cell office:value-type="float" office:value="20.6453941669315">
                <text:p>20.6453941669315</text:p>
              </table:table-cell>
              <table:table-cell office:value-type="float" office:value="20.7403941669315">
                <text:p>20.7403941669315</text:p>
              </table:table-cell>
              <table:table-cell office:value-type="float" office:value="17.71875">
                <text:p>17.71875</text:p>
              </table:table-cell>
              <table:table-cell office:value-type="float" office:value="-0.04210583306849">
                <text:p>-0.042105833068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24.0724006853998">
                <text:p>24.0724006853998</text:p>
              </table:table-cell>
              <table:table-cell office:value-type="float" office:value="24.1624006853998">
                <text:p>24.1624006853998</text:p>
              </table:table-cell>
              <table:table-cell office:value-type="float" office:value="21.875">
                <text:p>21.875</text:p>
              </table:table-cell>
              <table:table-cell office:value-type="float" office:value="-0.677599314600229">
                <text:p>-0.677599314600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5">
                <text:p>2.75</text:p>
              </table:table-cell>
              <table:table-cell office:value-type="float" office:value="28.3758975593373">
                <text:p>28.3758975593373</text:p>
              </table:table-cell>
              <table:table-cell office:value-type="float" office:value="28.4608975593373">
                <text:p>28.4608975593373</text:p>
              </table:table-cell>
              <table:table-cell office:value-type="float" office:value="26.46875">
                <text:p>26.46875</text:p>
              </table:table-cell>
              <table:table-cell office:value-type="float" office:value="-0.811602440662682">
                <text:p>-0.811602440662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34.704709644895">
                <text:p>34.704709644895</text:p>
              </table:table-cell>
              <table:table-cell office:value-type="float" office:value="34.784709644895">
                <text:p>34.784709644895</text:p>
              </table:table-cell>
              <table:table-cell office:value-type="float" office:value="31.5">
                <text:p>31.5</text:p>
              </table:table-cell>
              <table:table-cell office:value-type="float" office:value="0.704709644895047">
                <text:p>0.704709644895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5">
                <text:p>3.25</text:p>
              </table:table-cell>
              <table:table-cell office:value-type="float" office:value="38.256981455721">
                <text:p>38.256981455721</text:p>
              </table:table-cell>
              <table:table-cell office:value-type="float" office:value="38.331981455721">
                <text:p>38.331981455721</text:p>
              </table:table-cell>
              <table:table-cell office:value-type="float" office:value="36.96875">
                <text:p>36.96875</text:p>
              </table:table-cell>
              <table:table-cell office:value-type="float" office:value="-0.930518544279039">
                <text:p>-0.930518544279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45.4208765751682">
                <text:p>45.4208765751682</text:p>
              </table:table-cell>
              <table:table-cell office:value-type="float" office:value="45.4908765751682">
                <text:p>45.4908765751682</text:p>
              </table:table-cell>
              <table:table-cell office:value-type="float" office:value="42.875">
                <text:p>42.875</text:p>
              </table:table-cell>
              <table:table-cell office:value-type="float" office:value="0.670876575168222">
                <text:p>0.670876575168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5">
                <text:p>3.75</text:p>
              </table:table-cell>
              <table:table-cell office:value-type="float" office:value="51.258815234527">
                <text:p>51.258815234527</text:p>
              </table:table-cell>
              <table:table-cell office:value-type="float" office:value="51.323815234527">
                <text:p>51.323815234527</text:p>
              </table:table-cell>
              <table:table-cell office:value-type="float" office:value="49.21875">
                <text:p>49.21875</text:p>
              </table:table-cell>
              <table:table-cell office:value-type="float" office:value="0.571315234526992">
                <text:p>0.571315234526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57.5575079163536">
                <text:p>57.5575079163536</text:p>
              </table:table-cell>
              <table:table-cell office:value-type="float" office:value="57.6175079163536">
                <text:p>57.6175079163536</text:p>
              </table:table-cell>
              <table:table-cell office:value-type="float" office:value="56">
                <text:p>56</text:p>
              </table:table-cell>
              <table:table-cell office:value-type="float" office:value="0.557507916353643">
                <text:p>0.557507916353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">
                <text:p>4.25</text:p>
              </table:table-cell>
              <table:table-cell office:value-type="float" office:value="63.6611681357026">
                <text:p>63.6611681357026</text:p>
              </table:table-cell>
              <table:table-cell office:value-type="float" office:value="63.7161681357026">
                <text:p>63.7161681357026</text:p>
              </table:table-cell>
              <table:table-cell office:value-type="float" office:value="63.21875">
                <text:p>63.21875</text:p>
              </table:table-cell>
              <table:table-cell office:value-type="float" office:value="-0.02633186429739">
                <text:p>-0.02633186429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71.6843845639378">
                <text:p>71.6843845639378</text:p>
              </table:table-cell>
              <table:table-cell office:value-type="float" office:value="71.7343845639378">
                <text:p>71.7343845639378</text:p>
              </table:table-cell>
              <table:table-cell office:value-type="float" office:value="70.875">
                <text:p>70.875</text:p>
              </table:table-cell>
              <table:table-cell office:value-type="float" office:value="0.934384563937783">
                <text:p>0.934384563937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5">
                <text:p>4.75</text:p>
              </table:table-cell>
              <table:table-cell office:value-type="float" office:value="77.3026019395329">
                <text:p>77.3026019395329</text:p>
              </table:table-cell>
              <table:table-cell office:value-type="float" office:value="77.3476019395329">
                <text:p>77.3476019395329</text:p>
              </table:table-cell>
              <table:table-cell office:value-type="float" office:value="78.96875">
                <text:p>78.96875</text:p>
              </table:table-cell>
              <table:table-cell office:value-type="float" office:value="-0.884898060467094">
                <text:p>-0.884898060467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5.5514367348514">
                <text:p>85.5514367348514</text:p>
              </table:table-cell>
              <table:table-cell office:value-type="float" office:value="85.5914367348515">
                <text:p>85.5914367348515</text:p>
              </table:table-cell>
              <table:table-cell office:value-type="float" office:value="87.5">
                <text:p>87.5</text:p>
              </table:table-cell>
              <table:table-cell office:value-type="float" office:value="-0.44856326514855">
                <text:p>-0.44856326514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21.946534570772">
                <text:p>121.946534570772</text:p>
              </table:table-cell>
              <table:table-cell office:value-type="float" office:value="121.966534570772">
                <text:p>121.966534570772</text:p>
              </table:table-cell>
              <table:table-cell office:value-type="float" office:value="126">
                <text:p>126</text:p>
              </table:table-cell>
              <table:table-cell office:value-type="float" office:value="0.946534570772201">
                <text:p>0.946534570772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62.802990215831">
                <text:p>162.802990215831</text:p>
              </table:table-cell>
              <table:table-cell office:value-type="float" office:value="162.802990215831">
                <text:p>162.802990215831</text:p>
              </table:table-cell>
              <table:table-cell office:value-type="float" office:value="171.5">
                <text:p>171.5</text:p>
              </table:table-cell>
              <table:table-cell office:value-type="float" office:value="0.802990215830505">
                <text:p>0.802990215830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08.287247643806">
                <text:p>208.287247643806</text:p>
              </table:table-cell>
              <table:table-cell office:value-type="float" office:value="208.267247643806">
                <text:p>208.267247643806</text:p>
              </table:table-cell>
              <table:table-cell office:value-type="float" office:value="224">
                <text:p>224</text:p>
              </table:table-cell>
              <table:table-cell office:value-type="float" office:value="-0.71275235619396">
                <text:p>-0.71275235619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261.238441098016">
                <text:p>261.238441098016</text:p>
              </table:table-cell>
              <table:table-cell office:value-type="float" office:value="261.198441098016">
                <text:p>261.198441098016</text:p>
              </table:table-cell>
              <table:table-cell office:value-type="float" office:value="283.5">
                <text:p>283.5</text:p>
              </table:table-cell>
              <table:table-cell office:value-type="float" office:value="-0.761558901984245">
                <text:p>-0.761558901984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321.653148559388">
                <text:p>321.653148559388</text:p>
              </table:table-cell>
              <table:table-cell office:value-type="float" office:value="321.593148559388">
                <text:p>321.593148559388</text:p>
              </table:table-cell>
              <table:table-cell office:value-type="float" office:value="350">
                <text:p>350</text:p>
              </table:table-cell>
              <table:table-cell office:value-type="float" office:value="0.653148559387773">
                <text:p>0.653148559387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386.987023409456">
                <text:p>386.987023409456</text:p>
              </table:table-cell>
              <table:table-cell office:value-type="float" office:value="386.907023409456">
                <text:p>386.907023409456</text:p>
              </table:table-cell>
              <table:table-cell office:value-type="float" office:value="423.5">
                <text:p>423.5</text:p>
              </table:table-cell>
              <table:table-cell office:value-type="float" office:value="0.987023409456015">
                <text:p>0.987023409456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456.537641919218">
                <text:p>456.537641919218</text:p>
              </table:table-cell>
              <table:table-cell office:value-type="float" office:value="456.437641919218">
                <text:p>456.437641919218</text:p>
              </table:table-cell>
              <table:table-cell office:value-type="float" office:value="504">
                <text:p>504</text:p>
              </table:table-cell>
              <table:table-cell office:value-type="float" office:value="-0.462358080781996">
                <text:p>-0.462358080781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533.012227300089">
                <text:p>533.012227300089</text:p>
              </table:table-cell>
              <table:table-cell office:value-type="float" office:value="532.892227300089">
                <text:p>532.892227300089</text:p>
              </table:table-cell>
              <table:table-cell office:value-type="float" office:value="591.5">
                <text:p>591.5</text:p>
              </table:table-cell>
              <table:table-cell office:value-type="float" office:value="-0.987772699911147">
                <text:p>-0.987772699911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617.7406149772">
                <text:p>617.7406149772</text:p>
              </table:table-cell>
              <table:table-cell office:value-type="float" office:value="617.6006149772">
                <text:p>617.6006149772</text:p>
              </table:table-cell>
              <table:table-cell office:value-type="float" office:value="686">
                <text:p>686</text:p>
              </table:table-cell>
              <table:table-cell office:value-type="float" office:value="0.740614977199584">
                <text:p>0.740614977199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705.980961428024">
                <text:p>705.980961428024</text:p>
              </table:table-cell>
              <table:table-cell office:value-type="float" office:value="705.820961428024">
                <text:p>705.820961428024</text:p>
              </table:table-cell>
              <table:table-cell office:value-type="float" office:value="787.5">
                <text:p>787.5</text:p>
              </table:table-cell>
              <table:table-cell office:value-type="float" office:value="-0.0190385719761252">
                <text:p>-0.0190385719761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801.830165000167">
                <text:p>801.830165000167</text:p>
              </table:table-cell>
              <table:table-cell office:value-type="float" office:value="801.650165000167">
                <text:p>801.650165000167</text:p>
              </table:table-cell>
              <table:table-cell office:value-type="float" office:value="896">
                <text:p>896</text:p>
              </table:table-cell>
              <table:table-cell office:value-type="float" office:value="0.830165000166744">
                <text:p>0.830165000166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901.516419436783">
                <text:p>901.516419436783</text:p>
              </table:table-cell>
              <table:table-cell office:value-type="float" office:value="901.316419436783">
                <text:p>901.316419436783</text:p>
              </table:table-cell>
              <table:table-cell office:value-type="float" office:value="1011.5">
                <text:p>1011.5</text:p>
              </table:table-cell>
              <table:table-cell office:value-type="float" office:value="-0.483580563217402">
                <text:p>-0.4835805632174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1008.49084581202">
                <text:p>1008.49084581202</text:p>
              </table:table-cell>
              <table:table-cell office:value-type="float" office:value="1008.27084581202">
                <text:p>1008.27084581202</text:p>
              </table:table-cell>
              <table:table-cell office:value-type="float" office:value="1134">
                <text:p>1134</text:p>
              </table:table-cell>
              <table:table-cell office:value-type="float" office:value="-0.509154187981039">
                <text:p>-0.509154187981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1121.00299537368">
                <text:p>1121.00299537368</text:p>
              </table:table-cell>
              <table:table-cell office:value-type="float" office:value="1120.76299537368">
                <text:p>1120.76299537368</text:p>
              </table:table-cell>
              <table:table-cell office:value-type="float" office:value="1263.5">
                <text:p>1263.5</text:p>
              </table:table-cell>
              <table:table-cell office:value-type="float" office:value="-0.997004626318812">
                <text:p>-0.997004626318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241.26972046029">
                <text:p>1241.26972046029</text:p>
              </table:table-cell>
              <table:table-cell office:value-type="float" office:value="1241.00972046029">
                <text:p>1241.00972046029</text:p>
              </table:table-cell>
              <table:table-cell office:value-type="float" office:value="1400">
                <text:p>1400</text:p>
              </table:table-cell>
              <table:table-cell office:value-type="float" office:value="0.269720460288227">
                <text:p>0.269720460288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1366.96864171745">
                <text:p>1366.96864171745</text:p>
              </table:table-cell>
              <table:table-cell office:value-type="float" office:value="1366.68864171745">
                <text:p>1366.68864171745</text:p>
              </table:table-cell>
              <table:table-cell office:value-type="float" office:value="1543.5">
                <text:p>1543.5</text:p>
              </table:table-cell>
              <table:table-cell office:value-type="float" office:value="0.968641717452556">
                <text:p>0.968641717452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1497.84131841222">
                <text:p>1497.84131841222</text:p>
              </table:table-cell>
              <table:table-cell office:value-type="float" office:value="1497.54131841222">
                <text:p>1497.54131841222</text:p>
              </table:table-cell>
              <table:table-cell office:value-type="float" office:value="1694">
                <text:p>1694</text:p>
              </table:table-cell>
              <table:table-cell office:value-type="float" office:value="0.841318412218243">
                <text:p>0.841318412218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1634.45061583351">
                <text:p>1634.45061583351</text:p>
              </table:table-cell>
              <table:table-cell office:value-type="float" office:value="1634.13061583351">
                <text:p>1634.13061583351</text:p>
              </table:table-cell>
              <table:table-cell office:value-type="float" office:value="1851.5">
                <text:p>1851.5</text:p>
              </table:table-cell>
              <table:table-cell office:value-type="float" office:value="0.450615833513439">
                <text:p>0.4506158335134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1776.0145403943">
                <text:p>1776.0145403943</text:p>
              </table:table-cell>
              <table:table-cell office:value-type="float" office:value="1775.6745403943">
                <text:p>1775.6745403943</text:p>
              </table:table-cell>
              <table:table-cell office:value-type="float" office:value="2016">
                <text:p>2016</text:p>
              </table:table-cell>
              <table:table-cell office:value-type="float" office:value="-0.985459605697542">
                <text:p>-0.985459605697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1926.1269527073">
                <text:p>1926.1269527073</text:p>
              </table:table-cell>
              <table:table-cell office:value-type="float" office:value="1925.7669527073">
                <text:p>1925.7669527073</text:p>
              </table:table-cell>
              <table:table-cell office:value-type="float" office:value="2187.5">
                <text:p>2187.5</text:p>
              </table:table-cell>
              <table:table-cell office:value-type="float" office:value="0.126952707301825">
                <text:p>0.126952707301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2080.83384269383">
                <text:p>2080.83384269383</text:p>
              </table:table-cell>
              <table:table-cell office:value-type="float" office:value="2080.45384269383">
                <text:p>2080.45384269383</text:p>
              </table:table-cell>
              <table:table-cell office:value-type="float" office:value="2366">
                <text:p>2366</text:p>
              </table:table-cell>
              <table:table-cell office:value-type="float" office:value="-0.166157306171954">
                <text:p>-0.166157306171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241.03641830105">
                <text:p>2241.03641830105</text:p>
              </table:table-cell>
              <table:table-cell office:value-type="float" office:value="2240.63641830105">
                <text:p>2240.63641830105</text:p>
              </table:table-cell>
              <table:table-cell office:value-type="float" office:value="2551.5">
                <text:p>2551.5</text:p>
              </table:table-cell>
              <table:table-cell office:value-type="float" office:value="-0.963581698946655">
                <text:p>-0.963581698946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2409.49554845784">
                <text:p>2409.49554845784</text:p>
              </table:table-cell>
              <table:table-cell office:value-type="float" office:value="2409.07554845784">
                <text:p>2409.07554845784</text:p>
              </table:table-cell>
              <table:table-cell office:value-type="float" office:value="2744">
                <text:p>2744</text:p>
              </table:table-cell>
              <table:table-cell office:value-type="float" office:value="0.495548457838595">
                <text:p>0.4955484578385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2582.24122682633">
                <text:p>2582.24122682633</text:p>
              </table:table-cell>
              <table:table-cell office:value-type="float" office:value="2581.80122682633">
                <text:p>2581.80122682633</text:p>
              </table:table-cell>
              <table:table-cell office:value-type="float" office:value="2943.5">
                <text:p>2943.5</text:p>
              </table:table-cell>
              <table:table-cell office:value-type="float" office:value="0.241226826328784">
                <text:p>0.241226826328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2761.44659953797">
                <text:p>2761.44659953797</text:p>
              </table:table-cell>
              <table:table-cell office:value-type="float" office:value="2760.98659953797">
                <text:p>2760.98659953797</text:p>
              </table:table-cell>
              <table:table-cell office:value-type="float" office:value="3150">
                <text:p>3150</text:p>
              </table:table-cell>
              <table:table-cell office:value-type="float" office:value="0.446599537972361">
                <text:p>0.446599537972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2945.55047090584">
                <text:p>2945.55047090584</text:p>
              </table:table-cell>
              <table:table-cell office:value-type="float" office:value="2945.07047090584">
                <text:p>2945.07047090584</text:p>
              </table:table-cell>
              <table:table-cell office:value-type="float" office:value="3363.5">
                <text:p>3363.5</text:p>
              </table:table-cell>
              <table:table-cell office:value-type="float" office:value="-0.449529094155878">
                <text:p>-0.449529094155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3137.47165443376">
                <text:p>3137.47165443376</text:p>
              </table:table-cell>
              <table:table-cell office:value-type="float" office:value="3136.97165443376">
                <text:p>3136.97165443376</text:p>
              </table:table-cell>
              <table:table-cell office:value-type="float" office:value="3584">
                <text:p>3584</text:p>
              </table:table-cell>
              <table:table-cell office:value-type="float" office:value="0.471654433757067">
                <text:p>0.471654433757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3333.15886319941">
                <text:p>3333.15886319941</text:p>
              </table:table-cell>
              <table:table-cell office:value-type="float" office:value="3332.63886319941">
                <text:p>3332.63886319941</text:p>
              </table:table-cell>
              <table:table-cell office:value-type="float" office:value="3811.5">
                <text:p>3811.5</text:p>
              </table:table-cell>
              <table:table-cell office:value-type="float" office:value="-0.841136800590903">
                <text:p>-0.8411368005909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3536.92730140127">
                <text:p>3536.92730140127</text:p>
              </table:table-cell>
              <table:table-cell office:value-type="float" office:value="3536.38730140127">
                <text:p>3536.38730140127</text:p>
              </table:table-cell>
              <table:table-cell office:value-type="float" office:value="4046">
                <text:p>4046</text:p>
              </table:table-cell>
              <table:table-cell office:value-type="float" office:value="-0.0726985987275839">
                <text:p>-0.0726985987275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3745.10872534616">
                <text:p>3745.10872534616</text:p>
              </table:table-cell>
              <table:table-cell office:value-type="float" office:value="3744.54872534616">
                <text:p>3744.54872534616</text:p>
              </table:table-cell>
              <table:table-cell office:value-type="float" office:value="4287.5">
                <text:p>4287.5</text:p>
              </table:table-cell>
              <table:table-cell office:value-type="float" office:value="-0.89127465384081">
                <text:p>-0.891274653840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63cm" svg:height="10.354cm" xlink:href=".." xlink:type="simple" chart:class="chart:scatter" chart:style-name="ch1">
        <chart:legend chart:legend-position="end" svg:x="19.823cm" svg:y="4.079cm" style:legend-expansion="high" chart:style-name="ch2"/>
        <chart:plot-area chart:style-name="ch3" table:cell-range-address="NLogN.G12:NLogN.H61 NLogN.K10:NLogN.K61 NLogN.M11:NLogN.N61 NLogN.H10:NLogN.H11" chart:data-source-has-labels="row" svg:x="0.917cm" svg:y="0.963cm" svg:width="17.972cm" svg:height="8.764cm">
          <chartooo:coordinate-region svg:x="2.2cm" svg:y="1.175cm" svg:width="16.264cm" svg:height="8.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LogN.K12:NLogN.K61" chart:label-cell-address="NLogN.K10:NLogN.K11" chart:class="chart:scatter">
            <chart:domain table:cell-range-address="NLogN.G12:NLogN.G61"/>
            <chart:data-point chart:repeated="50"/>
          </chart:series>
          <chart:series chart:style-name="ch7" chart:values-cell-range-address="NLogN.N12:NLogN.N61" chart:label-cell-address="NLogN.N11:NLogN.N11" chart:class="chart:scatter">
            <chart:data-point chart:repeated="50"/>
          </chart:series>
          <chart:series chart:style-name="ch7" chart:values-cell-range-address="NLogN.M12:NLogN.M61" chart:label-cell-address="NLogN.M11:NLogN.M11" chart:class="chart:scatter">
            <chart:data-point chart:repeated="50"/>
          </chart:series>
          <chart:series chart:style-name="ch8" chart:values-cell-range-address="NLogN.H12:NLogN.H61" chart:label-cell-address="NLogN.H10:NLogN.H11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  Function</text:p>
                <text:list>
                  <text:list-item>
                    <text:p>f </text:p>
                  </text:list-item>
                  <text:list-item>
                    <text:p>Function</text:p>
                  </text:list-item>
                </text:list>
                <draw:g>
                  <svg:desc>NLogN.K10:NLogN.K11</svg:desc>
                </draw:g>
              </table:table-cell>
              <table:table-cell office:value-type="string">
                <text:p>Big O C''(N^2)</text:p>
                <draw:g>
                  <svg:desc>NLogN.N11:NLogN.N11</svg:desc>
                </draw:g>
              </table:table-cell>
              <table:table-cell office:value-type="string">
                <text:p>Curve Fit</text:p>
                <draw:g>
                  <svg:desc>NLogN.M11:NLogN.M11</svg:desc>
                </draw:g>
              </table:table-cell>
              <table:table-cell office:value-type="string">
                <text:p>Log(R1) log(N)</text:p>
                <text:list>
                  <text:list-item>
                    <text:p>Log(R1)</text:p>
                  </text:list-item>
                  <text:list-item>
                    <text:p>log(N)</text:p>
                  </text:list-item>
                </text:list>
                <draw:g>
                  <svg:desc>NLogN.H10:NLogN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NLogN.G12:NLogN.G61</svg:desc>
                </draw:g>
              </table:table-cell>
              <table:table-cell office:value-type="float" office:value="-1.25644083782199">
                <text:p>-1.25644083782199</text:p>
                <draw:g>
                  <svg:desc>NLogN.K12:NLogN.K61</svg:desc>
                </draw:g>
              </table:table-cell>
              <table:table-cell office:value-type="float" office:value="-2.10720996964787">
                <text:p>-2.10720996964787</text:p>
                <draw:g>
                  <svg:desc>NLogN.N12:NLogN.N61</svg:desc>
                </draw:g>
              </table:table-cell>
              <table:table-cell office:value-type="float" office:value="-0.321694971815877">
                <text:p>-0.321694971815877</text:p>
                <draw:g>
                  <svg:desc>NLogN.M12:NLogN.M61</svg:desc>
                </draw:g>
              </table:table-cell>
              <table:table-cell office:value-type="float" office:value="-0.602059991327962">
                <text:p>-0.602059991327962</text:p>
                <draw:g>
                  <svg:desc>NLogN.H12:NLogN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702932649267053">
                <text:p>0.702932649267053</text:p>
              </table:table-cell>
              <table:table-cell office:value-type="float" office:value="-1.05360498482393">
                <text:p>-1.05360498482393</text:p>
              </table:table-cell>
              <table:table-cell office:value-type="float" office:value="1.07639501517607">
                <text:p>1.07639501517607</text:p>
              </table:table-cell>
              <table:table-cell office:value-type="float" office:value="-0.301029995663981">
                <text:p>-0.301029995663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-0.0547574210367553">
                <text:p>-0.0547574210367553</text:p>
              </table:table-cell>
              <table:table-cell office:value-type="float" office:value="-0.43728557812905">
                <text:p>-0.43728557812905</text:p>
              </table:table-cell>
              <table:table-cell office:value-type="float" office:value="2.15647973771888">
                <text:p>2.15647973771888</text:p>
              </table:table-cell>
              <table:table-cell office:value-type="float" office:value="-0.1249387366083">
                <text:p>-0.1249387366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31209529159367">
                <text:p>0.83120952915936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1.92366397007399">
                <text:p>1.92366397007399</text:p>
              </table:table-cell>
              <table:table-cell office:value-type="float" office:value="0.339185045528197">
                <text:p>0.339185045528197</text:p>
              </table:table-cell>
              <table:table-cell office:value-type="float" office:value="4.02686755528424">
                <text:p>4.02686755528424</text:p>
              </table:table-cell>
              <table:table-cell office:value-type="float" office:value="0.0969100130080564">
                <text:p>0.0969100130080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.56900697948379">
                <text:p>1.56900697948379</text:p>
              </table:table-cell>
              <table:table-cell office:value-type="float" office:value="0.616319406694884">
                <text:p>0.616319406694884</text:p>
              </table:table-cell>
              <table:table-cell office:value-type="float" office:value="4.90241066575057">
                <text:p>4.90241066575057</text:p>
              </table:table-cell>
              <table:table-cell office:value-type="float" office:value="0.176091259055681">
                <text:p>0.176091259055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3.28198546885591">
                <text:p>3.28198546885591</text:p>
              </table:table-cell>
              <table:table-cell office:value-type="float" office:value="0.85063317040203">
                <text:p>0.85063317040203</text:p>
              </table:table-cell>
              <table:table-cell office:value-type="float" office:value="5.7594307312599">
                <text:p>5.7594307312599</text:p>
              </table:table-cell>
              <table:table-cell office:value-type="float" office:value="0.243038048686294">
                <text:p>0.243038048686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.63384256759984">
                <text:p>2.63384256759984</text:p>
              </table:table-cell>
              <table:table-cell office:value-type="float" office:value="1.05360498482393">
                <text:p>1.05360498482393</text:p>
              </table:table-cell>
              <table:table-cell office:value-type="float" office:value="6.60514997831991">
                <text:p>6.6051499783199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">
                <text:p>2.25</text:p>
              </table:table-cell>
              <table:table-cell office:value-type="float" office:value="4.90121627072091">
                <text:p>4.90121627072091</text:p>
              </table:table-cell>
              <table:table-cell office:value-type="float" office:value="1.23263881338977">
                <text:p>1.23263881338977</text:p>
              </table:table-cell>
              <table:table-cell office:value-type="float" office:value="7.44395822008465">
                <text:p>7.44395822008465</text:p>
              </table:table-cell>
              <table:table-cell office:value-type="float" office:value="0.352182518111362">
                <text:p>0.352182518111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5.32473778134399">
                <text:p>5.32473778134399</text:p>
              </table:table-cell>
              <table:table-cell office:value-type="float" office:value="1.39279003035213">
                <text:p>1.39279003035213</text:p>
              </table:table-cell>
              <table:table-cell office:value-type="float" office:value="8.27867004769621">
                <text:p>8.27867004769621</text:p>
              </table:table-cell>
              <table:table-cell office:value-type="float" office:value="0.397940008672038">
                <text:p>0.397940008672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5">
                <text:p>2.75</text:p>
              </table:table-cell>
              <table:table-cell office:value-type="float" office:value="6.45777451861642">
                <text:p>6.45777451861642</text:p>
              </table:table-cell>
              <table:table-cell office:value-type="float" office:value="1.53766442840592">
                <text:p>1.53766442840592</text:p>
              </table:table-cell>
              <table:table-cell office:value-type="float" office:value="9.11116298952401">
                <text:p>9.11116298952401</text:p>
              </table:table-cell>
              <table:table-cell office:value-type="float" office:value="0.439332693830263">
                <text:p>0.439332693830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.52695944870165">
                <text:p>5.52695944870165</text:p>
              </table:table-cell>
              <table:table-cell office:value-type="float" office:value="1.66992439151882">
                <text:p>1.66992439151882</text:p>
              </table:table-cell>
              <table:table-cell office:value-type="float" office:value="9.94272752831798">
                <text:p>9.9427275283179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5">
                <text:p>3.25</text:p>
              </table:table-cell>
              <table:table-cell office:value-type="float" office:value="7.29790374318986">
                <text:p>7.29790374318986</text:p>
              </table:table-cell>
              <table:table-cell office:value-type="float" office:value="1.79159176342606">
                <text:p>1.79159176342606</text:p>
              </table:table-cell>
              <table:table-cell office:value-type="float" office:value="10.774271006118">
                <text:p>10.774271006118</text:p>
              </table:table-cell>
              <table:table-cell office:value-type="float" office:value="0.511883360978874">
                <text:p>0.511883360978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7.58245734644708">
                <text:p>7.58245734644708</text:p>
              </table:table-cell>
              <table:table-cell office:value-type="float" office:value="1.90423815522596">
                <text:p>1.90423815522596</text:p>
              </table:table-cell>
              <table:table-cell office:value-type="float" office:value="11.6064422882768">
                <text:p>11.6064422882768</text:p>
              </table:table-cell>
              <table:table-cell office:value-type="float" office:value="0.544068044350276">
                <text:p>0.544068044350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5">
                <text:p>3.75</text:p>
              </table:table-cell>
              <table:table-cell office:value-type="float" office:value="8.04610075074771">
                <text:p>8.04610075074771</text:p>
              </table:table-cell>
              <table:table-cell office:value-type="float" office:value="2.00910943704702">
                <text:p>2.00910943704702</text:p>
              </table:table-cell>
              <table:table-cell office:value-type="float" office:value="12.4397110571621">
                <text:p>12.4397110571621</text:p>
              </table:table-cell>
              <table:table-cell office:value-type="float" office:value="0.574031267727719">
                <text:p>0.574031267727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9.95824172199541">
                <text:p>9.95824172199541</text:p>
              </table:table-cell>
              <table:table-cell office:value-type="float" office:value="2.10720996964787">
                <text:p>2.10720996964787</text:p>
              </table:table-cell>
              <table:table-cell office:value-type="float" office:value="13.2744199392957">
                <text:p>13.274419939295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">
                <text:p>4.25</text:p>
              </table:table-cell>
              <table:table-cell office:value-type="float" office:value="10.0506863285952">
                <text:p>10.0506863285952</text:p>
              </table:table-cell>
              <table:table-cell office:value-type="float" office:value="2.19936125517609">
                <text:p>2.19936125517609</text:p>
              </table:table-cell>
              <table:table-cell office:value-type="float" office:value="14.1108197428648">
                <text:p>14.1108197428648</text:p>
              </table:table-cell>
              <table:table-cell office:value-type="float" office:value="0.628388930050311">
                <text:p>0.628388930050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11.3753410067301">
                <text:p>11.3753410067301</text:p>
              </table:table-cell>
              <table:table-cell office:value-type="float" office:value="2.2862437982137">
                <text:p>2.2862437982137</text:p>
              </table:table-cell>
              <table:table-cell office:value-type="float" office:value="14.9490938533151">
                <text:p>14.9490938533151</text:p>
              </table:table-cell>
              <table:table-cell office:value-type="float" office:value="0.653212513775344">
                <text:p>0.653212513775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5">
                <text:p>4.75</text:p>
              </table:table-cell>
              <table:table-cell office:value-type="float" office:value="12.961781904983">
                <text:p>12.961781904983</text:p>
              </table:table-cell>
              <table:table-cell office:value-type="float" office:value="2.36842763368703">
                <text:p>2.36842763368703</text:p>
              </table:table-cell>
              <table:table-cell office:value-type="float" office:value="15.7893754745927">
                <text:p>15.7893754745927</text:p>
              </table:table-cell>
              <table:table-cell office:value-type="float" office:value="0.676693609624867">
                <text:p>0.676693609624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3.2453746366529">
                <text:p>13.2453746366529</text:p>
              </table:table-cell>
              <table:table-cell office:value-type="float" office:value="2.44639501517607">
                <text:p>2.44639501517607</text:p>
              </table:table-cell>
              <table:table-cell office:value-type="float" office:value="16.6317600346882">
                <text:p>16.631760034688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5.9192125390429">
                <text:p>15.9192125390429</text:p>
              </table:table-cell>
              <table:table-cell office:value-type="float" office:value="2.72352937634275">
                <text:p>2.72352937634275</text:p>
              </table:table-cell>
              <table:table-cell office:value-type="float" office:value="20.0233612534528">
                <text:p>20.0233612534528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21.2004083385147">
                <text:p>21.2004083385147</text:p>
              </table:table-cell>
              <table:table-cell office:value-type="float" office:value="2.9578431400499">
                <text:p>2.9578431400499</text:p>
              </table:table-cell>
              <table:table-cell office:value-type="float" office:value="23.4509804001426">
                <text:p>23.450980400142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5.5296382014831">
                <text:p>25.5296382014831</text:p>
              </table:table-cell>
              <table:table-cell office:value-type="float" office:value="3.1608149544718">
                <text:p>3.1608149544718</text:p>
              </table:table-cell>
              <table:table-cell office:value-type="float" office:value="26.9139898569114">
                <text:p>26.9139898569114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29.1436236063685">
                <text:p>29.1436236063685</text:p>
              </table:table-cell>
              <table:table-cell office:value-type="float" office:value="3.33984878303764">
                <text:p>3.33984878303764</text:p>
              </table:table-cell>
              <table:table-cell office:value-type="float" office:value="30.4109101132719">
                <text:p>30.410910113271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33.8353346113159">
                <text:p>33.8353346113159</text:p>
              </table:table-cell>
              <table:table-cell office:value-type="float" office:value="3.5">
                <text:p>3.5</text:p>
              </table:table-cell>
              <table:table-cell office:value-type="float" office:value="33.94">
                <text:p>33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37.8314330426718">
                <text:p>37.8314330426718</text:p>
              </table:table-cell>
              <table:table-cell office:value-type="float" office:value="3.64487439805379">
                <text:p>3.64487439805379</text:p>
              </table:table-cell>
              <table:table-cell office:value-type="float" office:value="37.4994975922151">
                <text:p>37.4994975922151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41.591660840993">
                <text:p>41.591660840993</text:p>
              </table:table-cell>
              <table:table-cell office:value-type="float" office:value="3.77713436116669">
                <text:p>3.77713436116669</text:p>
              </table:table-cell>
              <table:table-cell office:value-type="float" office:value="41.0877186907144">
                <text:p>41.087718690714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47.1320246973967">
                <text:p>47.1320246973967</text:p>
              </table:table-cell>
              <table:table-cell office:value-type="float" office:value="3.89880173307393">
                <text:p>3.89880173307393</text:p>
              </table:table-cell>
              <table:table-cell office:value-type="float" office:value="44.7030936369094">
                <text:p>44.703093636909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51.9754135205459">
                <text:p>51.9754135205459</text:p>
              </table:table-cell>
              <table:table-cell office:value-type="float" office:value="4.01144812487383">
                <text:p>4.01144812487383</text:p>
              </table:table-cell>
              <table:table-cell office:value-type="float" office:value="48.34417660653">
                <text:p>48.34417660653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56.1749279036665">
                <text:p>56.1749279036665</text:p>
              </table:table-cell>
              <table:table-cell office:value-type="float" office:value="4.11631940669488">
                <text:p>4.11631940669488</text:p>
              </table:table-cell>
              <table:table-cell office:value-type="float" office:value="52.0096426630023">
                <text:p>52.0096426630023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61.7696504866844">
                <text:p>61.7696504866844</text:p>
              </table:table-cell>
              <table:table-cell office:value-type="float" office:value="4.21441993929574">
                <text:p>4.21441993929574</text:p>
              </table:table-cell>
              <table:table-cell office:value-type="float" office:value="55.6982796704626">
                <text:p>55.6982796704626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66.3604715869831">
                <text:p>66.3604715869831</text:p>
              </table:table-cell>
              <table:table-cell office:value-type="float" office:value="4.30657122482396">
                <text:p>4.30657122482396</text:p>
              </table:table-cell>
              <table:table-cell office:value-type="float" office:value="59.4089784275655">
                <text:p>59.4089784275655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  <table:table-cell office:value-type="float" office:value="72.1802464091635">
                <text:p>72.1802464091635</text:p>
              </table:table-cell>
              <table:table-cell office:value-type="float" office:value="4.39345376786157">
                <text:p>4.39345376786157</text:p>
              </table:table-cell>
              <table:table-cell office:value-type="float" office:value="63.1407226071694">
                <text:p>63.1407226071694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77.3808455255996">
                <text:p>77.3808455255996</text:p>
              </table:table-cell>
              <table:table-cell office:value-type="float" office:value="4.4756376033349">
                <text:p>4.4756376033349</text:p>
              </table:table-cell>
              <table:table-cell office:value-type="float" office:value="66.8925792209622">
                <text:p>66.8925792209622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82.0190927052975">
                <text:p>82.0190927052975</text:p>
              </table:table-cell>
              <table:table-cell office:value-type="float" office:value="4.55360498482393">
                <text:p>4.55360498482393</text:p>
              </table:table-cell>
              <table:table-cell office:value-type="float" office:value="70.6636899002716">
                <text:p>70.6636899002716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86.1510858942156">
                <text:p>86.1510858942156</text:p>
              </table:table-cell>
              <table:table-cell office:value-type="float" office:value="4.62776753156872">
                <text:p>4.62776753156872</text:p>
              </table:table-cell>
              <table:table-cell office:value-type="float" office:value="74.4532630736141">
                <text:p>74.4532630736141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92.6260117226908">
                <text:p>92.6260117226908</text:p>
              </table:table-cell>
              <table:table-cell office:value-type="float" office:value="4.69847938287772">
                <text:p>4.69847938287772</text:p>
              </table:table-cell>
              <table:table-cell office:value-type="float" office:value="78.2605670205552">
                <text:p>78.2605670205552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98.0831163213547">
                <text:p>98.0831163213547</text:p>
              </table:table-cell>
              <table:table-cell office:value-type="float" office:value="4.76604742606158">
                <text:p>4.76604742606158</text:p>
              </table:table-cell>
              <table:table-cell office:value-type="float" office:value="82.0849237364574">
                <text:p>82.0849237364574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">
                <text:p>24</text:p>
              </table:table-cell>
              <table:table-cell office:value-type="float" office:value="102.17644141603">
                <text:p>102.17644141603</text:p>
              </table:table-cell>
              <table:table-cell office:value-type="float" office:value="4.83073934599062">
                <text:p>4.83073934599062</text:p>
              </table:table-cell>
              <table:table-cell office:value-type="float" office:value="85.9257035262134">
                <text:p>85.9257035262134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109.329322189837">
                <text:p>109.329322189837</text:p>
              </table:table-cell>
              <table:table-cell office:value-type="float" office:value="4.89279003035213">
                <text:p>4.89279003035213</text:p>
              </table:table-cell>
              <table:table-cell office:value-type="float" office:value="89.7823202428171">
                <text:p>89.7823202428171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13.092032508895">
                <text:p>113.092032508895</text:p>
              </table:table-cell>
              <table:table-cell office:value-type="float" office:value="4.95240671789786">
                <text:p>4.95240671789786</text:p>
              </table:table-cell>
              <table:table-cell office:value-type="float" office:value="93.6542270911537">
                <text:p>93.6542270911537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120.022855606104">
                <text:p>120.022855606104</text:p>
              </table:table-cell>
              <table:table-cell office:value-type="float" office:value="5.00977317455645">
                <text:p>5.00977317455645</text:p>
              </table:table-cell>
              <table:table-cell office:value-type="float" office:value="97.5409129247696">
                <text:p>97.5409129247696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125.877333053595">
                <text:p>125.877333053595</text:p>
              </table:table-cell>
              <table:table-cell office:value-type="float" office:value="5.06505310969777">
                <text:p>5.06505310969777</text:p>
              </table:table-cell>
              <table:table-cell office:value-type="float" office:value="101.441898971609">
                <text:p>101.441898971609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131.21167963263">
                <text:p>131.21167963263</text:p>
              </table:table-cell>
              <table:table-cell office:value-type="float" office:value="5.11839299264635">
                <text:p>5.11839299264635</text:p>
              </table:table-cell>
              <table:table-cell office:value-type="float" office:value="105.356735932767">
                <text:p>105.356735932767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137.103001059114">
                <text:p>137.103001059114</text:p>
              </table:table-cell>
              <table:table-cell office:value-type="float" office:value="5.16992439151882">
                <text:p>5.16992439151882</text:p>
              </table:table-cell>
              <table:table-cell office:value-type="float" office:value="109.285001405749">
                <text:p>109.285001405749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143.004052720837">
                <text:p>143.004052720837</text:p>
              </table:table-cell>
              <table:table-cell office:value-type="float" office:value="5.21976592841995">
                <text:p>5.21976592841995</text:p>
              </table:table-cell>
              <table:table-cell office:value-type="float" office:value="113.226297590365">
                <text:p>113.226297590365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148.227249948744">
                <text:p>148.227249948744</text:p>
              </table:table-cell>
              <table:table-cell office:value-type="float" office:value="5.26802492411967">
                <text:p>5.26802492411967</text:p>
              </table:table-cell>
              <table:table-cell office:value-type="float" office:value="117.180249241197">
                <text:p>117.180249241197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">
                <text:p>33</text:p>
              </table:table-cell>
              <table:table-cell office:value-type="float" office:value="153.60927367437">
                <text:p>153.60927367437</text:p>
              </table:table-cell>
              <table:table-cell office:value-type="float" office:value="5.31479878957261">
                <text:p>5.31479878957261</text:p>
              </table:table-cell>
              <table:table-cell office:value-type="float" office:value="121.146501835604">
                <text:p>121.146501835604</text:p>
              </table:table-cell>
              <table:table-cell office:value-type="float" office:value="1.51851393987789">
                <text:p>1.518513939877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159.649617197352">
                <text:p>159.649617197352</text:p>
              </table:table-cell>
              <table:table-cell office:value-type="float" office:value="5.36017620964789">
                <text:p>5.36017620964789</text:p>
              </table:table-cell>
              <table:table-cell office:value-type="float" office:value="125.124719930563">
                <text:p>125.124719930563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165.02215531891">
                <text:p>165.02215531891</text:p>
              </table:table-cell>
              <table:table-cell office:value-type="float" office:value="5.40423815522596">
                <text:p>5.40423815522596</text:p>
              </table:table-cell>
              <table:table-cell office:value-type="float" office:value="129.11458568531">
                <text:p>129.11458568531</text:p>
              </table:table-cell>
              <table:table-cell office:value-type="float" office:value="1.54406804435028">
                <text:p>1.54406804435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